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88cm"/>
    </style:style>
    <style:style style:name="co3" style:family="table-column">
      <style:table-column-properties fo:break-before="auto" style:column-width="5.747cm"/>
    </style:style>
    <style:style style:name="co4" style:family="table-column">
      <style:table-column-properties fo:break-before="auto" style:column-width="5.121cm"/>
    </style:style>
    <style:style style:name="co5" style:family="table-column">
      <style:table-column-properties fo:break-before="auto" style:column-width="4.3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d6ed"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ackground-color="#bcd6ed" fo:border="none"/>
      <style:text-properties style:use-window-font-color="true" style:text-outline="false" style:text-line-through-style="none" style:text-line-through-type="none" style:font-name="Arial" fo:font-size="11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bcd6ed"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Calibri" fo:font-size="7.5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7.5pt" style:text-scale="105%" fo:font-weight="bold" fo:language="pt" fo:country="PT" style:language-asian="en" style:country-asian="US" style:language-complex="ar" style:country-complex="SA" style:font-name-asian="Calibri1" style:font-name-complex="Calibri"/>
    </style:style>
    <style:style style:name="T2" style:family="text">
      <style:text-properties style:font-name="Calibri" fo:font-size="7.5pt" style:text-scale="105%" fo:font-weight="bold" fo:language="pt" fo:country="PT" style:language-asian="en" style:country-asian="US" style:language-complex="ar" style:country-complex="SA" style:font-name-asian="Calibri1" style:font-name-complex="Calibri" fo:letter-spacing="-0.005cm"/>
    </style:style>
    <style:style style:name="T3" style:family="text">
      <style:text-properties style:font-name="Calibri" fo:font-size="7.5pt" style:text-scale="105%" fo:font-weight="bold" fo:language="pt" fo:country="PT" style:language-asian="en" style:country-asian="US" style:language-complex="ar" style:country-complex="SA" style:font-name-asian="Calibri1" style:font-name-complex="Calibri" fo:letter-spacing="-0.004cm"/>
    </style:style>
    <style:style style:name="T4" style:family="text">
      <style:text-properties style:font-name="Calibri" fo:font-size="7.5pt" style:text-scale="105%" fo:font-weight="bold" fo:language="pt" fo:country="PT" style:language-asian="en" style:country-asian="US" style:language-complex="ar" style:country-complex="SA" style:font-name-asian="Calibri1" style:font-name-complex="Calibri" fo:letter-spacing="-0.007cm"/>
    </style:style>
    <style:style style:name="T5" style:family="text">
      <style:text-properties style:font-name="Calibri" fo:font-size="7.5pt" style:text-scale="105%" fo:language="pt" fo:country="PT" style:language-asian="en" style:country-asian="US" style:language-complex="ar" style:country-complex="SA" style:font-name-asian="Calibri1" style:font-name-complex="Calibri"/>
    </style:style>
    <style:style style:name="T6" style:family="text">
      <style:text-properties style:font-name="Calibri" fo:font-size="7.5pt" style:text-scale="105%" fo:language="pt" fo:country="PT" style:language-asian="en" style:country-asian="US" style:language-complex="ar" style:country-complex="SA" style:font-name-asian="Calibri1" style:font-name-complex="Calibri" fo:letter-spacing="-0.011cm"/>
    </style:style>
    <style:style style:name="T7" style:family="text">
      <style:text-properties style:font-name="Calibri" fo:font-size="7.5pt" style:text-scale="105%" fo:language="pt" fo:country="PT" style:language-asian="en" style:country-asian="US" style:language-complex="ar" style:country-complex="SA" style:font-name-asian="Calibri1" style:font-name-complex="Calibri" fo:letter-spacing="-0.009cm"/>
    </style:style>
    <style:style style:name="T8" style:family="text">
      <style:text-properties style:font-name="Calibri" fo:font-size="7.5pt" style:text-scale="105%" fo:language="pt" fo:country="PT" style:language-asian="en" style:country-asian="US" style:language-complex="ar" style:country-complex="SA" style:font-name-asian="Calibri1" style:font-name-complex="Calibri" fo:letter-spacing="-0.016cm"/>
    </style:style>
    <style:style style:name="T9" style:family="text">
      <style:text-properties style:font-name="Calibri" fo:font-size="7.5pt" style:text-scale="105%" fo:language="pt" fo:country="PT" style:language-asian="en" style:country-asian="US" style:language-complex="ar" style:country-complex="SA" style:font-name-asian="Calibri1" style:font-name-complex="Calibri" fo:letter-spacing="-0.012cm"/>
    </style:style>
    <style:style style:name="T10" style:family="text">
      <style:text-properties style:font-name="Calibri" fo:font-size="7.5pt" style:text-scale="105%" fo:language="pt" fo:country="PT" style:language-asian="en" style:country-asian="US" style:language-complex="ar" style:country-complex="SA" style:font-name-asian="Calibri1" style:font-name-complex="Calibri" fo:letter-spacing="-0.014cm"/>
    </style:style>
    <style:style style:name="T11" style:family="text">
      <style:text-properties style:font-name="Calibri" fo:font-size="7.5pt" style:text-scale="105%" fo:language="pt" fo:country="PT" style:language-asian="en" style:country-asian="US" style:language-complex="ar" style:country-complex="SA" style:font-name-asian="Calibri1" style:font-name-complex="Calibri" fo:letter-spacing="-0.004cm"/>
    </style:style>
    <style:style style:name="T12" style:family="text">
      <style:text-properties style:font-name="Calibri" fo:font-size="7.5pt" style:text-scale="105%" fo:language="pt" fo:country="PT" style:language-asian="en" style:country-asian="US" style:language-complex="ar" style:country-complex="SA" style:font-name-asian="Calibri1" style:font-name-complex="Calibri" fo:letter-spacing="-0.007cm"/>
    </style:style>
    <style:style style:name="T13" style:family="text">
      <style:text-properties style:font-name="Calibri" fo:font-size="7.5pt" style:text-scale="105%" fo:letter-spacing="-0.004cm" fo:language="pt" fo:country="PT" style:language-asian="en" style:country-asian="US" style:language-complex="ar" style:country-complex="SA" style:font-name-asian="Calibri1" style:font-name-complex="Calibri"/>
    </style:style>
    <style:style style:name="T14" style:family="text">
      <style:text-properties style:font-name="Calibri" fo:font-size="7.5pt" style:text-scale="105%" fo:language="pt" fo:country="PT" style:language-asian="en" style:country-asian="US" style:language-complex="ar" style:country-complex="SA" style:font-name-asian="Calibri1" style:font-name-complex="Calibri" fo:letter-spacing="0.005cm"/>
    </style:style>
    <style:style style:name="T15" style:family="text">
      <style:text-properties style:text-scale="105%" fo:letter-spacing="-0.004cm" fo:language="pt" fo:country="PT" style:language-asian="en" style:country-asian="US" style:language-complex="ar" style:country-complex="SA" style:font-name-asian="Calibri1" style:font-name-complex="Calibri"/>
    </style:style>
    <style:style style:name="T16" style:family="text">
      <style:text-properties style:text-scale="105%" fo:language="pt" fo:country="PT" style:language-asian="en" style:country-asian="US" style:language-complex="ar" style:country-complex="SA" style:font-name-asian="Calibri1" style:font-name-complex="Calibri" fo:letter-spacing="0.005cm"/>
    </style:style>
    <style:style style:name="T17" style:family="text">
      <style:text-properties style:text-scale="105%" fo:language="pt" fo:country="PT" style:language-asian="en" style:country-asian="US" style:language-complex="ar" style:country-complex="SA" style:font-name-asian="Calibri1" style:font-name-complex="Calibri" fo:letter-spacing="-0.004cm"/>
    </style:style>
    <style:style style:name="T18" style:family="text">
      <style:text-properties style:font-name="Calibri" fo:font-size="7.5pt" style:text-scale="105%" fo:language="pt" fo:country="PT" style:language-asian="en" style:country-asian="US" style:language-complex="ar" style:country-complex="SA" style:font-name-asian="Calibri1" style:font-name-complex="Calibri" fo:letter-spacing="0.004cm"/>
    </style:style>
    <style:style style:name="T19" style:family="text">
      <style:text-properties style:font-name="Calibri" fo:font-size="7.5pt" style:text-scale="105%" fo:language="pt" fo:country="PT" style:language-asian="en" style:country-asian="US" style:language-complex="ar" style:country-complex="SA" style:font-name-asian="Calibri1" style:font-name-complex="Calibri" fo:letter-spacing="0.002cm"/>
    </style:style>
    <style:style style:name="T20" style:family="text">
      <style:text-properties style:font-name="Calibri" fo:font-size="7.5pt" style:text-scale="105%" fo:language="pt" fo:country="PT" style:language-asian="en" style:country-asian="US" style:language-complex="ar" style:country-complex="SA" style:font-name-asian="Calibri1" style:font-name-complex="Calibri" fo:letter-spacing="-0.005cm"/>
    </style:style>
    <style:style style:name="T21" style:family="text">
      <style:text-properties style:font-name="Calibri" fo:font-size="7.5pt" style:text-scale="105%" fo:language="pt" fo:country="PT" style:language-asian="en" style:country-asian="US" style:language-complex="ar" style:country-complex="SA" style:font-name-asian="Calibri1" style:font-name-complex="Calibri" fo:letter-spacing="0.007cm"/>
    </style:style>
    <style:style style:name="T22" style:family="text">
      <style:text-properties style:font-name="Calibri" fo:font-size="7.5pt" style:text-scale="105%" fo:language="pt" fo:country="PT" style:language-asian="en" style:country-asian="US" style:language-complex="ar" style:country-complex="SA" style:font-name-asian="Calibri1" style:font-name-complex="Calibri" fo:letter-spacing="0.011cm"/>
    </style:style>
    <style:style style:name="T23" style:family="text">
      <style:text-properties style:font-name="Calibri" fo:font-size="7.5pt" style:text-scale="105%" fo:language="pt" fo:country="PT" style:language-asian="en" style:country-asian="US" style:language-complex="ar" style:country-complex="SA" style:font-name-asian="Calibri1" style:font-name-complex="Calibri" fo:letter-spacing="0.014cm"/>
    </style:style>
    <style:style style:name="T24" style:family="text">
      <style:text-properties style:font-name="Calibri" fo:font-size="7.5pt" style:text-scale="105%" fo:language="pt" fo:country="PT" style:language-asian="en" style:country-asian="US" style:language-complex="ar" style:country-complex="SA" style:font-name-asian="Calibri1" style:font-name-complex="Calibri" fo:letter-spacing="0.009cm"/>
    </style:style>
    <style:style style:name="T25" style:family="text">
      <style:text-properties style:font-name="Calibri" fo:font-size="7.5pt" style:text-scale="105%" fo:language="pt" fo:country="PT" style:language-asian="en" style:country-asian="US" style:language-complex="ar" style:country-complex="SA" style:font-name-asian="Calibri1" style:font-name-complex="Calibri" fo:letter-spacing="0.012cm"/>
    </style:style>
    <style:style style:name="T26" style:family="text">
      <style:text-properties style:font-name="Calibri" fo:font-size="7.5pt" fo:language="pt" fo:country="PT" style:language-asian="en" style:country-asian="US" style:language-complex="ar" style:country-complex="SA" style:font-name-asian="Calibri1" style:font-name-complex="Calibri"/>
    </style:style>
    <style:style style:name="T27" style:family="text">
      <style:text-properties style:font-name="Calibri" fo:font-size="7.5pt" fo:language="pt" fo:country="PT" style:language-asian="en" style:country-asian="US" style:language-complex="ar" style:country-complex="SA" style:font-name-asian="Calibri1" style:font-name-complex="Calibri" fo:letter-spacing="0.055cm"/>
    </style:style>
    <style:style style:name="T28" style:family="text">
      <style:text-properties style:font-name="Calibri" fo:font-size="7.5pt" fo:language="pt" fo:country="PT" style:language-asian="en" style:country-asian="US" style:language-complex="ar" style:country-complex="SA" style:font-name-asian="Calibri1" style:font-name-complex="Calibri" fo:letter-spacing="-0.004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<text:span text:style-name="T1">Curso</text:span><text:span text:style-name="T2"> </text:span><text:span text:style-name="T1">-</text:span><text:span text:style-name="T3"> </text:span><text:span text:style-name="T4">Área</text:span></text:p>
          </table:table-cell>
          <table:table-cell table:style-name="ce4" office:value-type="string" calcext:value-type="string">
            <text:p>RA</text:p>
          </table:table-cell>
          <table:table-cell table:style-name="ce7" office:value-type="string" calcext:value-type="string">
            <text:p>Aluno</text:p>
          </table:table-cell>
          <table:table-cell table:style-name="ce7" office:value-type="string" calcext:value-type="string">
            <text:p>Orientador</text:p>
          </table:table-cell>
          <table:table-cell table:style-name="ce4" office:value-type="string" calcext:value-type="string">
            <text:p>Coorientador</text:p>
          </table:table-cell>
        </table:table-row>
        <table:table-row table:style-name="ro1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19479" calcext:value-type="float">
            <text:p>219479</text:p>
          </table:table-cell>
          <table:table-cell table:style-name="ce8" office:value-type="string" calcext:value-type="string">
            <text:p><text:span text:style-name="T5">Acacia</text:span><text:span text:style-name="T8"> </text:span><text:span text:style-name="T5">Adriana</text:span><text:span text:style-name="T10"> </text:span><text:span text:style-name="T11">Salomão</text:span></text:p>
          </table:table-cell>
          <table:table-cell table:style-name="ce8" office:value-type="string" calcext:value-type="string">
            <text:p><text:span text:style-name="T5">Gildo</text:span><text:span text:style-name="T8"> </text:span><text:span text:style-name="T5">Girotto</text:span><text:span text:style-name="T9"> </text:span><text:span text:style-name="T11">Júnior</text:span></text:p>
          </table:table-cell>
          <table:table-cell table:style-name="ce8" office:value-type="string" calcext:value-type="string">
            <text:p><text:span text:style-name="T5">Matthieu</text:span><text:span text:style-name="T8"> </text:span><text:span text:style-name="T11">Tubino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34900" calcext:value-type="float">
            <text:p>234900</text:p>
          </table:table-cell>
          <table:table-cell table:style-name="ce8" office:value-type="string" calcext:value-type="string">
            <text:p><text:span text:style-name="T5">Adriana</text:span><text:span text:style-name="T9"> </text:span><text:span text:style-name="T5">Lucena</text:span><text:span text:style-name="T9"> </text:span><text:span text:style-name="T5">de</text:span><text:span text:style-name="T9"> </text:span><text:span text:style-name="T12">Sales</text:span></text:p>
          </table:table-cell>
          <table:table-cell table:style-name="ce8" office:value-type="string" calcext:value-type="string">
            <text:p><text:span text:style-name="T5">Ivo</text:span><text:span text:style-name="T10"> </text:span><text:span text:style-name="T5">Milton</text:span><text:span text:style-name="T10"> </text:span><text:span text:style-name="T5">Raimundo</text:span><text:span text:style-name="T10"> </text:span><text:span text:style-name="T11">Junio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115927" calcext:value-type="float">
            <text:p>115927</text:p>
          </table:table-cell>
          <table:table-cell table:style-name="ce8" office:value-type="string" calcext:value-type="string">
            <text:p><text:span text:style-name="T13">Agnes</text:span><text:span text:style-name="T14"> </text:span><text:span text:style-name="T11">Nascimento</text:span><text:span text:style-name="T14"> </text:span><text:span text:style-name="T11">Simões</text:span></text:p>
          </table:table-cell>
          <table:table-cell table:style-name="ce8" office:value-type="string" calcext:value-type="string">
            <text:p><text:span text:style-name="T5">William</text:span><text:span text:style-name="T12"> </text:span><text:span text:style-name="T5">Reis</text:span><text:span text:style-name="T7"> </text:span><text:span text:style-name="T5">de</text:span><text:span text:style-name="T7"> </text:span><text:span text:style-name="T11">Arauj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28197" calcext:value-type="float">
            <text:p>228197</text:p>
          </table:table-cell>
          <table:table-cell table:style-name="ce9" office:value-type="string" calcext:value-type="string">
            <text:p><text:span text:style-name="T15">Alan</text:span><text:span text:style-name="T16"> </text:span><text:span text:style-name="T17">Gonçalves</text:span><text:span text:style-name="T16"> </text:span><text:span text:style-name="T17">Amaral</text:span></text:p>
          </table:table-cell>
          <table:table-cell table:style-name="ce8" office:value-type="string" calcext:value-type="string">
            <text:p><text:span text:style-name="T5">Javier</text:span><text:span text:style-name="T9"> </text:span><text:span text:style-name="T5">Erick</text:span><text:span text:style-name="T9"> </text:span><text:span text:style-name="T5">Lobatón</text:span><text:span text:style-name="T9"> </text:span><text:span text:style-name="T11">Vill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72424" calcext:value-type="float">
            <text:p>272424</text:p>
          </table:table-cell>
          <table:table-cell table:style-name="ce8" office:value-type="string" calcext:value-type="string">
            <text:p><text:span text:style-name="T5">Albert</text:span><text:span text:style-name="T7"> </text:span><text:span text:style-name="T5">Leder</text:span><text:span text:style-name="T7"> </text:span><text:span text:style-name="T5">St.</text:span><text:span text:style-name="T6"> </text:span><text:span text:style-name="T12">John</text:span></text:p>
          </table:table-cell>
          <table:table-cell table:style-name="ce8" office:value-type="string" calcext:value-type="string">
            <text:p><text:span text:style-name="T5">Carlos</text:span><text:span text:style-name="T10"> </text:span><text:span text:style-name="T5">Henrique</text:span><text:span text:style-name="T10"> </text:span><text:span text:style-name="T5">Inacio</text:span><text:span text:style-name="T10"> </text:span><text:span text:style-name="T11">Ramos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193440" calcext:value-type="float">
            <text:p>193440</text:p>
          </table:table-cell>
          <table:table-cell table:style-name="ce8" office:value-type="string" calcext:value-type="string">
            <text:p><text:span text:style-name="T5">Alessandra</text:span><text:span text:style-name="T9"> </text:span><text:span text:style-name="T5">de</text:span><text:span text:style-name="T8"> </text:span><text:span text:style-name="T5">Sousa</text:span><text:span text:style-name="T9"> </text:span><text:span text:style-name="T11">Mesquita</text:span></text:p>
          </table:table-cell>
          <table:table-cell table:style-name="ce8" office:value-type="string" calcext:value-type="string">
            <text:p><text:span text:style-name="T5">Ana</text:span><text:span text:style-name="T6"> </text:span><text:span text:style-name="T5">Valéria</text:span><text:span text:style-name="T6"> </text:span><text:span text:style-name="T5">Colnaghi</text:span><text:span text:style-name="T7"> </text:span><text:span text:style-name="T11">Simionato</text:span></text:p>
          </table:table-cell>
          <table:table-cell table:style-name="ce8" office:value-type="string" calcext:value-type="string">
            <text:p><text:span text:style-name="T5">Aline</text:span><text:span text:style-name="T7"> </text:span><text:span text:style-name="T5">Mara</text:span><text:span text:style-name="T12"> </text:span><text:span text:style-name="T5">dos</text:span><text:span text:style-name="T12"> </text:span><text:span text:style-name="T11">Santos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I</text:span></text:p>
          </table:table-cell>
          <table:table-cell table:style-name="ce5" office:value-type="float" office:value="204398" calcext:value-type="float">
            <text:p>204398</text:p>
          </table:table-cell>
          <table:table-cell table:style-name="ce8" office:value-type="string" calcext:value-type="string">
            <text:p><text:span text:style-name="T5">Alex</text:span><text:span text:style-name="T8"> </text:span><text:span text:style-name="T5">Fernandes</text:span><text:span text:style-name="T10"> </text:span><text:span text:style-name="T11">Yonezawa</text:span></text:p>
          </table:table-cell>
          <table:table-cell table:style-name="ce8" office:value-type="string" calcext:value-type="string">
            <text:p><text:span text:style-name="T5">Ana</text:span><text:span text:style-name="T7"> </text:span><text:span text:style-name="T5">Flavia</text:span><text:span text:style-name="T7"> </text:span><text:span text:style-name="T11">Nogueir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158532" calcext:value-type="float">
            <text:p>158532</text:p>
          </table:table-cell>
          <table:table-cell table:style-name="ce8" office:value-type="string" calcext:value-type="string">
            <text:p><text:span text:style-name="T5">Alexandre</text:span><text:span text:style-name="T10"> </text:span><text:span text:style-name="T5">Honorato</text:span><text:span text:style-name="T10"> </text:span><text:span text:style-name="T5">de</text:span><text:span text:style-name="T10"> </text:span><text:span text:style-name="T11">Oliveira</text:span></text:p>
          </table:table-cell>
          <table:table-cell table:style-name="ce8" office:value-type="string" calcext:value-type="string">
            <text:p><text:span text:style-name="T5">Rene</text:span><text:span text:style-name="T8"> </text:span><text:span text:style-name="T5">Alfonso</text:span><text:span text:style-name="T9"> </text:span><text:span text:style-name="T5">Nome</text:span><text:span text:style-name="T10"> </text:span><text:span text:style-name="T12">Silv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66011" calcext:value-type="float">
            <text:p>266011</text:p>
          </table:table-cell>
          <table:table-cell table:style-name="ce8" office:value-type="string" calcext:value-type="string">
            <text:p><text:span text:style-name="T5">Alexandre</text:span><text:span text:style-name="T8"> </text:span><text:span text:style-name="T5">Varão</text:span><text:span text:style-name="T8"> </text:span><text:span text:style-name="T12">Moura</text:span></text:p>
          </table:table-cell>
          <table:table-cell table:style-name="ce8" office:value-type="string" calcext:value-type="string">
            <text:p><text:span text:style-name="T5">Leandro</text:span><text:span text:style-name="T10"> </text:span><text:span text:style-name="T5">Wang</text:span><text:span text:style-name="T9"> </text:span><text:span text:style-name="T11">Hanta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02367" calcext:value-type="float">
            <text:p>202367</text:p>
          </table:table-cell>
          <table:table-cell table:style-name="ce8" office:value-type="string" calcext:value-type="string">
            <text:p><text:span text:style-name="T5">Aline</text:span><text:span text:style-name="T8"> </text:span><text:span text:style-name="T5">Larissa</text:span><text:span text:style-name="T10"> </text:span><text:span text:style-name="T5">Campos</text:span><text:span text:style-name="T10"> </text:span><text:span text:style-name="T5">Fernandes</text:span><text:span text:style-name="T10"> </text:span><text:span text:style-name="T11">Ribeiro</text:span></text:p>
          </table:table-cell>
          <table:table-cell table:style-name="ce8" office:value-type="string" calcext:value-type="string">
            <text:p><text:span text:style-name="T13">Alessandra</text:span><text:span text:style-name="T23"> </text:span><text:span text:style-name="T11">Sussulini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160280" calcext:value-type="float">
            <text:p>160280</text:p>
          </table:table-cell>
          <table:table-cell table:style-name="ce8" office:value-type="string" calcext:value-type="string">
            <text:p><text:span text:style-name="T5">Aline</text:span><text:span text:style-name="T7"> </text:span><text:span text:style-name="T5">Martins</text:span><text:span text:style-name="T7"> </text:span><text:span text:style-name="T5">de</text:span><text:span text:style-name="T6"> </text:span><text:span text:style-name="T11">Andrade</text:span></text:p>
          </table:table-cell>
          <table:table-cell table:style-name="ce8" office:value-type="string" calcext:value-type="string">
            <text:p><text:span text:style-name="T5">Marco</text:span><text:span text:style-name="T10"> </text:span><text:span text:style-name="T5">Aurelio</text:span><text:span text:style-name="T9"> </text:span><text:span text:style-name="T5">Zezzi</text:span><text:span text:style-name="T6"> </text:span><text:span text:style-name="T11">Arruda</text:span></text:p>
          </table:table-cell>
          <table:table-cell table:style-name="ce8" office:value-type="string" calcext:value-type="string">
            <text:p><text:span text:style-name="T26">Javier</text:span><text:span text:style-name="T27"> </text:span><text:span text:style-name="T26">Jiménez-</text:span><text:span text:style-name="T28">Lamana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12406" calcext:value-type="float">
            <text:p>212406</text:p>
          </table:table-cell>
          <table:table-cell table:style-name="ce8" office:value-type="string" calcext:value-type="string">
            <text:p><text:span text:style-name="T5">Aline</text:span><text:span text:style-name="T9"> </text:span><text:span text:style-name="T5">Modesto</text:span><text:span text:style-name="T9"> </text:span><text:span text:style-name="T11">D'Agosto</text:span></text:p>
          </table:table-cell>
          <table:table-cell table:style-name="ce8" office:value-type="string" calcext:value-type="string">
            <text:p><text:span text:style-name="T5">Gildo</text:span><text:span text:style-name="T8"> </text:span><text:span text:style-name="T5">Girotto</text:span><text:span text:style-name="T9"> </text:span><text:span text:style-name="T11">Junio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07228" calcext:value-type="float">
            <text:p>207228</text:p>
          </table:table-cell>
          <table:table-cell table:style-name="ce8" office:value-type="string" calcext:value-type="string">
            <text:p><text:span text:style-name="T5">Aline</text:span><text:span text:style-name="T9"> </text:span><text:span text:style-name="T5">Orvalho</text:span><text:span text:style-name="T9"> </text:span><text:span text:style-name="T11">Pereira</text:span></text:p>
          </table:table-cell>
          <table:table-cell table:style-name="ce8" office:value-type="string" calcext:value-type="string">
            <text:p><text:span text:style-name="T5">Mateus</text:span><text:span text:style-name="T10"> </text:span><text:span text:style-name="T5">Borba</text:span><text:span text:style-name="T9"> </text:span><text:span text:style-name="T11">Cardoso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71127" calcext:value-type="float">
            <text:p>271127</text:p>
          </table:table-cell>
          <table:table-cell table:style-name="ce8" office:value-type="string" calcext:value-type="string">
            <text:p><text:span text:style-name="T5">Alvaro</text:span><text:span text:style-name="T9"> </text:span><text:span text:style-name="T5">Cesar</text:span><text:span text:style-name="T6"> </text:span><text:span text:style-name="T5">Cagnin</text:span><text:span text:style-name="T9"> </text:span><text:span text:style-name="T12">Barra</text:span></text:p>
          </table:table-cell>
          <table:table-cell table:style-name="ce8" office:value-type="string" calcext:value-type="string">
            <text:p><text:span text:style-name="T5">Ana</text:span><text:span text:style-name="T7"> </text:span><text:span text:style-name="T5">Flavia</text:span><text:span text:style-name="T7"> </text:span><text:span text:style-name="T11">Nogueira</text:span></text:p>
          </table:table-cell>
          <table:table-cell table:style-name="ce8" office:value-type="string" calcext:value-type="string">
            <text:p><text:span text:style-name="T13">Fernando</text:span><text:span text:style-name="T24"> </text:span><text:span text:style-name="T11">Aparecido</text:span><text:span text:style-name="T24"> </text:span><text:span text:style-name="T11">Sigoli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72648" calcext:value-type="float">
            <text:p>272648</text:p>
          </table:table-cell>
          <table:table-cell table:style-name="ce8" office:value-type="string" calcext:value-type="string">
            <text:p><text:span text:style-name="T5">Alvaro</text:span><text:span text:style-name="T9"> </text:span><text:span text:style-name="T5">Felipe</text:span><text:span text:style-name="T6"> </text:span><text:span text:style-name="T5">Dalfeith</text:span><text:span text:style-name="T9"> </text:span><text:span text:style-name="T11">Monteiro</text:span></text:p>
          </table:table-cell>
          <table:table-cell table:style-name="ce8" office:value-type="string" calcext:value-type="string">
            <text:p><text:span text:style-name="T5">William</text:span><text:span text:style-name="T12"> </text:span><text:span text:style-name="T5">Reis</text:span><text:span text:style-name="T7"> </text:span><text:span text:style-name="T5">de</text:span><text:span text:style-name="T7"> </text:span><text:span text:style-name="T11">Arauj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66152" calcext:value-type="float">
            <text:p>66152</text:p>
          </table:table-cell>
          <table:table-cell table:style-name="ce8" office:value-type="string" calcext:value-type="string">
            <text:p><text:span text:style-name="T5">Alvaro</text:span><text:span text:style-name="T6"> </text:span><text:span text:style-name="T5">Luiz</text:span><text:span text:style-name="T7"> </text:span><text:span text:style-name="T11">Gomes</text:span></text:p>
          </table:table-cell>
          <table:table-cell table:style-name="ce8" office:value-type="string" calcext:value-type="string">
            <text:p><text:span text:style-name="T5">Caio</text:span><text:span text:style-name="T9"> </text:span><text:span text:style-name="T5">Gomide</text:span><text:span text:style-name="T6"> </text:span><text:span text:style-name="T11">Otoni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34902" calcext:value-type="float">
            <text:p>234902</text:p>
          </table:table-cell>
          <table:table-cell table:style-name="ce8" office:value-type="string" calcext:value-type="string">
            <text:p><text:span text:style-name="T13">Amanda</text:span><text:span text:style-name="T18"> </text:span><text:span text:style-name="T11">Lemos</text:span><text:span text:style-name="T19"> </text:span><text:span text:style-name="T11">Quintela</text:span></text:p>
          </table:table-cell>
          <table:table-cell table:style-name="ce8" office:value-type="string" calcext:value-type="string">
            <text:p><text:span text:style-name="T5">Marco</text:span><text:span text:style-name="T10"> </text:span><text:span text:style-name="T5">Aurelio</text:span><text:span text:style-name="T9"> </text:span><text:span text:style-name="T5">Zezzi</text:span><text:span text:style-name="T6"> </text:span><text:span text:style-name="T11">Arruda</text:span></text:p>
          </table:table-cell>
          <table:table-cell table:style-name="ce8" office:value-type="string" calcext:value-type="string">
            <text:p><text:span text:style-name="T13">Cláudio</text:span><text:span text:style-name="T21"> </text:span><text:span text:style-name="T11">Francisco</text:span><text:span text:style-name="T21"> </text:span><text:span text:style-name="T11">Tormena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134845" calcext:value-type="float">
            <text:p>134845</text:p>
          </table:table-cell>
          <table:table-cell table:style-name="ce8" office:value-type="string" calcext:value-type="string">
            <text:p><text:span text:style-name="T5">Amilton</text:span><text:span text:style-name="T6"> </text:span><text:span text:style-name="T5">Moreira</text:span><text:span text:style-name="T7"> </text:span><text:span text:style-name="T5">de</text:span><text:span text:style-name="T7"> </text:span><text:span text:style-name="T11">Oliveira</text:span></text:p>
          </table:table-cell>
          <table:table-cell table:style-name="ce8" office:value-type="string" calcext:value-type="string">
            <text:p><text:span text:style-name="T5">Leandro</text:span><text:span text:style-name="T10"> </text:span><text:span text:style-name="T5">Wang</text:span><text:span text:style-name="T9"> </text:span><text:span text:style-name="T11">Hanta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250190" calcext:value-type="float">
            <text:p>250190</text:p>
          </table:table-cell>
          <table:table-cell table:style-name="ce8" office:value-type="string" calcext:value-type="string">
            <text:p><text:span text:style-name="T5">Ana</text:span><text:span text:style-name="T6"> </text:span><text:span text:style-name="T5">Beatriz</text:span><text:span text:style-name="T7"> </text:span><text:span text:style-name="T5">Barroso</text:span><text:span text:style-name="T6"> </text:span><text:span text:style-name="T12">Lima</text:span></text:p>
          </table:table-cell>
          <table:table-cell table:style-name="ce8" office:value-type="string" calcext:value-type="string">
            <text:p><text:span text:style-name="T13">Leandro</text:span><text:span text:style-name="T18"> </text:span><text:span text:style-name="T11">Martínez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03754" calcext:value-type="float">
            <text:p>203754</text:p>
          </table:table-cell>
          <table:table-cell table:style-name="ce8" office:value-type="string" calcext:value-type="string">
            <text:p><text:span text:style-name="T5">Ana</text:span><text:span text:style-name="T10"> </text:span><text:span text:style-name="T5">Flávia</text:span><text:span text:style-name="T9"> </text:span><text:span text:style-name="T5">Loureiro</text:span><text:span text:style-name="T10"> </text:span><text:span text:style-name="T5">Martins</text:span><text:span text:style-name="T10"> </text:span><text:span text:style-name="T11">Nascimento</text:span></text:p>
          </table:table-cell>
          <table:table-cell table:style-name="ce8" office:value-type="string" calcext:value-type="string">
            <text:p><text:span text:style-name="T5">Ivo</text:span><text:span text:style-name="T10"> </text:span><text:span text:style-name="T5">Milton</text:span><text:span text:style-name="T10"> </text:span><text:span text:style-name="T5">Raimundo</text:span><text:span text:style-name="T10"> </text:span><text:span text:style-name="T11">Junio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O</text:span></text:p>
          </table:table-cell>
          <table:table-cell table:style-name="ce5" office:value-type="float" office:value="271131" calcext:value-type="float">
            <text:p>271131</text:p>
          </table:table-cell>
          <table:table-cell table:style-name="ce8" office:value-type="string" calcext:value-type="string">
            <text:p><text:span text:style-name="T5">Ana</text:span><text:span text:style-name="T7"> </text:span><text:span text:style-name="T5">Luiza</text:span><text:span text:style-name="T7"> </text:span><text:span text:style-name="T5">Moreira</text:span><text:span text:style-name="T7"> </text:span><text:span text:style-name="T12">Silva</text:span></text:p>
          </table:table-cell>
          <table:table-cell table:style-name="ce8" office:value-type="string" calcext:value-type="string">
            <text:p><text:span text:style-name="T5">Carlos</text:span><text:span text:style-name="T9"> </text:span><text:span text:style-name="T5">Roque</text:span><text:span text:style-name="T9"> </text:span><text:span text:style-name="T5">Duarte</text:span><text:span text:style-name="T6"> </text:span><text:span text:style-name="T11">Correi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73265" calcext:value-type="float">
            <text:p>273265</text:p>
          </table:table-cell>
          <table:table-cell table:style-name="ce8" office:value-type="string" calcext:value-type="string">
            <text:p><text:span text:style-name="T5">Ana</text:span><text:span text:style-name="T7"> </text:span><text:span text:style-name="T5">Luz</text:span><text:span text:style-name="T20"> </text:span><text:span text:style-name="T5">Tupa</text:span><text:span text:style-name="T12"> </text:span><text:span text:style-name="T11">Quispe</text:span></text:p>
          </table:table-cell>
          <table:table-cell table:style-name="ce8" office:value-type="string" calcext:value-type="string">
            <text:p><text:span text:style-name="T13">Pablo</text:span><text:span text:style-name="T21"> </text:span><text:span text:style-name="T11">Sebastian</text:span><text:span text:style-name="T24"> </text:span><text:span text:style-name="T11">Fernandez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64615" calcext:value-type="float">
            <text:p>264615</text:p>
          </table:table-cell>
          <table:table-cell table:style-name="ce8" office:value-type="string" calcext:value-type="string">
            <text:p><text:span text:style-name="T13">Ander</text:span><text:span text:style-name="T21"> </text:span><text:span text:style-name="T11">Francisco</text:span><text:span text:style-name="T21"> </text:span><text:span text:style-name="T11">Pereira</text:span></text:p>
          </table:table-cell>
          <table:table-cell table:style-name="ce8" office:value-type="string" calcext:value-type="string">
            <text:p><text:span text:style-name="T13">Leandro</text:span><text:span text:style-name="T18"> </text:span><text:span text:style-name="T11">Martínez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119085" calcext:value-type="float">
            <text:p>119085</text:p>
          </table:table-cell>
          <table:table-cell table:style-name="ce8" office:value-type="string" calcext:value-type="string">
            <text:p><text:span text:style-name="T5">Andre</text:span><text:span text:style-name="T9"> </text:span><text:span text:style-name="T5">Cunha</text:span><text:span text:style-name="T6"> </text:span><text:span text:style-name="T11">Paiva</text:span></text:p>
          </table:table-cell>
          <table:table-cell table:style-name="ce8" office:value-type="string" calcext:value-type="string">
            <text:p><text:span text:style-name="T5">Leandro</text:span><text:span text:style-name="T10"> </text:span><text:span text:style-name="T5">Wang</text:span><text:span text:style-name="T9"> </text:span><text:span text:style-name="T11">Hanta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66017" calcext:value-type="float">
            <text:p>266017</text:p>
          </table:table-cell>
          <table:table-cell table:style-name="ce8" office:value-type="string" calcext:value-type="string">
            <text:p><text:span text:style-name="T5">Andre</text:span><text:span text:style-name="T6"> </text:span><text:span text:style-name="T5">Luiz</text:span><text:span text:style-name="T12"> </text:span><text:span text:style-name="T5">Melo</text:span><text:span text:style-name="T6"> </text:span><text:span text:style-name="T11">Camelo</text:span></text:p>
          </table:table-cell>
          <table:table-cell table:style-name="ce8" office:value-type="string" calcext:value-type="string">
            <text:p><text:span text:style-name="T5">Ana</text:span><text:span text:style-name="T6"> </text:span><text:span text:style-name="T5">Valéria</text:span><text:span text:style-name="T6"> </text:span><text:span text:style-name="T5">Colnaghi</text:span><text:span text:style-name="T7"> </text:span><text:span text:style-name="T11">Simionat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91080" calcext:value-type="float">
            <text:p>291080</text:p>
          </table:table-cell>
          <table:table-cell table:style-name="ce8" office:value-type="string" calcext:value-type="string">
            <text:p><text:span text:style-name="T5">André</text:span><text:span text:style-name="T12"> </text:span><text:span text:style-name="T5">Vaz</text:span><text:span text:style-name="T20"> </text:span><text:span text:style-name="T5">de</text:span><text:span text:style-name="T7"> </text:span><text:span text:style-name="T11">Souza</text:span></text:p>
          </table:table-cell>
          <table:table-cell table:style-name="ce8" office:value-type="string" calcext:value-type="string">
            <text:p><text:span text:style-name="T5">Dosil</text:span><text:span text:style-name="T7"> </text:span><text:span text:style-name="T5">Pereira</text:span><text:span text:style-name="T7"> </text:span><text:span text:style-name="T5">de</text:span><text:span text:style-name="T7"> </text:span><text:span text:style-name="T11">Jesus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70198" calcext:value-type="float">
            <text:p>70198</text:p>
          </table:table-cell>
          <table:table-cell table:style-name="ce8" office:value-type="string" calcext:value-type="string">
            <text:p><text:span text:style-name="T13">Andreza</text:span><text:span text:style-name="T22"> </text:span><text:span text:style-name="T11">Camilotti</text:span><text:span text:style-name="T23"> </text:span><text:span text:style-name="T11">Dionisio</text:span></text:p>
          </table:table-cell>
          <table:table-cell table:style-name="ce8" office:value-type="string" calcext:value-type="string">
            <text:p><text:span text:style-name="T13">Susanne</text:span><text:span text:style-name="T18"> </text:span><text:span text:style-name="T12">Rath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72412" calcext:value-type="float">
            <text:p>272412</text:p>
          </table:table-cell>
          <table:table-cell table:style-name="ce8" office:value-type="string" calcext:value-type="string">
            <text:p><text:span text:style-name="T5">Anna</text:span><text:span text:style-name="T7"> </text:span><text:span text:style-name="T5">Clara</text:span><text:span text:style-name="T12"> </text:span><text:span text:style-name="T5">de</text:span><text:span text:style-name="T12"> </text:span><text:span text:style-name="T5">Freitas</text:span><text:span text:style-name="T7"> </text:span><text:span text:style-name="T11">Couto</text:span></text:p>
          </table:table-cell>
          <table:table-cell table:style-name="ce8" office:value-type="string" calcext:value-type="string">
            <text:p><text:span text:style-name="T5">Leandro</text:span><text:span text:style-name="T10"> </text:span><text:span text:style-name="T5">Wang</text:span><text:span text:style-name="T9"> </text:span><text:span text:style-name="T11">Hantao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16319" calcext:value-type="float">
            <text:p>216319</text:p>
          </table:table-cell>
          <table:table-cell table:style-name="ce8" office:value-type="string" calcext:value-type="string">
            <text:p><text:span text:style-name="T5">Anna</text:span><text:span text:style-name="T6"> </text:span><text:span text:style-name="T5">Paula</text:span><text:span text:style-name="T7"> </text:span><text:span text:style-name="T5">Rocha</text:span><text:span text:style-name="T6"> </text:span><text:span text:style-name="T5">de</text:span><text:span text:style-name="T6"> </text:span><text:span text:style-name="T11">Queiroga</text:span></text:p>
          </table:table-cell>
          <table:table-cell table:style-name="ce8" office:value-type="string" calcext:value-type="string">
            <text:p><text:span text:style-name="T13">Susanne</text:span><text:span text:style-name="T18"> </text:span><text:span text:style-name="T12">Rath</text:span></text:p>
          </table:table-cell>
          <table:table-cell table:style-name="ce8" office:value-type="string" calcext:value-type="string">
            <text:p><text:span text:style-name="T5">Airton</text:span><text:span text:style-name="T8"> </text:span><text:span text:style-name="T5">Gonçalves</text:span><text:span text:style-name="T8"> </text:span><text:span text:style-name="T5">Salles</text:span><text:span text:style-name="T10"> </text:span><text:span text:style-name="T7">Jr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64608" calcext:value-type="float">
            <text:p>264608</text:p>
          </table:table-cell>
          <table:table-cell table:style-name="ce8" office:value-type="string" calcext:value-type="string">
            <text:p><text:span text:style-name="T5">Antônio</text:span><text:span text:style-name="T10"> </text:span><text:span text:style-name="T5">Augusto</text:span><text:span text:style-name="T9"> </text:span><text:span text:style-name="T5">de</text:span><text:span text:style-name="T10"> </text:span><text:span text:style-name="T5">Oliveira</text:span><text:span text:style-name="T9"> </text:span><text:span text:style-name="T12">Neto</text:span></text:p>
          </table:table-cell>
          <table:table-cell table:style-name="ce8" office:value-type="string" calcext:value-type="string">
            <text:p><text:span text:style-name="T5">Camilla</text:span><text:span text:style-name="T6"> </text:span><text:span text:style-name="T11">Abbehause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194298" calcext:value-type="float">
            <text:p>194298</text:p>
          </table:table-cell>
          <table:table-cell table:style-name="ce8" office:value-type="string" calcext:value-type="string">
            <text:p><text:span text:style-name="T13">Antônio</text:span><text:span text:style-name="T14"> </text:span><text:span text:style-name="T11">Bruno</text:span><text:span text:style-name="T14"> </text:span><text:span text:style-name="T11">Martins</text:span></text:p>
          </table:table-cell>
          <table:table-cell table:style-name="ce8" office:value-type="string" calcext:value-type="string">
            <text:p><text:span text:style-name="T5">Javier</text:span><text:span text:style-name="T9"> </text:span><text:span text:style-name="T5">Erick</text:span><text:span text:style-name="T9"> </text:span><text:span text:style-name="T5">Lobatón</text:span><text:span text:style-name="T9"> </text:span><text:span text:style-name="T11">Vill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154718" calcext:value-type="float">
            <text:p>154718</text:p>
          </table:table-cell>
          <table:table-cell table:style-name="ce8" office:value-type="string" calcext:value-type="string">
            <text:p><text:span text:style-name="T5">Arnaldo</text:span><text:span text:style-name="T9"> </text:span><text:span text:style-name="T5">Gomes</text:span><text:span text:style-name="T9"> </text:span><text:span text:style-name="T5">de</text:span><text:span text:style-name="T9"> </text:span><text:span text:style-name="T5">Oliveira</text:span><text:span text:style-name="T9"> </text:span><text:span text:style-name="T11">Junior</text:span></text:p>
          </table:table-cell>
          <table:table-cell table:style-name="ce8" office:value-type="string" calcext:value-type="string">
            <text:p><text:span text:style-name="T5">Carlos</text:span><text:span text:style-name="T9"> </text:span><text:span text:style-name="T5">Roque</text:span><text:span text:style-name="T9"> </text:span><text:span text:style-name="T5">Duarte</text:span><text:span text:style-name="T6"> </text:span><text:span text:style-name="T11">Correi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41446" calcext:value-type="float">
            <text:p>241446</text:p>
          </table:table-cell>
          <table:table-cell table:style-name="ce8" office:value-type="string" calcext:value-type="string">
            <text:p><text:span text:style-name="T5">Arthur</text:span><text:span text:style-name="T10"> </text:span><text:span text:style-name="T5">Pignataro</text:span><text:span text:style-name="T10"> </text:span><text:span text:style-name="T11">Machado</text:span></text:p>
          </table:table-cell>
          <table:table-cell table:style-name="ce8" office:value-type="string" calcext:value-type="string">
            <text:p><text:span text:style-name="T5">Ana</text:span><text:span text:style-name="T7"> </text:span><text:span text:style-name="T5">Flavia</text:span><text:span text:style-name="T7"> </text:span><text:span text:style-name="T11">Nogueir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99178" calcext:value-type="float">
            <text:p>99178</text:p>
          </table:table-cell>
          <table:table-cell table:style-name="ce8" office:value-type="string" calcext:value-type="string">
            <text:p><text:span text:style-name="T5">Arthur</text:span><text:span text:style-name="T10"> </text:span><text:span text:style-name="T5">Raposo</text:span><text:span text:style-name="T10"> </text:span><text:span text:style-name="T11">Malheiro</text:span></text:p>
          </table:table-cell>
          <table:table-cell table:style-name="ce8" office:value-type="string" calcext:value-type="string">
            <text:p><text:span text:style-name="T5">Juliano</text:span><text:span text:style-name="T10"> </text:span><text:span text:style-name="T5">Alves</text:span><text:span text:style-name="T10"> </text:span><text:span text:style-name="T11">Bonaci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34859" calcext:value-type="float">
            <text:p>234859</text:p>
          </table:table-cell>
          <table:table-cell table:style-name="ce8" office:value-type="string" calcext:value-type="string">
            <text:p><text:span text:style-name="T5">Augusto</text:span><text:span text:style-name="T10"> </text:span><text:span text:style-name="T5">Fernando</text:span><text:span text:style-name="T9"> </text:span><text:span text:style-name="T5">Souza</text:span><text:span text:style-name="T9"> </text:span><text:span text:style-name="T5">de</text:span><text:span text:style-name="T9"> </text:span><text:span text:style-name="T11">Oliveira</text:span></text:p>
          </table:table-cell>
          <table:table-cell table:style-name="ce8" office:value-type="string" calcext:value-type="string">
            <text:p><text:span text:style-name="T5">Ivo</text:span><text:span text:style-name="T10"> </text:span><text:span text:style-name="T5">Milton</text:span><text:span text:style-name="T10"> </text:span><text:span text:style-name="T5">Raimundo</text:span><text:span text:style-name="T10"> </text:span><text:span text:style-name="T11">Junio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101606" calcext:value-type="float">
            <text:p>101606</text:p>
          </table:table-cell>
          <table:table-cell table:style-name="ce8" office:value-type="string" calcext:value-type="string">
            <text:p><text:span text:style-name="T5">Bárbara</text:span><text:span text:style-name="T9"> </text:span><text:span text:style-name="T5">Valente</text:span><text:span text:style-name="T9"> </text:span><text:span text:style-name="T11">Melanda</text:span></text:p>
          </table:table-cell>
          <table:table-cell table:style-name="ce8" office:value-type="string" calcext:value-type="string">
            <text:p><text:span text:style-name="T13">Susanne</text:span><text:span text:style-name="T18"> </text:span><text:span text:style-name="T12">Rath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30030" calcext:value-type="float">
            <text:p>230030</text:p>
          </table:table-cell>
          <table:table-cell table:style-name="ce8" office:value-type="string" calcext:value-type="string">
            <text:p><text:span text:style-name="T5">Bianca</text:span><text:span text:style-name="T9"> </text:span><text:span text:style-name="T5">Ferreira</text:span><text:span text:style-name="T9"> </text:span><text:span text:style-name="T5">da</text:span><text:span text:style-name="T9"> </text:span><text:span text:style-name="T12">Silva</text:span></text:p>
          </table:table-cell>
          <table:table-cell table:style-name="ce8" office:value-type="string" calcext:value-type="string">
            <text:p><text:span text:style-name="T5">Carla</text:span><text:span text:style-name="T9"> </text:span><text:span text:style-name="T5">Beatriz</text:span><text:span text:style-name="T6"> </text:span><text:span text:style-name="T5">Grespan</text:span><text:span text:style-name="T6"> </text:span><text:span text:style-name="T11">Bottoli</text:span></text:p>
          </table:table-cell>
          <table:table-cell table:style-name="ce8" office:value-type="string" calcext:value-type="string">
            <text:p><text:span text:style-name="T5">Sonia</text:span><text:span text:style-name="T10"> </text:span><text:span text:style-name="T5">Claudia</text:span><text:span text:style-name="T10"> </text:span><text:span text:style-name="T5">do</text:span><text:span text:style-name="T10"> </text:span><text:span text:style-name="T5">Nascimento</text:span><text:span text:style-name="T10"> </text:span><text:span text:style-name="T5">de</text:span><text:span text:style-name="T9"> </text:span><text:span text:style-name="T11">Queiroz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65998" calcext:value-type="float">
            <text:p>265998</text:p>
          </table:table-cell>
          <table:table-cell table:style-name="ce8" office:value-type="string" calcext:value-type="string">
            <text:p><text:span text:style-name="T5">Bianca</text:span><text:span text:style-name="T10"> </text:span><text:span text:style-name="T5">Furukawa</text:span><text:span text:style-name="T9"> </text:span><text:span text:style-name="T5">de</text:span><text:span text:style-name="T9"> </text:span><text:span text:style-name="T5">Godoi</text:span><text:span text:style-name="T6"> </text:span><text:span text:style-name="T11">Passerine</text:span></text:p>
          </table:table-cell>
          <table:table-cell table:style-name="ce8" office:value-type="string" calcext:value-type="string">
            <text:p><text:span text:style-name="T5">Marcia</text:span><text:span text:style-name="T9"> </text:span><text:span text:style-name="T5">Cristina</text:span><text:span text:style-name="T9"> </text:span><text:span text:style-name="T11">Breitkreitz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71868" calcext:value-type="float">
            <text:p>271868</text:p>
          </table:table-cell>
          <table:table-cell table:style-name="ce8" office:value-type="string" calcext:value-type="string">
            <text:p><text:span text:style-name="T5">Billy</text:span><text:span text:style-name="T8"> </text:span><text:span text:style-name="T5">Daniel</text:span><text:span text:style-name="T10"> </text:span><text:span text:style-name="T5">Chinchin</text:span><text:span text:style-name="T10"> </text:span><text:span text:style-name="T12">Piñan</text:span></text:p>
          </table:table-cell>
          <table:table-cell table:style-name="ce8" office:value-type="string" calcext:value-type="string">
            <text:p><text:span text:style-name="T5">Javier</text:span><text:span text:style-name="T9"> </text:span><text:span text:style-name="T5">Erick</text:span><text:span text:style-name="T9"> </text:span><text:span text:style-name="T5">Lobatón</text:span><text:span text:style-name="T9"> </text:span><text:span text:style-name="T11">Vill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65995" calcext:value-type="float">
            <text:p>265995</text:p>
          </table:table-cell>
          <table:table-cell table:style-name="ce8" office:value-type="string" calcext:value-type="string">
            <text:p><text:span text:style-name="T5">Brena</text:span><text:span text:style-name="T9"> </text:span><text:span text:style-name="T5">Thays</text:span><text:span text:style-name="T6"> </text:span><text:span text:style-name="T5">Amorim</text:span><text:span text:style-name="T6"> </text:span><text:span text:style-name="T11">Menezes</text:span></text:p>
          </table:table-cell>
          <table:table-cell table:style-name="ce8" office:value-type="string" calcext:value-type="string">
            <text:p><text:span text:style-name="T13">Fernando</text:span><text:span text:style-name="T14"> </text:span><text:span text:style-name="T11">Antonio</text:span><text:span text:style-name="T21"> </text:span><text:span text:style-name="T11">Santos</text:span><text:span text:style-name="T14"> </text:span><text:span text:style-name="T11">Coelho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145458" calcext:value-type="float">
            <text:p>145458</text:p>
          </table:table-cell>
          <table:table-cell table:style-name="ce8" office:value-type="string" calcext:value-type="string">
            <text:p><text:span text:style-name="T5">Bruna</text:span><text:span text:style-name="T10"> </text:span><text:span text:style-name="T5">Beatriz</text:span><text:span text:style-name="T6"> </text:span><text:span text:style-name="T11">Soldera</text:span></text:p>
          </table:table-cell>
          <table:table-cell table:style-name="ce8" office:value-type="string" calcext:value-type="string">
            <text:p><text:span text:style-name="T13">Alessandra</text:span><text:span text:style-name="T23"> </text:span><text:span text:style-name="T11">Sussulini</text:span></text:p>
          </table:table-cell>
          <table:table-cell table:style-name="ce8" office:value-type="string" calcext:value-type="string">
            <text:p><text:span text:style-name="T5">Marcelo</text:span><text:span text:style-name="T9"> </text:span><text:span text:style-name="T5">Bispo</text:span><text:span text:style-name="T9"> </text:span><text:span text:style-name="T5">de</text:span><text:span text:style-name="T9"> </text:span><text:span text:style-name="T11">Jesus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36617" calcext:value-type="float">
            <text:p>236617</text:p>
          </table:table-cell>
          <table:table-cell table:style-name="ce8" office:value-type="string" calcext:value-type="string">
            <text:p><text:span text:style-name="T5">Bruna</text:span><text:span text:style-name="T10"> </text:span><text:span text:style-name="T11">Bragantin</text:span></text:p>
          </table:table-cell>
          <table:table-cell table:style-name="ce8" office:value-type="string" calcext:value-type="string">
            <text:p><text:span text:style-name="T5">Renato</text:span><text:span text:style-name="T8"> </text:span><text:span text:style-name="T5">Sousa</text:span><text:span text:style-name="T10"> </text:span><text:span text:style-name="T12">Lim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61083" calcext:value-type="float">
            <text:p>261083</text:p>
          </table:table-cell>
          <table:table-cell table:style-name="ce8" office:value-type="string" calcext:value-type="string">
            <text:p><text:span text:style-name="T5">Bruna</text:span><text:span text:style-name="T7"> </text:span><text:span text:style-name="T5">Butke</text:span><text:span text:style-name="T7"> </text:span><text:span text:style-name="T5">de</text:span><text:span text:style-name="T6"> </text:span><text:span text:style-name="T11">Souza</text:span></text:p>
          </table:table-cell>
          <table:table-cell table:style-name="ce8" office:value-type="string" calcext:value-type="string">
            <text:p><text:span text:style-name="T5">Julio</text:span><text:span text:style-name="T6"> </text:span><text:span text:style-name="T5">Cezar</text:span><text:span text:style-name="T7"> </text:span><text:span text:style-name="T11">Pastre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91088" calcext:value-type="float">
            <text:p>291088</text:p>
          </table:table-cell>
          <table:table-cell table:style-name="ce8" office:value-type="string" calcext:value-type="string">
            <text:p><text:span text:style-name="T5">Bruna</text:span><text:span text:style-name="T10"> </text:span><text:span text:style-name="T5">Gabrielle</text:span><text:span text:style-name="T10"> </text:span><text:span text:style-name="T5">Olsen</text:span><text:span text:style-name="T9"> </text:span><text:span text:style-name="T11">Pinto</text:span></text:p>
          </table:table-cell>
          <table:table-cell table:style-name="ce8" office:value-type="string" calcext:value-type="string">
            <text:p><text:span text:style-name="T5">Carlos</text:span><text:span text:style-name="T10"> </text:span><text:span text:style-name="T5">Henrique</text:span><text:span text:style-name="T10"> </text:span><text:span text:style-name="T5">Inacio</text:span><text:span text:style-name="T10"> </text:span><text:span text:style-name="T11">Ramos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O</text:span></text:p>
          </table:table-cell>
          <table:table-cell table:style-name="ce5" office:value-type="float" office:value="271135" calcext:value-type="float">
            <text:p>271135</text:p>
          </table:table-cell>
          <table:table-cell table:style-name="ce8" office:value-type="string" calcext:value-type="string">
            <text:p><text:span text:style-name="T5">Bruno</text:span><text:span text:style-name="T8"> </text:span><text:span text:style-name="T5">Bueno</text:span><text:span text:style-name="T8"> </text:span><text:span text:style-name="T11">Scabello</text:span></text:p>
          </table:table-cell>
          <table:table-cell table:style-name="ce8" office:value-type="string" calcext:value-type="string">
            <text:p><text:span text:style-name="T5">Igor</text:span><text:span text:style-name="T7"> </text:span><text:span text:style-name="T5">Dias</text:span><text:span text:style-name="T9"> </text:span><text:span text:style-name="T11">Jurberg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195034" calcext:value-type="float">
            <text:p>195034</text:p>
          </table:table-cell>
          <table:table-cell table:style-name="ce8" office:value-type="string" calcext:value-type="string">
            <text:p><text:span text:style-name="T5">Bruno</text:span><text:span text:style-name="T6"> </text:span><text:span text:style-name="T5">de</text:span><text:span text:style-name="T6"> </text:span><text:span text:style-name="T5">Almeida</text:span><text:span text:style-name="T6"> </text:span><text:span text:style-name="T11">Piscelli</text:span></text:p>
          </table:table-cell>
          <table:table-cell table:style-name="ce8" office:value-type="string" calcext:value-type="string">
            <text:p><text:span text:style-name="T13">Rodrigo</text:span><text:span text:style-name="T21"> </text:span><text:span text:style-name="T11">Antonio</text:span><text:span text:style-name="T24"> </text:span><text:span text:style-name="T11">Cormanich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65981" calcext:value-type="float">
            <text:p>265981</text:p>
          </table:table-cell>
          <table:table-cell table:style-name="ce8" office:value-type="string" calcext:value-type="string">
            <text:p><text:span text:style-name="T5">Bruno</text:span><text:span text:style-name="T10"> </text:span><text:span text:style-name="T5">do</text:span><text:span text:style-name="T10"> </text:span><text:span text:style-name="T5">Nascimento</text:span><text:span text:style-name="T10"> </text:span><text:span text:style-name="T5">de</text:span><text:span text:style-name="T9"> </text:span><text:span text:style-name="T11">Almeida</text:span></text:p>
          </table:table-cell>
          <table:table-cell table:style-name="ce8" office:value-type="string" calcext:value-type="string">
            <text:p><text:span text:style-name="T5">Wdeson</text:span><text:span text:style-name="T10"> </text:span><text:span text:style-name="T5">Pereira</text:span><text:span text:style-name="T9"> </text:span><text:span text:style-name="T11">Barros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O</text:span></text:p>
          </table:table-cell>
          <table:table-cell table:style-name="ce5" office:value-type="float" office:value="249416" calcext:value-type="float">
            <text:p>249416</text:p>
          </table:table-cell>
          <table:table-cell table:style-name="ce8" office:value-type="string" calcext:value-type="string">
            <text:p><text:span text:style-name="T5">Bruno</text:span><text:span text:style-name="T8"> </text:span><text:span text:style-name="T5">González</text:span><text:span text:style-name="T10"> </text:span><text:span text:style-name="T5">Ianes</text:span><text:span text:style-name="T10"> </text:span><text:span text:style-name="T11">Geraldo</text:span></text:p>
          </table:table-cell>
          <table:table-cell table:style-name="ce8" office:value-type="string" calcext:value-type="string">
            <text:p><text:span text:style-name="T5">Julio</text:span><text:span text:style-name="T6"> </text:span><text:span text:style-name="T5">Cezar</text:span><text:span text:style-name="T7"> </text:span><text:span text:style-name="T11">Pastre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31515" calcext:value-type="float">
            <text:p>31515</text:p>
          </table:table-cell>
          <table:table-cell table:style-name="ce8" office:value-type="string" calcext:value-type="string">
            <text:p><text:span text:style-name="T5">Bruno</text:span><text:span text:style-name="T9"> </text:span><text:span text:style-name="T5">Ieiri</text:span><text:span text:style-name="T7"> Ito</text:span></text:p>
          </table:table-cell>
          <table:table-cell table:style-name="ce8" office:value-type="string" calcext:value-type="string">
            <text:p><text:span text:style-name="T5">Ana</text:span><text:span text:style-name="T7"> </text:span><text:span text:style-name="T5">Flavia</text:span><text:span text:style-name="T7"> </text:span><text:span text:style-name="T11">Nogueir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168215" calcext:value-type="float">
            <text:p>168215</text:p>
          </table:table-cell>
          <table:table-cell table:style-name="ce8" office:value-type="string" calcext:value-type="string">
            <text:p><text:span text:style-name="T5">Caio</text:span><text:span text:style-name="T6"> </text:span><text:span text:style-name="T5">Carvalho</text:span><text:span text:style-name="T6"> </text:span><text:span text:style-name="T5">de</text:span><text:span text:style-name="T9"> </text:span><text:span text:style-name="T12">Lima</text:span></text:p>
          </table:table-cell>
          <table:table-cell table:style-name="ce8" office:value-type="string" calcext:value-type="string">
            <text:p><text:span text:style-name="T5">Italo</text:span><text:span text:style-name="T10"> </text:span><text:span text:style-name="T5">Odone</text:span><text:span text:style-name="T10"> </text:span><text:span text:style-name="T11">Mazal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10920" calcext:value-type="float">
            <text:p>210920</text:p>
          </table:table-cell>
          <table:table-cell table:style-name="ce8" office:value-type="string" calcext:value-type="string">
            <text:p><text:span text:style-name="T5">Caio</text:span><text:span text:style-name="T9"> </text:span><text:span text:style-name="T5">Guilherme</text:span><text:span text:style-name="T6"> </text:span><text:span text:style-name="T5">Pereira</text:span><text:span text:style-name="T9"> </text:span><text:span text:style-name="T5">Dos</text:span><text:span text:style-name="T6"> </text:span><text:span text:style-name="T11">Santos</text:span></text:p>
          </table:table-cell>
          <table:table-cell table:style-name="ce8" office:value-type="string" calcext:value-type="string">
            <text:p><text:span text:style-name="T5">Claudia</text:span><text:span text:style-name="T8"> </text:span><text:span text:style-name="T11">Long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145568" calcext:value-type="float">
            <text:p>145568</text:p>
          </table:table-cell>
          <table:table-cell table:style-name="ce8" office:value-type="string" calcext:value-type="string">
            <text:p><text:span text:style-name="T5">Caio</text:span><text:span text:style-name="T9"> </text:span><text:span text:style-name="T5">Moraes</text:span><text:span text:style-name="T9"> </text:span><text:span text:style-name="T11">Porto</text:span></text:p>
          </table:table-cell>
          <table:table-cell table:style-name="ce8" office:value-type="string" calcext:value-type="string">
            <text:p><text:span text:style-name="T5">Nelson</text:span><text:span text:style-name="T8"> </text:span><text:span text:style-name="T5">Henrique</text:span><text:span text:style-name="T8"> </text:span><text:span text:style-name="T11">Morgo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O</text:span></text:p>
          </table:table-cell>
          <table:table-cell table:style-name="ce5" office:value-type="float" office:value="168409" calcext:value-type="float">
            <text:p>168409</text:p>
          </table:table-cell>
          <table:table-cell table:style-name="ce8" office:value-type="string" calcext:value-type="string">
            <text:p><text:span text:style-name="T5">Camila</text:span><text:span text:style-name="T10"> </text:span><text:span text:style-name="T5">Cavalleiro</text:span><text:span text:style-name="T9"> </text:span><text:span text:style-name="T11">Frias</text:span></text:p>
          </table:table-cell>
          <table:table-cell table:style-name="ce8" office:value-type="string" calcext:value-type="string">
            <text:p><text:span text:style-name="T5">Wanda</text:span><text:span text:style-name="T10"> </text:span><text:span text:style-name="T5">Pereira</text:span><text:span text:style-name="T10"> </text:span><text:span text:style-name="T11">Almeid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21785" calcext:value-type="float">
            <text:p>221785</text:p>
          </table:table-cell>
          <table:table-cell table:style-name="ce8" office:value-type="string" calcext:value-type="string">
            <text:p><text:span text:style-name="T5">Camila</text:span><text:span text:style-name="T9"> </text:span><text:span text:style-name="T5">Lopes</text:span><text:span text:style-name="T9"> </text:span><text:span text:style-name="T5">Rosa</text:span><text:span text:style-name="T6"> </text:span><text:span text:style-name="T11">Teixeira</text:span></text:p>
          </table:table-cell>
          <table:table-cell table:style-name="ce8" office:value-type="string" calcext:value-type="string">
            <text:p><text:span text:style-name="T5">Leandro</text:span><text:span text:style-name="T8"> </text:span><text:span text:style-name="T5">Antonio</text:span><text:span text:style-name="T10"> </text:span><text:span text:style-name="T5">de</text:span><text:span text:style-name="T8"> </text:span><text:span text:style-name="T11">Oliveir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232697" calcext:value-type="float">
            <text:p>232697</text:p>
          </table:table-cell>
          <table:table-cell table:style-name="ce8" office:value-type="string" calcext:value-type="string">
            <text:p><text:span text:style-name="T5">Camila</text:span><text:span text:style-name="T6"> </text:span><text:span text:style-name="T5">Nori</text:span><text:span text:style-name="T7"> </text:span><text:span text:style-name="T5">Dias</text:span><text:span text:style-name="T6"> </text:span><text:span text:style-name="T11">Kubota</text:span></text:p>
          </table:table-cell>
          <table:table-cell table:style-name="ce8" office:value-type="string" calcext:value-type="string">
            <text:p><text:span text:style-name="T5">Diego</text:span><text:span text:style-name="T6"> </text:span><text:span text:style-name="T5">Pereira</text:span><text:span text:style-name="T6"> </text:span><text:span text:style-name="T5">dos</text:span><text:span text:style-name="T6"> </text:span><text:span text:style-name="T11">Santos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145633" calcext:value-type="float">
            <text:p>145633</text:p>
          </table:table-cell>
          <table:table-cell table:style-name="ce8" office:value-type="string" calcext:value-type="string">
            <text:p><text:span text:style-name="T5">Carla</text:span><text:span text:style-name="T6"> </text:span><text:span text:style-name="T5">Cristina</text:span><text:span text:style-name="T6"> </text:span><text:span text:style-name="T5">Frontelli</text:span><text:span text:style-name="T12"> </text:span><text:span text:style-name="T11">Santos</text:span></text:p>
          </table:table-cell>
          <table:table-cell table:style-name="ce8" office:value-type="string" calcext:value-type="string">
            <text:p><text:span text:style-name="T5">Airton</text:span><text:span text:style-name="T8"> </text:span><text:span text:style-name="T5">Goncalves</text:span><text:span text:style-name="T8"> </text:span><text:span text:style-name="T5">Salles</text:span><text:span text:style-name="T10"> </text:span><text:span text:style-name="T11">Junior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34868" calcext:value-type="float">
            <text:p>234868</text:p>
          </table:table-cell>
          <table:table-cell table:style-name="ce8" office:value-type="string" calcext:value-type="string">
            <text:p><text:span text:style-name="T5">Carla</text:span><text:span text:style-name="T10"> </text:span><text:span text:style-name="T5">Manuela</text:span><text:span text:style-name="T9"> </text:span><text:span text:style-name="T5">Sganzerla</text:span><text:span text:style-name="T9"> </text:span><text:span text:style-name="T11">Sabino</text:span></text:p>
          </table:table-cell>
          <table:table-cell table:style-name="ce8" office:value-type="string" calcext:value-type="string">
            <text:p><text:span text:style-name="T5">Watson</text:span><text:span text:style-name="T10"> </text:span><text:span text:style-name="T7">Loh</text:span></text:p>
          </table:table-cell>
          <table:table-cell table:style-name="ce8" office:value-type="string" calcext:value-type="string">
            <text:p><text:span text:style-name="T13">Guilherme</text:span><text:span text:style-name="T25"> </text:span><text:span text:style-name="T11">Augusto</text:span><text:span text:style-name="T25"> </text:span><text:span text:style-name="T11">Ferreira</text:span></text:p>
          </table:table-cell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28209" calcext:value-type="float">
            <text:p>228209</text:p>
          </table:table-cell>
          <table:table-cell table:style-name="ce8" office:value-type="string" calcext:value-type="string">
            <text:p><text:span text:style-name="T5">Carlos</text:span><text:span text:style-name="T9"> </text:span><text:span text:style-name="T5">Alberto</text:span><text:span text:style-name="T6"> </text:span><text:span text:style-name="T12">Rios</text:span></text:p>
          </table:table-cell>
          <table:table-cell table:style-name="ce8" office:value-type="string" calcext:value-type="string">
            <text:p><text:span text:style-name="T5">Márcia</text:span><text:span text:style-name="T9"> </text:span><text:span text:style-name="T5">Cristina</text:span><text:span text:style-name="T9"> </text:span><text:span text:style-name="T11">Breitkreitz</text:span></text:p>
          </table:table-cell>
          <table:table-cell table:style-name="ce8" office:value-type="string" calcext:value-type="string">
            <text:p><text:span text:style-name="T5">Italo</text:span><text:span text:style-name="T10"> </text:span><text:span text:style-name="T5">Odone</text:span><text:span text:style-name="T10"> </text:span><text:span text:style-name="T11">Mazali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03748" calcext:value-type="float">
            <text:p>203748</text:p>
          </table:table-cell>
          <table:table-cell table:style-name="ce8" office:value-type="string" calcext:value-type="string">
            <text:p><text:span text:style-name="T5">Carlos</text:span><text:span text:style-name="T9"> </text:span><text:span text:style-name="T5">Guilherme</text:span><text:span text:style-name="T9"> </text:span><text:span text:style-name="T5">Tissi</text:span><text:span text:style-name="T6"> </text:span><text:span text:style-name="T11">Batista</text:span></text:p>
          </table:table-cell>
          <table:table-cell table:style-name="ce8" office:value-type="string" calcext:value-type="string">
            <text:p><text:span text:style-name="T5">Munir</text:span><text:span text:style-name="T6"> </text:span><text:span text:style-name="T5">Salomão</text:span><text:span text:style-name="T9"> </text:span><text:span text:style-name="T12">Skaf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65982" calcext:value-type="float">
            <text:p>265982</text:p>
          </table:table-cell>
          <table:table-cell table:style-name="ce8" office:value-type="string" calcext:value-type="string">
            <text:p><text:span text:style-name="T5">Caroline</text:span><text:span text:style-name="T9"> </text:span><text:span text:style-name="T5">de</text:span><text:span text:style-name="T6"> </text:span><text:span text:style-name="T5">Siqueira</text:span><text:span text:style-name="T6"> </text:span><text:span text:style-name="T5">Souza</text:span><text:span text:style-name="T7"> </text:span><text:span text:style-name="T12">Silva</text:span></text:p>
          </table:table-cell>
          <table:table-cell table:style-name="ce8" office:value-type="string" calcext:value-type="string">
            <text:p><text:span text:style-name="T5">Carlos</text:span><text:span text:style-name="T10"> </text:span><text:span text:style-name="T5">Henrique</text:span><text:span text:style-name="T10"> </text:span><text:span text:style-name="T5">Inacio</text:span><text:span text:style-name="T10"> </text:span><text:span text:style-name="T11">Ramos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168982" calcext:value-type="float">
            <text:p>168982</text:p>
          </table:table-cell>
          <table:table-cell table:style-name="ce8" office:value-type="string" calcext:value-type="string">
            <text:p><text:span text:style-name="T5">Cassia</text:span><text:span text:style-name="T8"> </text:span><text:span text:style-name="T11">Chiari</text:span></text:p>
          </table:table-cell>
          <table:table-cell table:style-name="ce8" office:value-type="string" calcext:value-type="string">
            <text:p><text:span text:style-name="T13">Claudio</text:span><text:span text:style-name="T21"> </text:span><text:span text:style-name="T11">Francisco</text:span><text:span text:style-name="T21"> </text:span><text:span text:style-name="T11">Tormen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O</text:span></text:p>
          </table:table-cell>
          <table:table-cell table:style-name="ce5" office:value-type="float" office:value="214536" calcext:value-type="float">
            <text:p>214536</text:p>
          </table:table-cell>
          <table:table-cell table:style-name="ce8" office:value-type="string" calcext:value-type="string">
            <text:p><text:span text:style-name="T5">César</text:span><text:span text:style-name="T9"> </text:span><text:span text:style-name="T5">Augusto</text:span><text:span text:style-name="T10"> </text:span><text:span text:style-name="T5">Denadai</text:span><text:span text:style-name="T9"> </text:span><text:span text:style-name="T11">Zaragoza</text:span></text:p>
          </table:table-cell>
          <table:table-cell table:style-name="ce8" office:value-type="string" calcext:value-type="string">
            <text:p><text:span text:style-name="T5">Airton</text:span><text:span text:style-name="T8"> </text:span><text:span text:style-name="T5">Goncalves</text:span><text:span text:style-name="T8"> </text:span><text:span text:style-name="T5">Salles</text:span><text:span text:style-name="T10"> </text:span><text:span text:style-name="T11">Junio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03761" calcext:value-type="float">
            <text:p>203761</text:p>
          </table:table-cell>
          <table:table-cell table:style-name="ce8" office:value-type="string" calcext:value-type="string">
            <text:p><text:span text:style-name="T5">Clara</text:span><text:span text:style-name="T6"> </text:span><text:span text:style-name="T5">Lana</text:span><text:span text:style-name="T7"> </text:span><text:span text:style-name="T5">Bispo</text:span><text:span text:style-name="T9"> </text:span><text:span text:style-name="T11">Fidelis</text:span></text:p>
          </table:table-cell>
          <table:table-cell table:style-name="ce8" office:value-type="string" calcext:value-type="string">
            <text:p><text:span text:style-name="T5">Mateus</text:span><text:span text:style-name="T10"> </text:span><text:span text:style-name="T5">Borba</text:span><text:span text:style-name="T9"> </text:span><text:span text:style-name="T11">Cardos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19567" calcext:value-type="float">
            <text:p>219567</text:p>
          </table:table-cell>
          <table:table-cell table:style-name="ce8" office:value-type="string" calcext:value-type="string">
            <text:p><text:span text:style-name="T5">Cleber</text:span><text:span text:style-name="T12"> </text:span><text:span text:style-name="T5">da</text:span><text:span text:style-name="T7"> </text:span><text:span text:style-name="T5">Silva</text:span><text:span text:style-name="T7"> </text:span><text:span text:style-name="T11">Torres</text:span></text:p>
          </table:table-cell>
          <table:table-cell table:style-name="ce8" office:value-type="string" calcext:value-type="string">
            <text:p><text:span text:style-name="T5">Italo</text:span><text:span text:style-name="T10"> </text:span><text:span text:style-name="T5">Odone</text:span><text:span text:style-name="T10"> </text:span><text:span text:style-name="T11">Mazal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62814" calcext:value-type="float">
            <text:p>262814</text:p>
          </table:table-cell>
          <table:table-cell table:style-name="ce8" office:value-type="string" calcext:value-type="string">
            <text:p><text:span text:style-name="T13">Dagwin</text:span><text:span text:style-name="T14"> </text:span><text:span text:style-name="T11">Wachholz</text:span><text:span text:style-name="T22"> </text:span><text:span text:style-name="T11">Junior</text:span></text:p>
          </table:table-cell>
          <table:table-cell table:style-name="ce8" office:value-type="string" calcext:value-type="string">
            <text:p><text:span text:style-name="T5">José</text:span><text:span text:style-name="T9"> </text:span><text:span text:style-name="T5">Alberto</text:span><text:span text:style-name="T6"> </text:span><text:span text:style-name="T5">Fracassi</text:span><text:span text:style-name="T7"> </text:span><text:span text:style-name="T5">da</text:span><text:span text:style-name="T9"> </text:span><text:span text:style-name="T12">Silv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169354" calcext:value-type="float">
            <text:p>169354</text:p>
          </table:table-cell>
          <table:table-cell table:style-name="ce8" office:value-type="string" calcext:value-type="string">
            <text:p><text:span text:style-name="T5">Daiane</text:span><text:span text:style-name="T10"> </text:span><text:span text:style-name="T5">Batista</text:span><text:span text:style-name="T9"> </text:span><text:span text:style-name="T5">da</text:span><text:span text:style-name="T10"> </text:span><text:span text:style-name="T11">Silva</text:span></text:p>
          </table:table-cell>
          <table:table-cell table:style-name="ce8" office:value-type="string" calcext:value-type="string">
            <text:p><text:span text:style-name="T5">Juliana</text:span><text:span text:style-name="T6"> </text:span><text:span text:style-name="T5">da</text:span><text:span text:style-name="T6"> </text:span><text:span text:style-name="T5">Silva</text:span><text:span text:style-name="T7"> </text:span><text:span text:style-name="T11">Bernardes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138200" calcext:value-type="float">
            <text:p>138200</text:p>
          </table:table-cell>
          <table:table-cell table:style-name="ce8" office:value-type="string" calcext:value-type="string">
            <text:p><text:span text:style-name="T5">Daiane</text:span><text:span text:style-name="T10"> </text:span><text:span text:style-name="T5">Letícia</text:span><text:span text:style-name="T9"> </text:span><text:span text:style-name="T5">Quirino</text:span><text:span text:style-name="T9"> </text:span><text:span text:style-name="T5">de</text:span><text:span text:style-name="T10"> </text:span><text:span text:style-name="T11">Souza</text:span></text:p>
          </table:table-cell>
          <table:table-cell table:style-name="ce8" office:value-type="string" calcext:value-type="string">
            <text:p><text:span text:style-name="T5">Carla</text:span><text:span text:style-name="T9"> </text:span><text:span text:style-name="T5">Beatriz</text:span><text:span text:style-name="T6"> </text:span><text:span text:style-name="T5">Grespan</text:span><text:span text:style-name="T6"> </text:span><text:span text:style-name="T11">Bottol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214695" calcext:value-type="float">
            <text:p>214695</text:p>
          </table:table-cell>
          <table:table-cell table:style-name="ce8" office:value-type="string" calcext:value-type="string">
            <text:p><text:span text:style-name="T5">Daniel</text:span><text:span text:style-name="T6"> </text:span><text:span text:style-name="T5">Adrian</text:span><text:span text:style-name="T6"> </text:span><text:span text:style-name="T5">Lopez</text:span><text:span text:style-name="T7"> </text:span><text:span text:style-name="T5">de</text:span><text:span text:style-name="T9"> </text:span><text:span text:style-name="T11">Andrade</text:span></text:p>
          </table:table-cell>
          <table:table-cell table:style-name="ce8" office:value-type="string" calcext:value-type="string">
            <text:p><text:span text:style-name="T5">Miguel</text:span><text:span text:style-name="T7"> </text:span><text:span text:style-name="T5">Angel</text:span><text:span text:style-name="T7"> </text:span><text:span text:style-name="T5">San</text:span><text:span text:style-name="T6"> </text:span><text:span text:style-name="T5">Miguel</text:span><text:span text:style-name="T7"> </text:span><text:span text:style-name="T11">Barrer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14776" calcext:value-type="float">
            <text:p>214776</text:p>
          </table:table-cell>
          <table:table-cell table:style-name="ce8" office:value-type="string" calcext:value-type="string">
            <text:p><text:span text:style-name="T5">Daniel</text:span><text:span text:style-name="T9"> </text:span><text:span text:style-name="T5">Salomão</text:span><text:span text:style-name="T10"> </text:span><text:span text:style-name="T11">Doretto</text:span></text:p>
          </table:table-cell>
          <table:table-cell table:style-name="ce8" office:value-type="string" calcext:value-type="string">
            <text:p><text:span text:style-name="T5">Renato</text:span><text:span text:style-name="T8"> </text:span><text:span text:style-name="T5">Sousa</text:span><text:span text:style-name="T10"> </text:span><text:span text:style-name="T12">Lim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195888" calcext:value-type="float">
            <text:p>195888</text:p>
          </table:table-cell>
          <table:table-cell table:style-name="ce8" office:value-type="string" calcext:value-type="string">
            <text:p><text:span text:style-name="T5">Daniel</text:span><text:span text:style-name="T7"> </text:span><text:span text:style-name="T5">Yuri</text:span><text:span text:style-name="T7"> </text:span><text:span text:style-name="T11">Akiyama</text:span></text:p>
          </table:table-cell>
          <table:table-cell table:style-name="ce8" office:value-type="string" calcext:value-type="string">
            <text:p><text:span text:style-name="T13">Taicia</text:span><text:span text:style-name="T21"> </text:span><text:span text:style-name="T11">Pacheco</text:span><text:span text:style-name="T21"> </text:span><text:span text:style-name="T12">Fill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65991" calcext:value-type="float">
            <text:p>265991</text:p>
          </table:table-cell>
          <table:table-cell table:style-name="ce8" office:value-type="string" calcext:value-type="string">
            <text:p><text:span text:style-name="T5">Daniele</text:span><text:span text:style-name="T9"> </text:span><text:span text:style-name="T5">Gama</text:span><text:span text:style-name="T9"> </text:span><text:span text:style-name="T11">Rodrigues</text:span></text:p>
          </table:table-cell>
          <table:table-cell table:style-name="ce8" office:value-type="string" calcext:value-type="string">
            <text:p><text:span text:style-name="T5">Ivo</text:span><text:span text:style-name="T10"> </text:span><text:span text:style-name="T5">Milton</text:span><text:span text:style-name="T10"> </text:span><text:span text:style-name="T5">Raimundo</text:span><text:span text:style-name="T10"> </text:span><text:span text:style-name="T11">Junior</text:span></text:p>
          </table:table-cell>
          <table:table-cell table:style-name="ce8" office:value-type="string" calcext:value-type="string">
            <text:p><text:span text:style-name="T5">Rafael</text:span><text:span text:style-name="T7"> </text:span><text:span text:style-name="T5">Di</text:span><text:span text:style-name="T12"> </text:span><text:span text:style-name="T5">Lazaro</text:span><text:span text:style-name="T7"> </text:span><text:span text:style-name="T11">Gaspar</text:span></text:p>
          </table:table-cell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64584" calcext:value-type="float">
            <text:p>264584</text:p>
          </table:table-cell>
          <table:table-cell table:style-name="ce8" office:value-type="string" calcext:value-type="string">
            <text:p><text:span text:style-name="T5">Davi</text:span><text:span text:style-name="T6"> </text:span><text:span text:style-name="T5">dos</text:span><text:span text:style-name="T9"> </text:span><text:span text:style-name="T5">Santos</text:span><text:span text:style-name="T9"> </text:span><text:span text:style-name="T11">Leite</text:span></text:p>
          </table:table-cell>
          <table:table-cell table:style-name="ce8" office:value-type="string" calcext:value-type="string">
            <text:p><text:span text:style-name="T13">Daniela</text:span><text:span text:style-name="T21"> </text:span><text:span text:style-name="T11">Zanchet</text:span></text:p>
          </table:table-cell>
          <table:table-cell table:style-name="ce8" office:value-type="string" calcext:value-type="string">
            <text:p><text:span text:style-name="T5">Julio</text:span><text:span text:style-name="T6"> </text:span><text:span text:style-name="T5">Cezar</text:span><text:span text:style-name="T7"> </text:span><text:span text:style-name="T11">Pastre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91093" calcext:value-type="float">
            <text:p>291093</text:p>
          </table:table-cell>
          <table:table-cell table:style-name="ce8" office:value-type="string" calcext:value-type="string">
            <text:p><text:span text:style-name="T5">Débora</text:span><text:span text:style-name="T6"> </text:span><text:span text:style-name="T5">de</text:span><text:span text:style-name="T6"> </text:span><text:span text:style-name="T5">Souza</text:span><text:span text:style-name="T6"> </text:span><text:span text:style-name="T11">Pinheiro</text:span></text:p>
          </table:table-cell>
          <table:table-cell table:style-name="ce8" office:value-type="string" calcext:value-type="string">
            <text:p><text:span text:style-name="T5">Heloise</text:span><text:span text:style-name="T9"> </text:span><text:span text:style-name="T5">de</text:span><text:span text:style-name="T10"> </text:span><text:span text:style-name="T5">Oliveira</text:span><text:span text:style-name="T9"> </text:span><text:span text:style-name="T5">Pastore</text:span><text:span text:style-name="T9"> </text:span><text:span text:style-name="T11">Jense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32177" calcext:value-type="float">
            <text:p>32177</text:p>
          </table:table-cell>
          <table:table-cell table:style-name="ce8" office:value-type="string" calcext:value-type="string">
            <text:p><text:span text:style-name="T5">Deborah</text:span><text:span text:style-name="T9"> </text:span><text:span text:style-name="T5">Rean</text:span><text:span text:style-name="T9"> </text:span><text:span text:style-name="T5">Carreiro</text:span><text:span text:style-name="T6"> </text:span><text:span text:style-name="T5">Matazo</text:span><text:span text:style-name="T9"> </text:span><text:span text:style-name="T5">dos</text:span><text:span text:style-name="T6"> </text:span><text:span text:style-name="T11">Santos</text:span></text:p>
          </table:table-cell>
          <table:table-cell table:style-name="ce8" office:value-type="string" calcext:value-type="string">
            <text:p><text:span text:style-name="T5">Gildo</text:span><text:span text:style-name="T8"> </text:span><text:span text:style-name="T5">Girotto</text:span><text:span text:style-name="T9"> </text:span><text:span text:style-name="T11">Junio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34861" calcext:value-type="float">
            <text:p>234861</text:p>
          </table:table-cell>
          <table:table-cell table:style-name="ce8" office:value-type="string" calcext:value-type="string">
            <text:p><text:span text:style-name="T5">Deysiane</text:span><text:span text:style-name="T10"> </text:span><text:span text:style-name="T5">Alves</text:span><text:span text:style-name="T9"> </text:span><text:span text:style-name="T5">Lima</text:span><text:span text:style-name="T9"> </text:span><text:span text:style-name="T5">dos</text:span><text:span text:style-name="T9"> </text:span><text:span text:style-name="T11">Santos</text:span></text:p>
          </table:table-cell>
          <table:table-cell table:style-name="ce8" office:value-type="string" calcext:value-type="string">
            <text:p><text:span text:style-name="T5">Italo</text:span><text:span text:style-name="T10"> </text:span><text:span text:style-name="T5">Odone</text:span><text:span text:style-name="T10"> </text:span><text:span text:style-name="T11">Mazal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90909" calcext:value-type="float">
            <text:p>90909</text:p>
          </table:table-cell>
          <table:table-cell table:style-name="ce8" office:value-type="string" calcext:value-type="string">
            <text:p><text:span text:style-name="T5">Diego</text:span><text:span text:style-name="T9"> </text:span><text:span text:style-name="T5">Campaci</text:span><text:span text:style-name="T7"> </text:span><text:span text:style-name="T5">de</text:span><text:span text:style-name="T9"> </text:span><text:span text:style-name="T11">Andrade</text:span></text:p>
          </table:table-cell>
          <table:table-cell table:style-name="ce8" office:value-type="string" calcext:value-type="string">
            <text:p><text:span text:style-name="T5">Jarbas</text:span><text:span text:style-name="T8"> </text:span><text:span text:style-name="T5">José</text:span><text:span text:style-name="T8"> </text:span><text:span text:style-name="T5">Rodrigues</text:span><text:span text:style-name="T10"> </text:span><text:span text:style-name="T11">Rohwedde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I</text:span></text:p>
          </table:table-cell>
          <table:table-cell table:style-name="ce5" office:value-type="float" office:value="122280" calcext:value-type="float">
            <text:p>122280</text:p>
          </table:table-cell>
          <table:table-cell table:style-name="ce8" office:value-type="string" calcext:value-type="string">
            <text:p><text:span text:style-name="T5">Diogo</text:span><text:span text:style-name="T10"> </text:span><text:span text:style-name="T5">Martinez</text:span><text:span text:style-name="T6"> </text:span><text:span text:style-name="T5">Guilhermitti</text:span><text:span text:style-name="T9"> </text:span><text:span text:style-name="T12">Neto</text:span></text:p>
          </table:table-cell>
          <table:table-cell table:style-name="ce8" office:value-type="string" calcext:value-type="string">
            <text:p><text:span text:style-name="T5">Ana</text:span><text:span text:style-name="T7"> </text:span><text:span text:style-name="T5">Flávia</text:span><text:span text:style-name="T7"> </text:span><text:span text:style-name="T11">Nogueira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164664" calcext:value-type="float">
            <text:p>164664</text:p>
          </table:table-cell>
          <table:table-cell table:style-name="ce8" office:value-type="string" calcext:value-type="string">
            <text:p><text:span text:style-name="T5">Éder</text:span><text:span text:style-name="T7"> </text:span><text:span text:style-name="T5">de</text:span><text:span text:style-name="T7"> </text:span><text:span text:style-name="T5">Vilhena</text:span><text:span text:style-name="T7"> </text:span><text:span text:style-name="T11">Araújo</text:span></text:p>
          </table:table-cell>
          <table:table-cell table:style-name="ce8" office:value-type="string" calcext:value-type="string">
            <text:p><text:span text:style-name="T13">Taicia</text:span><text:span text:style-name="T21"> </text:span><text:span text:style-name="T11">Pacheco</text:span><text:span text:style-name="T21"> </text:span><text:span text:style-name="T12">Fill</text:span></text:p>
          </table:table-cell>
          <table:table-cell table:style-name="ce8" office:value-type="string" calcext:value-type="string">
            <text:p><text:span text:style-name="T13">Cassiana</text:span><text:span text:style-name="T25"> </text:span><text:span text:style-name="T11">Carolina</text:span><text:span text:style-name="T25"> </text:span><text:span text:style-name="T11">Montagner</text:span><text:span text:style-name="T23"> </text:span><text:span text:style-name="T11">Raimundo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60234" calcext:value-type="float">
            <text:p>60234</text:p>
          </table:table-cell>
          <table:table-cell table:style-name="ce8" office:value-type="string" calcext:value-type="string">
            <text:p><text:span text:style-name="T5">Éder</text:span><text:span text:style-name="T6"> </text:span><text:span text:style-name="T5">Rissi</text:span><text:span text:style-name="T7"> </text:span><text:span text:style-name="T11">Torres</text:span></text:p>
          </table:table-cell>
          <table:table-cell table:style-name="ce8" office:value-type="string" calcext:value-type="string">
            <text:p><text:span text:style-name="T5">Marcia</text:span><text:span text:style-name="T9"> </text:span><text:span text:style-name="T5">Miguel</text:span><text:span text:style-name="T6"> </text:span><text:span text:style-name="T5">Castro</text:span><text:span text:style-name="T9"> </text:span><text:span text:style-name="T11">Ferreir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116653" calcext:value-type="float">
            <text:p>116653</text:p>
          </table:table-cell>
          <table:table-cell table:style-name="ce8" office:value-type="string" calcext:value-type="string">
            <text:p><text:span text:style-name="T5">Edilaine</text:span><text:span text:style-name="T9"> </text:span><text:span text:style-name="T5">de</text:span><text:span text:style-name="T10"> </text:span><text:span text:style-name="T5">Freitas</text:span><text:span text:style-name="T9"> </text:span><text:span text:style-name="T12">Lima</text:span></text:p>
          </table:table-cell>
          <table:table-cell table:style-name="ce8" office:value-type="string" calcext:value-type="string">
            <text:p><text:span text:style-name="T5">Cassiana</text:span><text:span text:style-name="T8"> </text:span><text:span text:style-name="T5">Carolina</text:span><text:span text:style-name="T8"> </text:span><text:span text:style-name="T11">Montagne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19542" calcext:value-type="float">
            <text:p>219542</text:p>
          </table:table-cell>
          <table:table-cell table:style-name="ce8" office:value-type="string" calcext:value-type="string">
            <text:p><text:span text:style-name="T5">Eduard</text:span><text:span text:style-name="T9"> </text:span><text:span text:style-name="T5">David</text:span><text:span text:style-name="T10"> </text:span><text:span text:style-name="T5">Simões</text:span><text:span text:style-name="T10"> </text:span><text:span text:style-name="T11">Mourão</text:span></text:p>
          </table:table-cell>
          <table:table-cell table:style-name="ce8" office:value-type="string" calcext:value-type="string">
            <text:p><text:span text:style-name="T13">Leandro</text:span><text:span text:style-name="T18"> </text:span><text:span text:style-name="T11">Martínez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37627" calcext:value-type="float">
            <text:p>237627</text:p>
          </table:table-cell>
          <table:table-cell table:style-name="ce8" office:value-type="string" calcext:value-type="string">
            <text:p><text:span text:style-name="T5">Eduarda</text:span><text:span text:style-name="T6"> </text:span><text:span text:style-name="T5">de</text:span><text:span text:style-name="T9"> </text:span><text:span text:style-name="T5">Castro</text:span><text:span text:style-name="T6"> </text:span><text:span text:style-name="T12">Flach</text:span></text:p>
          </table:table-cell>
          <table:table-cell table:style-name="ce8" office:value-type="string" calcext:value-type="string">
            <text:p><text:span text:style-name="T13">Daniela</text:span><text:span text:style-name="T21"> </text:span><text:span text:style-name="T11">Zanchet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66001" calcext:value-type="float">
            <text:p>266001</text:p>
          </table:table-cell>
          <table:table-cell table:style-name="ce8" office:value-type="string" calcext:value-type="string">
            <text:p><text:span text:style-name="T13">Eduarda</text:span><text:span text:style-name="T24"> </text:span><text:span text:style-name="T11">Quadros</text:span><text:span text:style-name="T21"> </text:span><text:span text:style-name="T11">Machado</text:span></text:p>
          </table:table-cell>
          <table:table-cell table:style-name="ce8" office:value-type="string" calcext:value-type="string">
            <text:p><text:span text:style-name="T5">Marco</text:span><text:span text:style-name="T10"> </text:span><text:span text:style-name="T5">Aurelio</text:span><text:span text:style-name="T9"> </text:span><text:span text:style-name="T5">Zezzi</text:span><text:span text:style-name="T6"> </text:span><text:span text:style-name="T11">Arrud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170193" calcext:value-type="float">
            <text:p>170193</text:p>
          </table:table-cell>
          <table:table-cell table:style-name="ce8" office:value-type="string" calcext:value-type="string">
            <text:p><text:span text:style-name="T5">Eduardo</text:span><text:span text:style-name="T6"> </text:span><text:span text:style-name="T5">de</text:span><text:span text:style-name="T9"> </text:span><text:span text:style-name="T5">Oliveira</text:span><text:span text:style-name="T6"> </text:span><text:span text:style-name="T5">Prates</text:span><text:span text:style-name="T6"> </text:span><text:span text:style-name="T5">Fantini</text:span><text:span text:style-name="T7"> </text:span><text:span text:style-name="T11">Parma</text:span></text:p>
          </table:table-cell>
          <table:table-cell table:style-name="ce8" office:value-type="string" calcext:value-type="string">
            <text:p><text:span text:style-name="T5">Raphael</text:span><text:span text:style-name="T6"> </text:span><text:span text:style-name="T5">Nagao</text:span><text:span text:style-name="T9"> </text:span><text:span text:style-name="T5">de</text:span><text:span text:style-name="T9"> </text:span><text:span text:style-name="T11">Sous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30035" calcext:value-type="float">
            <text:p>230035</text:p>
          </table:table-cell>
          <table:table-cell table:style-name="ce8" office:value-type="string" calcext:value-type="string">
            <text:p><text:span text:style-name="T5">Eduardo</text:span><text:span text:style-name="T10"> </text:span><text:span text:style-name="T5">José</text:span><text:span text:style-name="T9"> </text:span><text:span text:style-name="T5">de</text:span><text:span text:style-name="T10"> </text:span><text:span text:style-name="T5">Carvalho</text:span><text:span text:style-name="T9"> </text:span><text:span text:style-name="T11">Junior</text:span></text:p>
          </table:table-cell>
          <table:table-cell table:style-name="ce8" office:value-type="string" calcext:value-type="string">
            <text:p><text:span text:style-name="T5">Caio</text:span><text:span text:style-name="T6"> </text:span><text:span text:style-name="T5">Costa</text:span><text:span text:style-name="T6"> </text:span><text:span text:style-name="T11">Oliveir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19500" calcext:value-type="float">
            <text:p>219500</text:p>
          </table:table-cell>
          <table:table-cell table:style-name="ce8" office:value-type="string" calcext:value-type="string">
            <text:p><text:span text:style-name="T5">Elaynne</text:span><text:span text:style-name="T8"> </text:span><text:span text:style-name="T5">Rohem</text:span><text:span text:style-name="T8"> </text:span><text:span text:style-name="T11">Peçanha</text:span></text:p>
          </table:table-cell>
          <table:table-cell table:style-name="ce8" office:value-type="string" calcext:value-type="string">
            <text:p><text:span text:style-name="T13">Edvaldo</text:span><text:span text:style-name="T14"> </text:span><text:span text:style-name="T11">Sabadin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66022" calcext:value-type="float">
            <text:p>266022</text:p>
          </table:table-cell>
          <table:table-cell table:style-name="ce8" office:value-type="string" calcext:value-type="string">
            <text:p><text:span text:style-name="T5">Eliezer</text:span><text:span text:style-name="T12"> </text:span><text:span text:style-name="T5">de</text:span><text:span text:style-name="T7"> </text:span><text:span text:style-name="T11">Oliveira</text:span></text:p>
          </table:table-cell>
          <table:table-cell table:style-name="ce8" office:value-type="string" calcext:value-type="string">
            <text:p><text:span text:style-name="T5">Carla</text:span><text:span text:style-name="T9"> </text:span><text:span text:style-name="T5">Beatriz</text:span><text:span text:style-name="T6"> </text:span><text:span text:style-name="T5">Grespan</text:span><text:span text:style-name="T6"> </text:span><text:span text:style-name="T11">Bottol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15280" calcext:value-type="float">
            <text:p>215280</text:p>
          </table:table-cell>
          <table:table-cell table:style-name="ce8" office:value-type="string" calcext:value-type="string">
            <text:p><text:span text:style-name="T5">Elisa</text:span><text:span text:style-name="T9"> </text:span><text:span text:style-name="T5">Diana</text:span><text:span text:style-name="T9"> </text:span><text:span text:style-name="T11">Bottelli</text:span></text:p>
          </table:table-cell>
          <table:table-cell table:style-name="ce8" office:value-type="string" calcext:value-type="string">
            <text:p><text:span text:style-name="T5">William</text:span><text:span text:style-name="T12"> </text:span><text:span text:style-name="T5">Reis</text:span><text:span text:style-name="T7"> </text:span><text:span text:style-name="T5">de</text:span><text:span text:style-name="T7"> </text:span><text:span text:style-name="T11">Arauj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03711" calcext:value-type="float">
            <text:p>203711</text:p>
          </table:table-cell>
          <table:table-cell table:style-name="ce8" office:value-type="string" calcext:value-type="string">
            <text:p><text:span text:style-name="T5">Elisa</text:span><text:span text:style-name="T9"> </text:span><text:span text:style-name="T5">Mayra</text:span><text:span text:style-name="T9"> </text:span><text:span text:style-name="T5">Barbosa</text:span><text:span text:style-name="T6"> </text:span><text:span text:style-name="T5">dos</text:span><text:span text:style-name="T9"> </text:span><text:span text:style-name="T11">Santos</text:span></text:p>
          </table:table-cell>
          <table:table-cell table:style-name="ce8" office:value-type="string" calcext:value-type="string">
            <text:p><text:span text:style-name="T5">Ivo</text:span><text:span text:style-name="T10"> </text:span><text:span text:style-name="T5">Milton</text:span><text:span text:style-name="T10"> </text:span><text:span text:style-name="T5">Raimundo</text:span><text:span text:style-name="T10"> </text:span><text:span text:style-name="T11">Junio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65999" calcext:value-type="float">
            <text:p>265999</text:p>
          </table:table-cell>
          <table:table-cell table:style-name="ce8" office:value-type="string" calcext:value-type="string">
            <text:p><text:span text:style-name="T5">Elisânia</text:span><text:span text:style-name="T8"> </text:span><text:span text:style-name="T5">Kelly</text:span><text:span text:style-name="T8"> </text:span><text:span text:style-name="T5">Barbosa</text:span><text:span text:style-name="T8"> </text:span><text:span text:style-name="T11">Fonseca</text:span></text:p>
          </table:table-cell>
          <table:table-cell table:style-name="ce8" office:value-type="string" calcext:value-type="string">
            <text:p><text:span text:style-name="T5">Marco</text:span><text:span text:style-name="T10"> </text:span><text:span text:style-name="T5">Aurelio</text:span><text:span text:style-name="T9"> </text:span><text:span text:style-name="T5">Zezzi</text:span><text:span text:style-name="T6"> </text:span><text:span text:style-name="T11">Arrud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12093" calcext:value-type="float">
            <text:p>212093</text:p>
          </table:table-cell>
          <table:table-cell table:style-name="ce8" office:value-type="string" calcext:value-type="string">
            <text:p><text:span text:style-name="T5">Elizaura</text:span><text:span text:style-name="T8"> </text:span><text:span text:style-name="T5">Hyeda</text:span><text:span text:style-name="T10"> </text:span><text:span text:style-name="T5">Carvalho</text:span><text:span text:style-name="T10"> </text:span><text:span text:style-name="T12">Silva</text:span></text:p>
          </table:table-cell>
          <table:table-cell table:style-name="ce8" office:value-type="string" calcext:value-type="string">
            <text:p><text:span text:style-name="T5">Marcelo</text:span><text:span text:style-name="T9"> </text:span><text:span text:style-name="T5">Ganzarolli</text:span><text:span text:style-name="T9"> </text:span><text:span text:style-name="T5">de</text:span><text:span text:style-name="T9"> </text:span><text:span text:style-name="T11">Oliveir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150919" calcext:value-type="float">
            <text:p>150919</text:p>
          </table:table-cell>
          <table:table-cell table:style-name="ce8" office:value-type="string" calcext:value-type="string">
            <text:p><text:span text:style-name="T13">Emmanuel</text:span><text:span text:style-name="T14"> </text:span><text:span text:style-name="T11">Santos</text:span><text:span text:style-name="T18"> </text:span><text:span text:style-name="T11">Moraes</text:span></text:p>
          </table:table-cell>
          <table:table-cell table:style-name="ce8" office:value-type="string" calcext:value-type="string">
            <text:p><text:span text:style-name="T5">Teresa</text:span><text:span text:style-name="T10"> </text:span><text:span text:style-name="T5">Dib</text:span><text:span text:style-name="T9"> </text:span><text:span text:style-name="T5">Zambon</text:span><text:span text:style-name="T10"> </text:span><text:span text:style-name="T11">Atvars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65994" calcext:value-type="float">
            <text:p>265994</text:p>
          </table:table-cell>
          <table:table-cell table:style-name="ce8" office:value-type="string" calcext:value-type="string">
            <text:p><text:span text:style-name="T5">Erick</text:span><text:span text:style-name="T6"> </text:span><text:span text:style-name="T5">Martins</text:span><text:span text:style-name="T9"> </text:span><text:span text:style-name="T5">de</text:span><text:span text:style-name="T9"> </text:span><text:span text:style-name="T5">Carvalho</text:span><text:span text:style-name="T9"> </text:span><text:span text:style-name="T11">Pinheiro</text:span></text:p>
          </table:table-cell>
          <table:table-cell table:style-name="ce8" office:value-type="string" calcext:value-type="string">
            <text:p><text:span text:style-name="T5">Caio</text:span><text:span text:style-name="T6"> </text:span><text:span text:style-name="T5">Costa</text:span><text:span text:style-name="T6"> </text:span><text:span text:style-name="T11">Oliveir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170698" calcext:value-type="float">
            <text:p>170698</text:p>
          </table:table-cell>
          <table:table-cell table:style-name="ce8" office:value-type="string" calcext:value-type="string">
            <text:p><text:span text:style-name="T13">Evandro</text:span><text:span text:style-name="T14"> </text:span><text:span text:style-name="T11">Datti</text:span></text:p>
          </table:table-cell>
          <table:table-cell table:style-name="ce8" office:value-type="string" calcext:value-type="string">
            <text:p><text:span text:style-name="T5">Juliano</text:span><text:span text:style-name="T10"> </text:span><text:span text:style-name="T5">Alves</text:span><text:span text:style-name="T10"> </text:span><text:span text:style-name="T11">Bonaci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931059" calcext:value-type="float">
            <text:p>931059</text:p>
          </table:table-cell>
          <table:table-cell table:style-name="ce8" office:value-type="string" calcext:value-type="string">
            <text:p><text:span text:style-name="T13">Fabiana</text:span><text:span text:style-name="T18"> </text:span><text:span text:style-name="T11">Ocampos</text:span></text:p>
          </table:table-cell>
          <table:table-cell table:style-name="ce8" office:value-type="string" calcext:value-type="string">
            <text:p><text:span text:style-name="T5">Gildo</text:span><text:span text:style-name="T8"> </text:span><text:span text:style-name="T5">Girotto</text:span><text:span text:style-name="T9"> </text:span><text:span text:style-name="T11">Junio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17894" calcext:value-type="float">
            <text:p>217894</text:p>
          </table:table-cell>
          <table:table-cell table:style-name="ce8" office:value-type="string" calcext:value-type="string">
            <text:p><text:span text:style-name="T5">Fabio</text:span><text:span text:style-name="T8"> </text:span><text:span text:style-name="T5">Augusto</text:span><text:span text:style-name="T10"> </text:span><text:span text:style-name="T11">Pires</text:span></text:p>
          </table:table-cell>
          <table:table-cell table:style-name="ce8" office:value-type="string" calcext:value-type="string">
            <text:p><text:span text:style-name="T5">Flavio</text:span><text:span text:style-name="T10"> </text:span><text:span text:style-name="T5">Leandro</text:span><text:span text:style-name="T9"> </text:span><text:span text:style-name="T5">de</text:span><text:span text:style-name="T10"> </text:span><text:span text:style-name="T11">Souz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196657" calcext:value-type="float">
            <text:p>196657</text:p>
          </table:table-cell>
          <table:table-cell table:style-name="ce8" office:value-type="string" calcext:value-type="string">
            <text:p><text:span text:style-name="T5">Felipe</text:span><text:span text:style-name="T7"> </text:span><text:span text:style-name="T5">Akio</text:span><text:span text:style-name="T12"> </text:span><text:span text:style-name="T11">Saito</text:span></text:p>
          </table:table-cell>
          <table:table-cell table:style-name="ce8" office:value-type="string" calcext:value-type="string">
            <text:p><text:span text:style-name="T5">Emilio</text:span><text:span text:style-name="T6"> </text:span><text:span text:style-name="T5">Carlos</text:span><text:span text:style-name="T7"> </text:span><text:span text:style-name="T5">de</text:span><text:span text:style-name="T6"> </text:span><text:span text:style-name="T5">Lucca</text:span><text:span text:style-name="T6"> </text:span><text:span text:style-name="T11">Júnio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23553" calcext:value-type="float">
            <text:p>223553</text:p>
          </table:table-cell>
          <table:table-cell table:style-name="ce8" office:value-type="string" calcext:value-type="string">
            <text:p><text:span text:style-name="T5">Felipe</text:span><text:span text:style-name="T8"> </text:span><text:span text:style-name="T5">Barbosa</text:span><text:span text:style-name="T10"> </text:span><text:span text:style-name="T11">Marques</text:span></text:p>
          </table:table-cell>
          <table:table-cell table:style-name="ce8" office:value-type="string" calcext:value-type="string">
            <text:p><text:span text:style-name="T5">João</text:span><text:span text:style-name="T9"> </text:span><text:span text:style-name="T5">Paulo</text:span><text:span text:style-name="T7"> </text:span><text:span text:style-name="T5">Vita</text:span><text:span text:style-name="T7"> </text:span><text:span text:style-name="T11">Damascen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234222" calcext:value-type="float">
            <text:p>234222</text:p>
          </table:table-cell>
          <table:table-cell table:style-name="ce8" office:value-type="string" calcext:value-type="string">
            <text:p><text:span text:style-name="T5">Felipe</text:span><text:span text:style-name="T9"> </text:span><text:span text:style-name="T5">Ferreira</text:span><text:span text:style-name="T6"> </text:span><text:span text:style-name="T11">Meneses</text:span></text:p>
          </table:table-cell>
          <table:table-cell table:style-name="ce8" office:value-type="string" calcext:value-type="string">
            <text:p><text:span text:style-name="T5">Camila</text:span><text:span text:style-name="T7"> </text:span><text:span text:style-name="T5">Alves</text:span><text:span text:style-name="T12"> </text:span><text:span text:style-name="T5">de</text:span><text:span text:style-name="T7"> </text:span><text:span text:style-name="T11">Rezende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15677" calcext:value-type="float">
            <text:p>215677</text:p>
          </table:table-cell>
          <table:table-cell table:style-name="ce8" office:value-type="string" calcext:value-type="string">
            <text:p><text:span text:style-name="T5">Felipe</text:span><text:span text:style-name="T10"> </text:span><text:span text:style-name="T5">Floriano</text:span><text:span text:style-name="T10"> </text:span><text:span text:style-name="T11">Silva</text:span></text:p>
          </table:table-cell>
          <table:table-cell table:style-name="ce8" office:value-type="string" calcext:value-type="string">
            <text:p><text:span text:style-name="T5">Gildo</text:span><text:span text:style-name="T8"> </text:span><text:span text:style-name="T5">Girotto</text:span><text:span text:style-name="T9"> </text:span><text:span text:style-name="T11">Júnio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271139" calcext:value-type="float">
            <text:p>271139</text:p>
          </table:table-cell>
          <table:table-cell table:style-name="ce8" office:value-type="string" calcext:value-type="string">
            <text:p><text:span text:style-name="T5">Felipe</text:span><text:span text:style-name="T6"> </text:span><text:span text:style-name="T5">Henrique</text:span><text:span text:style-name="T7"> </text:span><text:span text:style-name="T5">da</text:span><text:span text:style-name="T7"> </text:span><text:span text:style-name="T5">Silva</text:span><text:span text:style-name="T7"> </text:span><text:span text:style-name="T11">Santos</text:span></text:p>
          </table:table-cell>
          <table:table-cell table:style-name="ce8" office:value-type="string" calcext:value-type="string">
            <text:p><text:span text:style-name="T5">Raphael</text:span><text:span text:style-name="T6"> </text:span><text:span text:style-name="T5">Nagao</text:span><text:span text:style-name="T9"> </text:span><text:span text:style-name="T5">de</text:span><text:span text:style-name="T9"> </text:span><text:span text:style-name="T11">Sous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159697" calcext:value-type="float">
            <text:p>159697</text:p>
          </table:table-cell>
          <table:table-cell table:style-name="ce8" office:value-type="string" calcext:value-type="string">
            <text:p><text:span text:style-name="T13">Felipe</text:span><text:span text:style-name="T22"> </text:span><text:span text:style-name="T11">Monferdine</text:span><text:span text:style-name="T25"> </text:span><text:span text:style-name="T11">Aggio</text:span></text:p>
          </table:table-cell>
          <table:table-cell table:style-name="ce8" office:value-type="string" calcext:value-type="string">
            <text:p><text:span text:style-name="T5">Ana</text:span><text:span text:style-name="T6"> </text:span><text:span text:style-name="T5">Valéria</text:span><text:span text:style-name="T6"> </text:span><text:span text:style-name="T5">Colnaghi</text:span><text:span text:style-name="T7"> </text:span><text:span text:style-name="T11">Simionat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30049" calcext:value-type="float">
            <text:p>230049</text:p>
          </table:table-cell>
          <table:table-cell table:style-name="ce8" office:value-type="string" calcext:value-type="string">
            <text:p><text:span text:style-name="T5">Felipe</text:span><text:span text:style-name="T9"> </text:span><text:span text:style-name="T5">Ribeiro</text:span><text:span text:style-name="T9"> </text:span><text:span text:style-name="T11">Dutra</text:span></text:p>
          </table:table-cell>
          <table:table-cell table:style-name="ce8" office:value-type="string" calcext:value-type="string">
            <text:p><text:span text:style-name="T13">Rogerio</text:span><text:span text:style-name="T21"> </text:span><text:span text:style-name="T11">Custodi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I</text:span></text:p>
          </table:table-cell>
          <table:table-cell table:style-name="ce5" office:value-type="float" office:value="171304" calcext:value-type="float">
            <text:p>171304</text:p>
          </table:table-cell>
          <table:table-cell table:style-name="ce8" office:value-type="string" calcext:value-type="string">
            <text:p><text:span text:style-name="T5">Fernanda</text:span><text:span text:style-name="T8"> </text:span><text:span text:style-name="T5">Chagas</text:span><text:span text:style-name="T8"> </text:span><text:span text:style-name="T11">Rodrigues</text:span></text:p>
          </table:table-cell>
          <table:table-cell table:style-name="ce8" office:value-type="string" calcext:value-type="string">
            <text:p><text:span text:style-name="T5">Pedro</text:span><text:span text:style-name="T10"> </text:span><text:span text:style-name="T5">Paulo</text:span><text:span text:style-name="T9"> </text:span><text:span text:style-name="T11">Corb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31064" calcext:value-type="float">
            <text:p>231064</text:p>
          </table:table-cell>
          <table:table-cell table:style-name="ce8" office:value-type="string" calcext:value-type="string">
            <text:p><text:span text:style-name="T13">Fernando</text:span><text:span text:style-name="T22"> </text:span><text:span text:style-name="T11">Henrique</text:span><text:span text:style-name="T22"> </text:span><text:span text:style-name="T11">Marques</text:span><text:span text:style-name="T22"> </text:span><text:span text:style-name="T11">Costa</text:span></text:p>
          </table:table-cell>
          <table:table-cell table:style-name="ce8" office:value-type="string" calcext:value-type="string">
            <text:p><text:span text:style-name="T5">José</text:span><text:span text:style-name="T9"> </text:span><text:span text:style-name="T5">Alberto</text:span><text:span text:style-name="T6"> </text:span><text:span text:style-name="T5">Fracassi</text:span><text:span text:style-name="T7"> </text:span><text:span text:style-name="T5">da</text:span><text:span text:style-name="T9"> </text:span><text:span text:style-name="T12">Silv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O</text:span></text:p>
          </table:table-cell>
          <table:table-cell table:style-name="ce5" office:value-type="float" office:value="247019" calcext:value-type="float">
            <text:p>247019</text:p>
          </table:table-cell>
          <table:table-cell table:style-name="ce8" office:value-type="string" calcext:value-type="string">
            <text:p><text:span text:style-name="T5">Filipi</text:span><text:span text:style-name="T12"> </text:span><text:span text:style-name="T5">Chalita</text:span><text:span text:style-name="T7"> </text:span><text:span text:style-name="T11">Guimarães</text:span></text:p>
          </table:table-cell>
          <table:table-cell table:style-name="ce8" office:value-type="string" calcext:value-type="string">
            <text:p><text:span text:style-name="T5">Carlos</text:span><text:span text:style-name="T9"> </text:span><text:span text:style-name="T5">Roque</text:span><text:span text:style-name="T9"> </text:span><text:span text:style-name="T5">Duarte</text:span><text:span text:style-name="T6"> </text:span><text:span text:style-name="T11">Correia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03723" calcext:value-type="float">
            <text:p>203723</text:p>
          </table:table-cell>
          <table:table-cell table:style-name="ce8" office:value-type="string" calcext:value-type="string">
            <text:p><text:span text:style-name="T5">Francielle</text:span><text:span text:style-name="T9"> </text:span><text:span text:style-name="T5">Dutra</text:span><text:span text:style-name="T9"> </text:span><text:span text:style-name="T11">Aguiar</text:span></text:p>
          </table:table-cell>
          <table:table-cell table:style-name="ce8" office:value-type="string" calcext:value-type="string">
            <text:p><text:span text:style-name="T5">Luiz</text:span><text:span text:style-name="T12"> </text:span><text:span text:style-name="T5">Carlos</text:span><text:span text:style-name="T7"> </text:span><text:span text:style-name="T12">Dias</text:span></text:p>
          </table:table-cell>
          <table:table-cell table:style-name="ce8" office:value-type="string" calcext:value-type="string">
            <text:p><text:span text:style-name="T5">Luiza</text:span><text:span text:style-name="T6"> </text:span><text:span text:style-name="T5">dos</text:span><text:span text:style-name="T7"> </text:span><text:span text:style-name="T5">Reis</text:span><text:span text:style-name="T7"> </text:span><text:span text:style-name="T12">Cruz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291974" calcext:value-type="float">
            <text:p>291974</text:p>
          </table:table-cell>
          <table:table-cell table:style-name="ce8" office:value-type="string" calcext:value-type="string">
            <text:p><text:span text:style-name="T13">Francisco</text:span><text:span text:style-name="T21"> </text:span><text:span text:style-name="T11">Leonardo</text:span><text:span text:style-name="T21"> </text:span><text:span text:style-name="T11">Amante</text:span></text:p>
          </table:table-cell>
          <table:table-cell table:style-name="ce8" office:value-type="string" calcext:value-type="string">
            <text:p><text:span text:style-name="T13">Pablo</text:span><text:span text:style-name="T21"> </text:span><text:span text:style-name="T11">Sebastian</text:span><text:span text:style-name="T24"> </text:span><text:span text:style-name="T11">Fernandez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I</text:span></text:p>
          </table:table-cell>
          <table:table-cell table:style-name="ce5" office:value-type="float" office:value="216026" calcext:value-type="float">
            <text:p>216026</text:p>
          </table:table-cell>
          <table:table-cell table:style-name="ce8" office:value-type="string" calcext:value-type="string">
            <text:p><text:span text:style-name="T13">Francisco</text:span><text:span text:style-name="T24"> </text:span><text:span text:style-name="T11">Mastrobuono</text:span><text:span text:style-name="T21"> </text:span><text:span text:style-name="T11">Cordeiro</text:span><text:span text:style-name="T22"> </text:span><text:span text:style-name="T11">Almeida</text:span></text:p>
          </table:table-cell>
          <table:table-cell table:style-name="ce8" office:value-type="string" calcext:value-type="string">
            <text:p><text:span text:style-name="T5">Pedro</text:span><text:span text:style-name="T10"> </text:span><text:span text:style-name="T5">Paulo</text:span><text:span text:style-name="T9"> </text:span><text:span text:style-name="T11">Corb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91076" calcext:value-type="float">
            <text:p>291076</text:p>
          </table:table-cell>
          <table:table-cell table:style-name="ce8" office:value-type="string" calcext:value-type="string">
            <text:p><text:span text:style-name="T5">Gabriel</text:span><text:span text:style-name="T10"> </text:span><text:span text:style-name="T5">Borges</text:span><text:span text:style-name="T10"> </text:span><text:span text:style-name="T11">Ravaglia</text:span></text:p>
          </table:table-cell>
          <table:table-cell table:style-name="ce8" office:value-type="string" calcext:value-type="string">
            <text:p><text:span text:style-name="T13">Alessandra</text:span><text:span text:style-name="T23"> </text:span><text:span text:style-name="T11">Sussulin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12083" calcext:value-type="float">
            <text:p>212083</text:p>
          </table:table-cell>
          <table:table-cell table:style-name="ce8" office:value-type="string" calcext:value-type="string">
            <text:p><text:span text:style-name="T5">Gabriel</text:span><text:span text:style-name="T9"> </text:span><text:span text:style-name="T5">César</text:span><text:span text:style-name="T9"> </text:span><text:span text:style-name="T11">Pereira</text:span></text:p>
          </table:table-cell>
          <table:table-cell table:style-name="ce8" office:value-type="string" calcext:value-type="string">
            <text:p><text:span text:style-name="T13">Rogerio</text:span><text:span text:style-name="T21"> </text:span><text:span text:style-name="T11">Custodi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I</text:span></text:p>
          </table:table-cell>
          <table:table-cell table:style-name="ce5" office:value-type="float" office:value="230077" calcext:value-type="float">
            <text:p>230077</text:p>
          </table:table-cell>
          <table:table-cell table:style-name="ce8" office:value-type="string" calcext:value-type="string">
            <text:p><text:span text:style-name="T5">Gabriel</text:span><text:span text:style-name="T6"> </text:span><text:span text:style-name="T5">de</text:span><text:span text:style-name="T9"> </text:span><text:span text:style-name="T5">Oliveira</text:span><text:span text:style-name="T6"> </text:span><text:span text:style-name="T11">Aparecido</text:span></text:p>
          </table:table-cell>
          <table:table-cell table:style-name="ce8" office:value-type="string" calcext:value-type="string">
            <text:p><text:span text:style-name="T5">Juliano</text:span><text:span text:style-name="T10"> </text:span><text:span text:style-name="T5">Alves</text:span><text:span text:style-name="T10"> </text:span><text:span text:style-name="T11">Bonaci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71145" calcext:value-type="float">
            <text:p>271145</text:p>
          </table:table-cell>
          <table:table-cell table:style-name="ce8" office:value-type="string" calcext:value-type="string">
            <text:p><text:span text:style-name="T13">Gabriel</text:span><text:span text:style-name="T22"> </text:span><text:span text:style-name="T11">Junior</text:span><text:span text:style-name="T22"> </text:span><text:span text:style-name="T11">Cavalcante</text:span><text:span text:style-name="T24"> </text:span><text:span text:style-name="T11">Pimentel</text:span></text:p>
          </table:table-cell>
          <table:table-cell table:style-name="ce8" office:value-type="string" calcext:value-type="string">
            <text:p><text:span text:style-name="T5">Renato</text:span><text:span text:style-name="T8"> </text:span><text:span text:style-name="T5">Sousa</text:span><text:span text:style-name="T10"> </text:span><text:span text:style-name="T12">Lim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172422" calcext:value-type="float">
            <text:p>172422</text:p>
          </table:table-cell>
          <table:table-cell table:style-name="ce8" office:value-type="string" calcext:value-type="string">
            <text:p><text:span text:style-name="T13">Gabriel</text:span><text:span text:style-name="T25"> </text:span><text:span text:style-name="T11">Rodrigues</text:span><text:span text:style-name="T22"> </text:span><text:span text:style-name="T11">Alvarenga</text:span></text:p>
          </table:table-cell>
          <table:table-cell table:style-name="ce8" office:value-type="string" calcext:value-type="string">
            <text:p><text:span text:style-name="T5">Leandro</text:span><text:span text:style-name="T8"> </text:span><text:span text:style-name="T5">Antonio</text:span><text:span text:style-name="T10"> </text:span><text:span text:style-name="T5">de</text:span><text:span text:style-name="T8"> </text:span><text:span text:style-name="T11">Oliveir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64567" calcext:value-type="float">
            <text:p>264567</text:p>
          </table:table-cell>
          <table:table-cell table:style-name="ce8" office:value-type="string" calcext:value-type="string">
            <text:p><text:span text:style-name="T13">Gabriel</text:span><text:span text:style-name="T25"> </text:span><text:span text:style-name="T11">Rodrigues</text:span><text:span text:style-name="T22"> </text:span><text:span text:style-name="T11">Martos</text:span></text:p>
          </table:table-cell>
          <table:table-cell table:style-name="ce8" office:value-type="string" calcext:value-type="string">
            <text:p><text:span text:style-name="T5">Carlos</text:span><text:span text:style-name="T10"> </text:span><text:span text:style-name="T5">Henrique</text:span><text:span text:style-name="T10"> </text:span><text:span text:style-name="T5">Inacio</text:span><text:span text:style-name="T10"> </text:span><text:span text:style-name="T11">Ramos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66005" calcext:value-type="float">
            <text:p>266005</text:p>
          </table:table-cell>
          <table:table-cell table:style-name="ce8" office:value-type="string" calcext:value-type="string">
            <text:p><text:span text:style-name="T5">Gabriele</text:span><text:span text:style-name="T10"> </text:span><text:span text:style-name="T5">de</text:span><text:span text:style-name="T10"> </text:span><text:span text:style-name="T5">Menezes</text:span><text:span text:style-name="T10"> </text:span><text:span text:style-name="T11">Pereira</text:span></text:p>
          </table:table-cell>
          <table:table-cell table:style-name="ce8" office:value-type="string" calcext:value-type="string">
            <text:p><text:span text:style-name="T5">Pedro</text:span><text:span text:style-name="T10"> </text:span><text:span text:style-name="T5">Paulo</text:span><text:span text:style-name="T9"> </text:span><text:span text:style-name="T11">Corbi</text:span></text:p>
          </table:table-cell>
          <table:table-cell table:style-name="ce8" office:value-type="string" calcext:value-type="string">
            <text:p><text:span text:style-name="T13">Fernando</text:span><text:span text:style-name="T22"> </text:span><text:span text:style-name="T11">Rodrigues</text:span><text:span text:style-name="T22"> </text:span><text:span text:style-name="T11">Goulart</text:span><text:span text:style-name="T25"> </text:span><text:span text:style-name="T11">Bergamini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35314" calcext:value-type="float">
            <text:p>235314</text:p>
          </table:table-cell>
          <table:table-cell table:style-name="ce8" office:value-type="string" calcext:value-type="string">
            <text:p><text:span text:style-name="T5">Gabrieli</text:span><text:span text:style-name="T10"> </text:span><text:span text:style-name="T5">Novak</text:span><text:span text:style-name="T9"> </text:span><text:span text:style-name="T11">Gomes</text:span></text:p>
          </table:table-cell>
          <table:table-cell table:style-name="ce8" office:value-type="string" calcext:value-type="string">
            <text:p><text:span text:style-name="T5">Paulo</text:span><text:span text:style-name="T6"> </text:span><text:span text:style-name="T5">Cesar</text:span><text:span text:style-name="T7"> </text:span><text:span text:style-name="T5">de</text:span><text:span text:style-name="T9"> </text:span><text:span text:style-name="T5">Sousa</text:span><text:span text:style-name="T6"> </text:span><text:span text:style-name="T11">Filh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172899" calcext:value-type="float">
            <text:p>172899</text:p>
          </table:table-cell>
          <table:table-cell table:style-name="ce8" office:value-type="string" calcext:value-type="string">
            <text:p><text:span text:style-name="T13">Gabrielle</text:span><text:span text:style-name="T24"> </text:span><text:span text:style-name="T11">Coelho</text:span><text:span text:style-name="T24"> </text:span><text:span text:style-name="T11">Lelis</text:span></text:p>
          </table:table-cell>
          <table:table-cell table:style-name="ce8" office:value-type="string" calcext:value-type="string">
            <text:p><text:span text:style-name="T5">Rafael</text:span><text:span text:style-name="T7"> </text:span><text:span text:style-name="T5">Furlan</text:span><text:span text:style-name="T7"> </text:span><text:span text:style-name="T5">de</text:span><text:span text:style-name="T9"> </text:span><text:span text:style-name="T11">Oliveir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135879" calcext:value-type="float">
            <text:p>135879</text:p>
          </table:table-cell>
          <table:table-cell table:style-name="ce8" office:value-type="string" calcext:value-type="string">
            <text:p><text:span text:style-name="T5">Gilberto</text:span><text:span text:style-name="T10"> </text:span><text:span text:style-name="T5">Gaspar</text:span><text:span text:style-name="T9"> </text:span><text:span text:style-name="T5">Duarte</text:span><text:span text:style-name="T9"> </text:span><text:span text:style-name="T11">Ortin</text:span></text:p>
          </table:table-cell>
          <table:table-cell table:style-name="ce8" office:value-type="string" calcext:value-type="string">
            <text:p><text:span text:style-name="T5">Paulo</text:span><text:span text:style-name="T9"> </text:span><text:span text:style-name="T5">Cesar</text:span><text:span text:style-name="T7"> </text:span><text:span text:style-name="T5">Muniz</text:span><text:span text:style-name="T6"> </text:span><text:span text:style-name="T5">de</text:span><text:span text:style-name="T9"> </text:span><text:span text:style-name="T5">Lacerda</text:span><text:span text:style-name="T6"> </text:span><text:span text:style-name="T11">Mirand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191000" calcext:value-type="float">
            <text:p>191000</text:p>
          </table:table-cell>
          <table:table-cell table:style-name="ce8" office:value-type="string" calcext:value-type="string">
            <text:p><text:span text:style-name="T13">Giorgio</text:span><text:span text:style-name="T21"> </text:span><text:span text:style-name="T11">Antoniolli</text:span></text:p>
          </table:table-cell>
          <table:table-cell table:style-name="ce8" office:value-type="string" calcext:value-type="string">
            <text:p><text:span text:style-name="T13">Fernando</text:span><text:span text:style-name="T14"> </text:span><text:span text:style-name="T11">Antonio</text:span><text:span text:style-name="T21"> </text:span><text:span text:style-name="T11">Santos</text:span><text:span text:style-name="T14"> </text:span><text:span text:style-name="T11">Coelh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I</text:span></text:p>
          </table:table-cell>
          <table:table-cell table:style-name="ce5" office:value-type="float" office:value="291318" calcext:value-type="float">
            <text:p>291318</text:p>
          </table:table-cell>
          <table:table-cell table:style-name="ce8" office:value-type="string" calcext:value-type="string">
            <text:p><text:span text:style-name="T13">Giovanna</text:span><text:span text:style-name="T14"> </text:span><text:span text:style-name="T11">Bruna</text:span><text:span text:style-name="T14"> </text:span><text:span text:style-name="T11">Braga</text:span></text:p>
          </table:table-cell>
          <table:table-cell table:style-name="ce8" office:value-type="string" calcext:value-type="string">
            <text:p><text:span text:style-name="T5">Camilla</text:span><text:span text:style-name="T6"> </text:span><text:span text:style-name="T11">Abbehause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22644" calcext:value-type="float">
            <text:p>222644</text:p>
          </table:table-cell>
          <table:table-cell table:style-name="ce8" office:value-type="string" calcext:value-type="string">
            <text:p><text:span text:style-name="T5">Giovanna</text:span><text:span text:style-name="T10"> </text:span><text:span text:style-name="T5">de</text:span><text:span text:style-name="T10"> </text:span><text:span text:style-name="T5">Brito</text:span><text:span text:style-name="T10"> </text:span><text:span text:style-name="T5">Rodrigues</text:span><text:span text:style-name="T10"> </text:span><text:span text:style-name="T12">Rosa</text:span></text:p>
          </table:table-cell>
          <table:table-cell table:style-name="ce8" office:value-type="string" calcext:value-type="string">
            <text:p><text:span text:style-name="T5">Ana</text:span><text:span text:style-name="T6"> </text:span><text:span text:style-name="T5">Valeria</text:span><text:span text:style-name="T6"> </text:span><text:span text:style-name="T5">Colnaghi</text:span><text:span text:style-name="T7"> </text:span><text:span text:style-name="T11">Simionat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19548" calcext:value-type="float">
            <text:p>219548</text:p>
          </table:table-cell>
          <table:table-cell table:style-name="ce8" office:value-type="string" calcext:value-type="string">
            <text:p><text:span text:style-name="T5">Giovanna</text:span><text:span text:style-name="T10"> </text:span><text:span text:style-name="T5">Lopes</text:span><text:span text:style-name="T10"> </text:span><text:span text:style-name="T5">de</text:span><text:span text:style-name="T10"> </text:span><text:span text:style-name="T11">Araújo</text:span></text:p>
          </table:table-cell>
          <table:table-cell table:style-name="ce8" office:value-type="string" calcext:value-type="string">
            <text:p><text:span text:style-name="T5">Fabio</text:span><text:span text:style-name="T9"> </text:span><text:span text:style-name="T5">Cesar</text:span><text:span text:style-name="T9"> </text:span><text:span text:style-name="T11">Gozz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43614" calcext:value-type="float">
            <text:p>243614</text:p>
          </table:table-cell>
          <table:table-cell table:style-name="ce8" office:value-type="string" calcext:value-type="string">
            <text:p><text:span text:style-name="T5">Giulia</text:span><text:span text:style-name="T6"> </text:span><text:span text:style-name="T5">Saneti</text:span><text:span text:style-name="T7"> </text:span><text:span text:style-name="T11">Grandini</text:span></text:p>
          </table:table-cell>
          <table:table-cell table:style-name="ce8" office:value-type="string" calcext:value-type="string">
            <text:p><text:span text:style-name="T13">Claudio</text:span><text:span text:style-name="T21"> </text:span><text:span text:style-name="T11">Francisco</text:span><text:span text:style-name="T21"> </text:span><text:span text:style-name="T11">Tormen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34846" calcext:value-type="float">
            <text:p>234846</text:p>
          </table:table-cell>
          <table:table-cell table:style-name="ce8" office:value-type="string" calcext:value-type="string">
            <text:p><text:span text:style-name="T13">Giuliana</text:span><text:span text:style-name="T14"> </text:span><text:span text:style-name="T11">Valentini</text:span></text:p>
          </table:table-cell>
          <table:table-cell table:style-name="ce8" office:value-type="string" calcext:value-type="string">
            <text:p><text:span text:style-name="T5">Watson</text:span><text:span text:style-name="T10"> </text:span><text:span text:style-name="T7">Loh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28194" calcext:value-type="float">
            <text:p>228194</text:p>
          </table:table-cell>
          <table:table-cell table:style-name="ce8" office:value-type="string" calcext:value-type="string">
            <text:p><text:span text:style-name="T5">Gonzalo</text:span><text:span text:style-name="T10"> </text:span><text:span text:style-name="T5">García</text:span><text:span text:style-name="T10"> </text:span><text:span text:style-name="T11">Delgado</text:span></text:p>
          </table:table-cell>
          <table:table-cell table:style-name="ce8" office:value-type="string" calcext:value-type="string">
            <text:p><text:span text:style-name="T13">Ljubica</text:span><text:span text:style-name="T21"> </text:span><text:span text:style-name="T11">Tasic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65977" calcext:value-type="float">
            <text:p>265977</text:p>
          </table:table-cell>
          <table:table-cell table:style-name="ce8" office:value-type="string" calcext:value-type="string">
            <text:p><text:span text:style-name="T5">Guida</text:span><text:span text:style-name="T6"> </text:span><text:span text:style-name="T5">Hellen</text:span><text:span text:style-name="T7"> </text:span><text:span text:style-name="T5">Mota</text:span><text:span text:style-name="T7"> </text:span><text:span text:style-name="T5">do</text:span><text:span text:style-name="T6"> </text:span><text:span text:style-name="T11">Nascimento</text:span></text:p>
          </table:table-cell>
          <table:table-cell table:style-name="ce8" office:value-type="string" calcext:value-type="string">
            <text:p><text:span text:style-name="T5">William</text:span><text:span text:style-name="T12"> </text:span><text:span text:style-name="T5">Reis</text:span><text:span text:style-name="T7"> </text:span><text:span text:style-name="T5">de</text:span><text:span text:style-name="T7"> </text:span><text:span text:style-name="T11">Araujo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16373" calcext:value-type="float">
            <text:p>216373</text:p>
          </table:table-cell>
          <table:table-cell table:style-name="ce8" office:value-type="string" calcext:value-type="string">
            <text:p><text:span text:style-name="T13">Guilherme</text:span><text:span text:style-name="T24"> </text:span><text:span text:style-name="T11">Boenny</text:span><text:span text:style-name="T21"> </text:span><text:span text:style-name="T11">Strapasson</text:span></text:p>
          </table:table-cell>
          <table:table-cell table:style-name="ce8" office:value-type="string" calcext:value-type="string">
            <text:p><text:span text:style-name="T13">Daniela</text:span><text:span text:style-name="T21"> </text:span><text:span text:style-name="T11">Zanchet</text:span></text:p>
          </table:table-cell>
          <table:table-cell table:style-name="ce8" office:value-type="string" calcext:value-type="string">
            <text:p><text:span text:style-name="T5">Cristiane</text:span><text:span text:style-name="T8"> </text:span><text:span text:style-name="T5">Barbieri</text:span><text:span text:style-name="T8"> </text:span><text:span text:style-name="T11">Rodella</text:span></text:p>
          </table:table-cell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62805" calcext:value-type="float">
            <text:p>262805</text:p>
          </table:table-cell>
          <table:table-cell table:style-name="ce8" office:value-type="string" calcext:value-type="string">
            <text:p><text:span text:style-name="T5">Guilherme</text:span><text:span text:style-name="T8"> </text:span><text:span text:style-name="T5">Cariello</text:span><text:span text:style-name="T8"> </text:span><text:span text:style-name="T11">Silva</text:span></text:p>
          </table:table-cell>
          <table:table-cell table:style-name="ce8" office:value-type="string" calcext:value-type="string">
            <text:p><text:span text:style-name="T13">Rodrigo</text:span><text:span text:style-name="T21"> </text:span><text:span text:style-name="T11">Antonio</text:span><text:span text:style-name="T24"> </text:span><text:span text:style-name="T11">Cormanich</text:span></text:p>
          </table:table-cell>
          <table:table-cell table:style-name="ce8" office:value-type="string" calcext:value-type="string">
            <text:p><text:span text:style-name="T5">Igor</text:span><text:span text:style-name="T7"> </text:span><text:span text:style-name="T5">Dias</text:span><text:span text:style-name="T9"> </text:span><text:span text:style-name="T11">Jurberg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28202" calcext:value-type="float">
            <text:p>228202</text:p>
          </table:table-cell>
          <table:table-cell table:style-name="ce8" office:value-type="string" calcext:value-type="string">
            <text:p><text:span text:style-name="T5">Guilherme</text:span><text:span text:style-name="T9"> </text:span><text:span text:style-name="T5">de</text:span><text:span text:style-name="T9"> </text:span><text:span text:style-name="T5">Souza</text:span><text:span text:style-name="T6"> </text:span><text:span text:style-name="T12">Alves</text:span></text:p>
          </table:table-cell>
          <table:table-cell table:style-name="ce8" office:value-type="string" calcext:value-type="string">
            <text:p><text:span text:style-name="T13">Taicia</text:span><text:span text:style-name="T21"> </text:span><text:span text:style-name="T11">Pacheco</text:span><text:span text:style-name="T21"> </text:span><text:span text:style-name="T12">Fill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91077" calcext:value-type="float">
            <text:p>291077</text:p>
          </table:table-cell>
          <table:table-cell table:style-name="ce8" office:value-type="string" calcext:value-type="string">
            <text:p><text:span text:style-name="T5">Guilherme</text:span><text:span text:style-name="T10"> </text:span><text:span text:style-name="T5">Garcia</text:span><text:span text:style-name="T9"> </text:span><text:span text:style-name="T11">Rafael</text:span></text:p>
          </table:table-cell>
          <table:table-cell table:style-name="ce8" office:value-type="string" calcext:value-type="string">
            <text:p><text:span text:style-name="T5">Carla</text:span><text:span text:style-name="T9"> </text:span><text:span text:style-name="T5">Beatriz</text:span><text:span text:style-name="T6"> </text:span><text:span text:style-name="T5">Grespan</text:span><text:span text:style-name="T6"> </text:span><text:span text:style-name="T11">Bottoli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12076" calcext:value-type="float">
            <text:p>212076</text:p>
          </table:table-cell>
          <table:table-cell table:style-name="ce8" office:value-type="string" calcext:value-type="string">
            <text:p><text:span text:style-name="T13">Guilherme</text:span><text:span text:style-name="T22"> </text:span><text:span text:style-name="T11">Gonçalves</text:span><text:span text:style-name="T22"> </text:span><text:span text:style-name="T11">Costa</text:span></text:p>
          </table:table-cell>
          <table:table-cell table:style-name="ce8" office:value-type="string" calcext:value-type="string">
            <text:p><text:span text:style-name="T5">Gildo</text:span><text:span text:style-name="T8"> </text:span><text:span text:style-name="T5">Girotto</text:span><text:span text:style-name="T9"> </text:span><text:span text:style-name="T11">Júnior</text:span></text:p>
          </table:table-cell>
          <table:table-cell table:style-name="ce8" office:value-type="string" calcext:value-type="string">
            <text:p><text:span text:style-name="T5">Carla</text:span><text:span text:style-name="T10"> </text:span><text:span text:style-name="T5">Susana</text:span><text:span text:style-name="T9"> </text:span><text:span text:style-name="T5">Lopes</text:span><text:span text:style-name="T10"> </text:span><text:span text:style-name="T11">Morais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71129" calcext:value-type="float">
            <text:p>271129</text:p>
          </table:table-cell>
          <table:table-cell table:style-name="ce8" office:value-type="string" calcext:value-type="string">
            <text:p><text:span text:style-name="T5">Guilherme</text:span><text:span text:style-name="T8"> </text:span><text:span text:style-name="T5">Gustavo</text:span><text:span text:style-name="T10"> </text:span><text:span text:style-name="T5">Silva</text:span><text:span text:style-name="T8"> </text:span><text:span text:style-name="T11">Amorim</text:span></text:p>
          </table:table-cell>
          <table:table-cell table:style-name="ce8" office:value-type="string" calcext:value-type="string">
            <text:p><text:span text:style-name="T13">Rogerio</text:span><text:span text:style-name="T21"> </text:span><text:span text:style-name="T11">Custodi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135957" calcext:value-type="float">
            <text:p>135957</text:p>
          </table:table-cell>
          <table:table-cell table:style-name="ce8" office:value-type="string" calcext:value-type="string">
            <text:p><text:span text:style-name="T5">Guilherme</text:span><text:span text:style-name="T9"> </text:span><text:span text:style-name="T5">Henrique</text:span><text:span text:style-name="T9"> </text:span><text:span text:style-name="T5">de</text:span><text:span text:style-name="T9"> </text:span><text:span text:style-name="T11">Oliveira</text:span></text:p>
          </table:table-cell>
          <table:table-cell table:style-name="ce8" office:value-type="string" calcext:value-type="string">
            <text:p><text:span text:style-name="T5">Rene</text:span><text:span text:style-name="T8"> </text:span><text:span text:style-name="T5">Alfonso</text:span><text:span text:style-name="T9"> </text:span><text:span text:style-name="T5">Nome</text:span><text:span text:style-name="T10"> </text:span><text:span text:style-name="T12">Silv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17215" calcext:value-type="float">
            <text:p>217215</text:p>
          </table:table-cell>
          <table:table-cell table:style-name="ce8" office:value-type="string" calcext:value-type="string">
            <text:p><text:span text:style-name="T13">Guilherme</text:span><text:span text:style-name="T22"> </text:span><text:span text:style-name="T11">Henrique</text:span><text:span text:style-name="T25"> </text:span><text:span text:style-name="T11">Vedovello</text:span><text:span text:style-name="T25"> </text:span><text:span text:style-name="T12">Silva</text:span></text:p>
          </table:table-cell>
          <table:table-cell table:style-name="ce8" office:value-type="string" calcext:value-type="string">
            <text:p><text:span text:style-name="T5">Watson</text:span><text:span text:style-name="T10"> </text:span><text:span text:style-name="T7">Loh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I</text:span></text:p>
          </table:table-cell>
          <table:table-cell table:style-name="ce5" office:value-type="float" office:value="176022" calcext:value-type="float">
            <text:p>176022</text:p>
          </table:table-cell>
          <table:table-cell table:style-name="ce8" office:value-type="string" calcext:value-type="string">
            <text:p><text:span text:style-name="T13">Guilherme</text:span><text:span text:style-name="T24"> </text:span><text:span text:style-name="T11">Montano</text:span><text:span text:style-name="T24"> </text:span><text:span text:style-name="T11">Germano</text:span></text:p>
          </table:table-cell>
          <table:table-cell table:style-name="ce8" office:value-type="string" calcext:value-type="string">
            <text:p><text:span text:style-name="T5">Ana</text:span><text:span text:style-name="T7"> </text:span><text:span text:style-name="T5">Flavia</text:span><text:span text:style-name="T7"> </text:span><text:span text:style-name="T11">Nogueir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193244" calcext:value-type="float">
            <text:p>193244</text:p>
          </table:table-cell>
          <table:table-cell table:style-name="ce8" office:value-type="string" calcext:value-type="string">
            <text:p><text:span text:style-name="T5">Guilherme</text:span><text:span text:style-name="T6"> </text:span><text:span text:style-name="T5">Pires</text:span><text:span text:style-name="T7"> </text:span><text:span text:style-name="T5">de</text:span><text:span text:style-name="T9"> </text:span><text:span text:style-name="T11">Campos</text:span></text:p>
          </table:table-cell>
          <table:table-cell table:style-name="ce8" office:value-type="string" calcext:value-type="string">
            <text:p><text:span text:style-name="T5">Heloise</text:span><text:span text:style-name="T9"> </text:span><text:span text:style-name="T5">De</text:span><text:span text:style-name="T9"> </text:span><text:span text:style-name="T5">Oliveira</text:span><text:span text:style-name="T9"> </text:span><text:span text:style-name="T5">Pastore</text:span><text:span text:style-name="T9"> </text:span><text:span text:style-name="T11">Jense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198556" calcext:value-type="float">
            <text:p>198556</text:p>
          </table:table-cell>
          <table:table-cell table:style-name="ce8" office:value-type="string" calcext:value-type="string">
            <text:p><text:span text:style-name="T5">Guilherme</text:span><text:span text:style-name="T8"> </text:span><text:span text:style-name="T5">Zamboni</text:span><text:span text:style-name="T10"> </text:span><text:span text:style-name="T5">de</text:span><text:span text:style-name="T8"> </text:span><text:span text:style-name="T5">Azevedo</text:span><text:span text:style-name="T8"> </text:span><text:span text:style-name="T11">Luccas</text:span></text:p>
          </table:table-cell>
          <table:table-cell table:style-name="ce8" office:value-type="string" calcext:value-type="string">
            <text:p><text:span text:style-name="T5">William</text:span><text:span text:style-name="T12"> </text:span><text:span text:style-name="T5">Reis</text:span><text:span text:style-name="T7"> </text:span><text:span text:style-name="T5">de</text:span><text:span text:style-name="T7"> </text:span><text:span text:style-name="T11">Arauj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36188" calcext:value-type="float">
            <text:p>236188</text:p>
          </table:table-cell>
          <table:table-cell table:style-name="ce8" office:value-type="string" calcext:value-type="string">
            <text:p><text:span text:style-name="T13">Gustavo</text:span><text:span text:style-name="T18"> </text:span><text:span text:style-name="T11">Clauss</text:span><text:span text:style-name="T14"> </text:span><text:span text:style-name="T11">Rodrigues</text:span></text:p>
          </table:table-cell>
          <table:table-cell table:style-name="ce8" office:value-type="string" calcext:value-type="string">
            <text:p><text:span text:style-name="T5">Camilla</text:span><text:span text:style-name="T6"> </text:span><text:span text:style-name="T11">Abbehause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217463" calcext:value-type="float">
            <text:p>217463</text:p>
          </table:table-cell>
          <table:table-cell table:style-name="ce8" office:value-type="string" calcext:value-type="string">
            <text:p><text:span text:style-name="T5">Gustavo</text:span><text:span text:style-name="T9"> </text:span><text:span text:style-name="T5">Henrique</text:span><text:span text:style-name="T9"> </text:span><text:span text:style-name="T5">de</text:span><text:span text:style-name="T9"> </text:span><text:span text:style-name="T5">Faria</text:span><text:span text:style-name="T6"> </text:span><text:span text:style-name="T11">Candido</text:span></text:p>
          </table:table-cell>
          <table:table-cell table:style-name="ce8" office:value-type="string" calcext:value-type="string">
            <text:p><text:span text:style-name="T5">Miguel</text:span><text:span text:style-name="T7"> </text:span><text:span text:style-name="T5">Angel</text:span><text:span text:style-name="T7"> </text:span><text:span text:style-name="T5">San</text:span><text:span text:style-name="T6"> </text:span><text:span text:style-name="T5">Miguel</text:span><text:span text:style-name="T7"> </text:span><text:span text:style-name="T11">Barrer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30022" calcext:value-type="float">
            <text:p>230022</text:p>
          </table:table-cell>
          <table:table-cell table:style-name="ce8" office:value-type="string" calcext:value-type="string">
            <text:p><text:span text:style-name="T13">Hans</text:span><text:span text:style-name="T18"> </text:span><text:span text:style-name="T11">Rolando</text:span><text:span text:style-name="T18"> </text:span><text:span text:style-name="T11">Zamora</text:span><text:span text:style-name="T14"> </text:span><text:span text:style-name="T11">Obando</text:span></text:p>
          </table:table-cell>
          <table:table-cell table:style-name="ce8" office:value-type="string" calcext:value-type="string">
            <text:p><text:span text:style-name="T5">Ana</text:span><text:span text:style-name="T6"> </text:span><text:span text:style-name="T5">Valeria</text:span><text:span text:style-name="T6"> </text:span><text:span text:style-name="T5">Colnaghi</text:span><text:span text:style-name="T7"> </text:span><text:span text:style-name="T11">Simionat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64598" calcext:value-type="float">
            <text:p>264598</text:p>
          </table:table-cell>
          <table:table-cell table:style-name="ce8" office:value-type="string" calcext:value-type="string">
            <text:p><text:span text:style-name="T5">Helen</text:span><text:span text:style-name="T9"> </text:span><text:span text:style-name="T5">Oliveira</text:span><text:span text:style-name="T6"> </text:span><text:span text:style-name="T11">Silva</text:span></text:p>
          </table:table-cell>
          <table:table-cell table:style-name="ce8" office:value-type="string" calcext:value-type="string">
            <text:p><text:span text:style-name="T5">Rene</text:span><text:span text:style-name="T8"> </text:span><text:span text:style-name="T5">Alfonso</text:span><text:span text:style-name="T9"> </text:span><text:span text:style-name="T5">Nome</text:span><text:span text:style-name="T10"> </text:span><text:span text:style-name="T12">Silv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64588" calcext:value-type="float">
            <text:p>264588</text:p>
          </table:table-cell>
          <table:table-cell table:style-name="ce8" office:value-type="string" calcext:value-type="string">
            <text:p><text:span text:style-name="T5">Hellen</text:span><text:span text:style-name="T10"> </text:span><text:span text:style-name="T5">Bertoletti</text:span><text:span text:style-name="T10"> </text:span><text:span text:style-name="T11">Barbieri</text:span></text:p>
          </table:table-cell>
          <table:table-cell table:style-name="ce8" office:value-type="string" calcext:value-type="string">
            <text:p><text:span text:style-name="T13">Taicia</text:span><text:span text:style-name="T21"> </text:span><text:span text:style-name="T11">Pacheco</text:span><text:span text:style-name="T21"> </text:span><text:span text:style-name="T12">Fill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64582" calcext:value-type="float">
            <text:p>264582</text:p>
          </table:table-cell>
          <table:table-cell table:style-name="ce8" office:value-type="string" calcext:value-type="string">
            <text:p><text:span text:style-name="T5">Herllan</text:span><text:span text:style-name="T6"> </text:span><text:span text:style-name="T5">Vieira</text:span><text:span text:style-name="T7"> </text:span><text:span text:style-name="T5">de</text:span><text:span text:style-name="T7"> </text:span><text:span text:style-name="T11">Almeida</text:span></text:p>
          </table:table-cell>
          <table:table-cell table:style-name="ce8" office:value-type="string" calcext:value-type="string">
            <text:p><text:span text:style-name="T5">Marcelo</text:span><text:span text:style-name="T9"> </text:span><text:span text:style-name="T5">Ganzarolli</text:span><text:span text:style-name="T9"> </text:span><text:span text:style-name="T5">de</text:span><text:span text:style-name="T9"> </text:span><text:span text:style-name="T11">Oliveira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136108" calcext:value-type="float">
            <text:p>136108</text:p>
          </table:table-cell>
          <table:table-cell table:style-name="ce8" office:value-type="string" calcext:value-type="string">
            <text:p><text:span text:style-name="T5">Ian</text:span><text:span text:style-name="T12"> </text:span><text:span text:style-name="T5">de</text:span><text:span text:style-name="T12"> </text:span><text:span text:style-name="T11">Toledo</text:span></text:p>
          </table:table-cell>
          <table:table-cell table:style-name="ce8" office:value-type="string" calcext:value-type="string">
            <text:p><text:span text:style-name="T13">Ronaldo</text:span><text:span text:style-name="T14"> </text:span><text:span text:style-name="T11">Aloise</text:span><text:span text:style-name="T14"> </text:span><text:span text:style-name="T11">Pilli</text:span></text:p>
          </table:table-cell>
          <table:table-cell table:style-name="ce8" office:value-type="string" calcext:value-type="string">
            <text:p><text:span text:style-name="T5">Rafael</text:span><text:span text:style-name="T9"> </text:span><text:span text:style-name="T5">Lemos</text:span><text:span text:style-name="T8"> </text:span><text:span text:style-name="T5">Miguez</text:span><text:span text:style-name="T9"> </text:span><text:span text:style-name="T11">Couñago</text:span></text:p>
          </table:table-cell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44807" calcext:value-type="float">
            <text:p>244807</text:p>
          </table:table-cell>
          <table:table-cell table:style-name="ce8" office:value-type="string" calcext:value-type="string">
            <text:p><text:span text:style-name="T5">Iara</text:span><text:span text:style-name="T6"> </text:span><text:span text:style-name="T5">de</text:span><text:span text:style-name="T6"> </text:span><text:span text:style-name="T5">Lacerda</text:span><text:span text:style-name="T7"> </text:span><text:span text:style-name="T11">Pataca</text:span></text:p>
          </table:table-cell>
          <table:table-cell table:style-name="ce8" office:value-type="string" calcext:value-type="string">
            <text:p><text:span text:style-name="T5">João</text:span><text:span text:style-name="T10"> </text:span><text:span text:style-name="T5">Batista</text:span><text:span text:style-name="T9"> </text:span><text:span text:style-name="T5">Souza</text:span><text:span text:style-name="T9"> </text:span><text:span text:style-name="T11">Junior</text:span></text:p>
          </table:table-cell>
          <table:table-cell table:style-name="ce8" office:value-type="string" calcext:value-type="string">
            <text:p><text:span text:style-name="T13">Daniela</text:span><text:span text:style-name="T21"> </text:span><text:span text:style-name="T11">Zanchet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217932" calcext:value-type="float">
            <text:p>217932</text:p>
          </table:table-cell>
          <table:table-cell table:style-name="ce8" office:value-type="string" calcext:value-type="string">
            <text:p><text:span text:style-name="T5">Icaro</text:span><text:span text:style-name="T9"> </text:span><text:span text:style-name="T5">Levi</text:span><text:span text:style-name="T6"> </text:span><text:span text:style-name="T5">Tomaz</text:span><text:span text:style-name="T6"> </text:span><text:span text:style-name="T11">Nascimento</text:span></text:p>
          </table:table-cell>
          <table:table-cell table:style-name="ce8" office:value-type="string" calcext:value-type="string">
            <text:p><text:span text:style-name="T5">Cláudia</text:span><text:span text:style-name="T8"> </text:span><text:span text:style-name="T11">Longo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30054" calcext:value-type="float">
            <text:p>230054</text:p>
          </table:table-cell>
          <table:table-cell table:style-name="ce8" office:value-type="string" calcext:value-type="string">
            <text:p><text:span text:style-name="T5">Ingrid</text:span><text:span text:style-name="T10"> </text:span><text:span text:style-name="T5">Ruanna</text:span><text:span text:style-name="T10"> </text:span><text:span text:style-name="T5">dos</text:span><text:span text:style-name="T9"> </text:span><text:span text:style-name="T5">Santos</text:span><text:span text:style-name="T8"> </text:span><text:span text:style-name="T11">Feitosa</text:span></text:p>
          </table:table-cell>
          <table:table-cell table:style-name="ce8" office:value-type="string" calcext:value-type="string">
            <text:p><text:span text:style-name="T5">Cassiana</text:span><text:span text:style-name="T8"> </text:span><text:span text:style-name="T5">Carolina</text:span><text:span text:style-name="T8"> </text:span><text:span text:style-name="T11">Montagner</text:span></text:p>
          </table:table-cell>
          <table:table-cell table:style-name="ce8" office:value-type="string" calcext:value-type="string">
            <text:p><text:span text:style-name="T5">Luana</text:span><text:span text:style-name="T6"> </text:span><text:span text:style-name="T5">Mattos</text:span><text:span text:style-name="T6"> </text:span><text:span text:style-name="T5">de</text:span><text:span text:style-name="T6"> </text:span><text:span text:style-name="T5">Oliveira</text:span><text:span text:style-name="T6"> </text:span><text:span text:style-name="T12">Cruz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O</text:span></text:p>
          </table:table-cell>
          <table:table-cell table:style-name="ce5" office:value-type="float" office:value="218142" calcext:value-type="float">
            <text:p>218142</text:p>
          </table:table-cell>
          <table:table-cell table:style-name="ce8" office:value-type="string" calcext:value-type="string">
            <text:p><text:span text:style-name="T13">Isabela</text:span><text:span text:style-name="T21"> </text:span><text:span text:style-name="T11">Rocha</text:span></text:p>
          </table:table-cell>
          <table:table-cell table:style-name="ce8" office:value-type="string" calcext:value-type="string">
            <text:p><text:span text:style-name="T5">Carlos</text:span><text:span text:style-name="T10"> </text:span><text:span text:style-name="T5">Henrique</text:span><text:span text:style-name="T10"> </text:span><text:span text:style-name="T5">Inacio</text:span><text:span text:style-name="T10"> </text:span><text:span text:style-name="T11">Ramos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199204" calcext:value-type="float">
            <text:p>199204</text:p>
          </table:table-cell>
          <table:table-cell table:style-name="ce8" office:value-type="string" calcext:value-type="string">
            <text:p><text:span text:style-name="T5">Isabella</text:span><text:span text:style-name="T10"> </text:span><text:span text:style-name="T5">de</text:span><text:span text:style-name="T10"> </text:span><text:span text:style-name="T5">Arandas</text:span><text:span text:style-name="T9"> </text:span><text:span text:style-name="T12">Silva</text:span></text:p>
          </table:table-cell>
          <table:table-cell table:style-name="ce8" office:value-type="string" calcext:value-type="string">
            <text:p><text:span text:style-name="T5">Camila</text:span><text:span text:style-name="T7"> </text:span><text:span text:style-name="T5">Alves</text:span><text:span text:style-name="T12"> </text:span><text:span text:style-name="T5">de</text:span><text:span text:style-name="T7"> </text:span><text:span text:style-name="T11">Rezende</text:span></text:p>
          </table:table-cell>
          <table:table-cell table:style-name="ce8" office:value-type="string" calcext:value-type="string">
            <text:p><text:span text:style-name="T5">Camilla</text:span><text:span text:style-name="T6"> </text:span><text:span text:style-name="T5">Henriques</text:span><text:span text:style-name="T7"> </text:span><text:span text:style-name="T5">Maia</text:span><text:span text:style-name="T7"> </text:span><text:span text:style-name="T5">de</text:span><text:span text:style-name="T9"> </text:span><text:span text:style-name="T11">Camargos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37137" calcext:value-type="float">
            <text:p>237137</text:p>
          </table:table-cell>
          <table:table-cell table:style-name="ce8" office:value-type="string" calcext:value-type="string">
            <text:p><text:span text:style-name="T5">Isadora</text:span><text:span text:style-name="T9"> </text:span><text:span text:style-name="T5">de</text:span><text:span text:style-name="T6"> </text:span><text:span text:style-name="T11">Oliveira</text:span></text:p>
          </table:table-cell>
          <table:table-cell table:style-name="ce8" office:value-type="string" calcext:value-type="string">
            <text:p><text:span text:style-name="T5">Ivo</text:span><text:span text:style-name="T10"> </text:span><text:span text:style-name="T5">Milton</text:span><text:span text:style-name="T10"> </text:span><text:span text:style-name="T5">Raimundo</text:span><text:span text:style-name="T10"> </text:span><text:span text:style-name="T11">Junior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237271" calcext:value-type="float">
            <text:p>237271</text:p>
          </table:table-cell>
          <table:table-cell table:style-name="ce8" office:value-type="string" calcext:value-type="string">
            <text:p><text:span text:style-name="T13">James</text:span><text:span text:style-name="T24"> </text:span><text:span text:style-name="T11">Cavalcante</text:span><text:span text:style-name="T24"> </text:span><text:span text:style-name="T11">Pessoa</text:span></text:p>
          </table:table-cell>
          <table:table-cell table:style-name="ce8" office:value-type="string" calcext:value-type="string">
            <text:p><text:span text:style-name="T5">Raphael</text:span><text:span text:style-name="T6"> </text:span><text:span text:style-name="T5">Nagao</text:span><text:span text:style-name="T9"> </text:span><text:span text:style-name="T5">de</text:span><text:span text:style-name="T9"> </text:span><text:span text:style-name="T11">Sousa</text:span></text:p>
          </table:table-cell>
          <table:table-cell table:style-name="ce8" office:value-type="string" calcext:value-type="string">
            <text:p><text:span text:style-name="T5">João</text:span><text:span text:style-name="T10"> </text:span><text:span text:style-name="T5">Batista</text:span><text:span text:style-name="T9"> </text:span><text:span text:style-name="T5">Souza</text:span><text:span text:style-name="T9"> </text:span><text:span text:style-name="T11">Junior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03726" calcext:value-type="float">
            <text:p>203726</text:p>
          </table:table-cell>
          <table:table-cell table:style-name="ce8" office:value-type="string" calcext:value-type="string">
            <text:p><text:span text:style-name="T5">Jennyfer</text:span><text:span text:style-name="T9"> </text:span><text:span text:style-name="T5">Castro</text:span><text:span text:style-name="T6"> </text:span><text:span text:style-name="T5">da</text:span><text:span text:style-name="T9"> </text:span><text:span text:style-name="T12">Silva</text:span></text:p>
          </table:table-cell>
          <table:table-cell table:style-name="ce8" office:value-type="string" calcext:value-type="string">
            <text:p><text:span text:style-name="T5">Camilla</text:span><text:span text:style-name="T6"> </text:span><text:span text:style-name="T11">Abbehause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64587" calcext:value-type="float">
            <text:p>264587</text:p>
          </table:table-cell>
          <table:table-cell table:style-name="ce8" office:value-type="string" calcext:value-type="string">
            <text:p><text:span text:style-name="T5">Jéssica</text:span><text:span text:style-name="T10"> </text:span><text:span text:style-name="T5">Costa</text:span><text:span text:style-name="T9"> </text:span><text:span text:style-name="T11">Alvim</text:span></text:p>
          </table:table-cell>
          <table:table-cell table:style-name="ce8" office:value-type="string" calcext:value-type="string">
            <text:p><text:span text:style-name="T5">Claudia</text:span><text:span text:style-name="T8"> </text:span><text:span text:style-name="T11">Long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O</text:span></text:p>
          </table:table-cell>
          <table:table-cell table:style-name="ce5" office:value-type="float" office:value="272409" calcext:value-type="float">
            <text:p>272409</text:p>
          </table:table-cell>
          <table:table-cell table:style-name="ce8" office:value-type="string" calcext:value-type="string">
            <text:p><text:span text:style-name="T5">Jhully</text:span><text:span text:style-name="T9"> </text:span><text:span text:style-name="T5">Anne</text:span><text:span text:style-name="T9"> </text:span><text:span text:style-name="T5">Barros</text:span><text:span text:style-name="T9"> </text:span><text:span text:style-name="T5">Carvalho</text:span><text:span text:style-name="T9"> </text:span><text:span text:style-name="T11">Ribeiro</text:span></text:p>
          </table:table-cell>
          <table:table-cell table:style-name="ce8" office:value-type="string" calcext:value-type="string">
            <text:p><text:span text:style-name="T5">Julio</text:span><text:span text:style-name="T6"> </text:span><text:span text:style-name="T5">Cezar</text:span><text:span text:style-name="T7"> </text:span><text:span text:style-name="T11">Pastre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252082" calcext:value-type="float">
            <text:p>252082</text:p>
          </table:table-cell>
          <table:table-cell table:style-name="ce8" office:value-type="string" calcext:value-type="string">
            <text:p><text:span text:style-name="T13">João</text:span><text:span text:style-name="T18"> </text:span><text:span text:style-name="T11">Bosco</text:span><text:span text:style-name="T21"> </text:span><text:span text:style-name="T11">Cavalcante</text:span><text:span text:style-name="T24"> </text:span><text:span text:style-name="T11">Pinheiro</text:span><text:span text:style-name="T21"> </text:span><text:span text:style-name="T11">Júnior</text:span></text:p>
          </table:table-cell>
          <table:table-cell table:style-name="ce8" office:value-type="string" calcext:value-type="string">
            <text:p><text:span text:style-name="T13">Rodrigo</text:span><text:span text:style-name="T21"> </text:span><text:span text:style-name="T11">Antonio</text:span><text:span text:style-name="T24"> </text:span><text:span text:style-name="T11">Cormanich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I</text:span></text:p>
          </table:table-cell>
          <table:table-cell table:style-name="ce5" office:value-type="float" office:value="194677" calcext:value-type="float">
            <text:p>194677</text:p>
          </table:table-cell>
          <table:table-cell table:style-name="ce8" office:value-type="string" calcext:value-type="string">
            <text:p><text:span text:style-name="T5">João</text:span><text:span text:style-name="T9"> </text:span><text:span text:style-name="T5">Marcos</text:span><text:span text:style-name="T6"> </text:span><text:span text:style-name="T5">Lima</text:span><text:span text:style-name="T6"> </text:span><text:span text:style-name="T11">Soares</text:span></text:p>
          </table:table-cell>
          <table:table-cell table:style-name="ce8" office:value-type="string" calcext:value-type="string">
            <text:p><text:span text:style-name="T5">Juliano</text:span><text:span text:style-name="T10"> </text:span><text:span text:style-name="T5">Alves</text:span><text:span text:style-name="T10"> </text:span><text:span text:style-name="T11">Bonaci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91098" calcext:value-type="float">
            <text:p>291098</text:p>
          </table:table-cell>
          <table:table-cell table:style-name="ce8" office:value-type="string" calcext:value-type="string">
            <text:p><text:span text:style-name="T5">João</text:span><text:span text:style-name="T9"> </text:span><text:span text:style-name="T5">Paulo</text:span><text:span text:style-name="T6"> </text:span><text:span text:style-name="T5">Alves</text:span><text:span text:style-name="T6"> </text:span><text:span text:style-name="T5">Della</text:span><text:span text:style-name="T6"> </text:span><text:span text:style-name="T11">Guardia</text:span></text:p>
          </table:table-cell>
          <table:table-cell table:style-name="ce8" office:value-type="string" calcext:value-type="string">
            <text:p><text:span text:style-name="T5">Airton</text:span><text:span text:style-name="T8"> </text:span><text:span text:style-name="T5">Gonçalves</text:span><text:span text:style-name="T8"> </text:span><text:span text:style-name="T5">Salles</text:span><text:span text:style-name="T10"> </text:span><text:span text:style-name="T11">Junio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117401" calcext:value-type="float">
            <text:p>117401</text:p>
          </table:table-cell>
          <table:table-cell table:style-name="ce8" office:value-type="string" calcext:value-type="string">
            <text:p><text:span text:style-name="T5">João</text:span><text:span text:style-name="T10"> </text:span><text:span text:style-name="T5">Paulo</text:span><text:span text:style-name="T9"> </text:span><text:span text:style-name="T5">Ferreira</text:span><text:span text:style-name="T9"> </text:span><text:span text:style-name="T11">Bertacchi</text:span></text:p>
          </table:table-cell>
          <table:table-cell table:style-name="ce8" office:value-type="string" calcext:value-type="string">
            <text:p><text:span text:style-name="T5">Gildo</text:span><text:span text:style-name="T8"> </text:span><text:span text:style-name="T5">Girotto</text:span><text:span text:style-name="T9"> </text:span><text:span text:style-name="T11">Junio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64570" calcext:value-type="float">
            <text:p>264570</text:p>
          </table:table-cell>
          <table:table-cell table:style-name="ce8" office:value-type="string" calcext:value-type="string">
            <text:p><text:span text:style-name="T5">João</text:span><text:span text:style-name="T8"> </text:span><text:span text:style-name="T5">Paulo</text:span><text:span text:style-name="T10"> </text:span><text:span text:style-name="T5">Menezes</text:span><text:span text:style-name="T9"> </text:span><text:span text:style-name="T11">Spadeto</text:span></text:p>
          </table:table-cell>
          <table:table-cell table:style-name="ce8" office:value-type="string" calcext:value-type="string">
            <text:p><text:span text:style-name="T5">Carlos</text:span><text:span text:style-name="T10"> </text:span><text:span text:style-name="T5">Henrique</text:span><text:span text:style-name="T10"> </text:span><text:span text:style-name="T5">Inacio</text:span><text:span text:style-name="T10"> </text:span><text:span text:style-name="T11">Ramos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64558" calcext:value-type="float">
            <text:p>264558</text:p>
          </table:table-cell>
          <table:table-cell table:style-name="ce8" office:value-type="string" calcext:value-type="string">
            <text:p><text:span text:style-name="T5">João</text:span><text:span text:style-name="T9"> </text:span><text:span text:style-name="T5">Pedro</text:span><text:span text:style-name="T6"> </text:span><text:span text:style-name="T5">Bessa</text:span><text:span text:style-name="T6"> </text:span><text:span text:style-name="T5">de</text:span><text:span text:style-name="T6"> </text:span><text:span text:style-name="T11">Souza</text:span></text:p>
          </table:table-cell>
          <table:table-cell table:style-name="ce8" office:value-type="string" calcext:value-type="string">
            <text:p><text:span text:style-name="T5">Juliano</text:span><text:span text:style-name="T10"> </text:span><text:span text:style-name="T5">Alves</text:span><text:span text:style-name="T10"> </text:span><text:span text:style-name="T11">Bonaci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02689" calcext:value-type="float">
            <text:p>202689</text:p>
          </table:table-cell>
          <table:table-cell table:style-name="ce8" office:value-type="string" calcext:value-type="string">
            <text:p><text:span text:style-name="T5">João</text:span><text:span text:style-name="T10"> </text:span><text:span text:style-name="T5">Pedro</text:span><text:span text:style-name="T9"> </text:span><text:span text:style-name="T5">Brussolo</text:span><text:span text:style-name="T9"> </text:span><text:span text:style-name="T5">da</text:span><text:span text:style-name="T9"> </text:span><text:span text:style-name="T12">Silva</text:span></text:p>
          </table:table-cell>
          <table:table-cell table:style-name="ce8" office:value-type="string" calcext:value-type="string">
            <text:p><text:span text:style-name="T13">Claudio</text:span><text:span text:style-name="T21"> </text:span><text:span text:style-name="T11">Francisco</text:span><text:span text:style-name="T21"> </text:span><text:span text:style-name="T11">Tormen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37647" calcext:value-type="float">
            <text:p>237647</text:p>
          </table:table-cell>
          <table:table-cell table:style-name="ce8" office:value-type="string" calcext:value-type="string">
            <text:p><text:span text:style-name="T5">João</text:span><text:span text:style-name="T10"> </text:span><text:span text:style-name="T5">Pedro</text:span><text:span text:style-name="T9"> </text:span><text:span text:style-name="T5">Gumiero</text:span><text:span text:style-name="T6"> </text:span><text:span text:style-name="T11">Rodrigues</text:span></text:p>
          </table:table-cell>
          <table:table-cell table:style-name="ce8" office:value-type="string" calcext:value-type="string">
            <text:p><text:span text:style-name="T5">Camila</text:span><text:span text:style-name="T7"> </text:span><text:span text:style-name="T5">Alves</text:span><text:span text:style-name="T12"> </text:span><text:span text:style-name="T5">de</text:span><text:span text:style-name="T7"> </text:span><text:span text:style-name="T11">Rezende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36472" calcext:value-type="float">
            <text:p>236472</text:p>
          </table:table-cell>
          <table:table-cell table:style-name="ce8" office:value-type="string" calcext:value-type="string">
            <text:p><text:span text:style-name="T5">João</text:span><text:span text:style-name="T8"> </text:span><text:span text:style-name="T5">Pedro</text:span><text:span text:style-name="T10"> </text:span><text:span text:style-name="T5">Nogueira</text:span><text:span text:style-name="T10"> </text:span><text:span text:style-name="T11">Bonesconto</text:span></text:p>
          </table:table-cell>
          <table:table-cell table:style-name="ce8" office:value-type="string" calcext:value-type="string">
            <text:p><text:span text:style-name="T5">Luiz</text:span><text:span text:style-name="T12"> </text:span><text:span text:style-name="T5">Carlos</text:span><text:span text:style-name="T7"> </text:span><text:span text:style-name="T12">Dias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254277" calcext:value-type="float">
            <text:p>254277</text:p>
          </table:table-cell>
          <table:table-cell table:style-name="ce8" office:value-type="string" calcext:value-type="string">
            <text:p><text:span text:style-name="T5">João</text:span><text:span text:style-name="T10"> </text:span><text:span text:style-name="T5">Pedro</text:span><text:span text:style-name="T9"> </text:span><text:span text:style-name="T5">Penna</text:span><text:span text:style-name="T9"> </text:span><text:span text:style-name="T11">Guilherme</text:span></text:p>
          </table:table-cell>
          <table:table-cell table:style-name="ce8" office:value-type="string" calcext:value-type="string">
            <text:p><text:span text:style-name="T13">Daniela</text:span><text:span text:style-name="T21"> </text:span><text:span text:style-name="T11">Zanchet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45544" calcext:value-type="float">
            <text:p>245544</text:p>
          </table:table-cell>
          <table:table-cell table:style-name="ce8" office:value-type="string" calcext:value-type="string">
            <text:p><text:span text:style-name="T5">João</text:span><text:span text:style-name="T8"> </text:span><text:span text:style-name="T5">Pedro</text:span><text:span text:style-name="T8"> </text:span><text:span text:style-name="T5">Perassoli</text:span><text:span text:style-name="T9"> </text:span><text:span text:style-name="T11">Cordeiro</text:span></text:p>
          </table:table-cell>
          <table:table-cell table:style-name="ce8" office:value-type="string" calcext:value-type="string">
            <text:p><text:span text:style-name="T13">Rogerio</text:span><text:span text:style-name="T21"> </text:span><text:span text:style-name="T11">Custodi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98429" calcext:value-type="float">
            <text:p>298429</text:p>
          </table:table-cell>
          <table:table-cell table:style-name="ce8" office:value-type="string" calcext:value-type="string">
            <text:p><text:span text:style-name="T13">Johan</text:span><text:span text:style-name="T21"> </text:span><text:span text:style-name="T11">Alexander</text:span><text:span text:style-name="T22"> </text:span><text:span text:style-name="T11">Llamoza</text:span><text:span text:style-name="T24"> </text:span><text:span text:style-name="T11">Rafael</text:span></text:p>
          </table:table-cell>
          <table:table-cell table:style-name="ce8" office:value-type="string" calcext:value-type="string">
            <text:p><text:span text:style-name="T5">Javier</text:span><text:span text:style-name="T9"> </text:span><text:span text:style-name="T5">Erick</text:span><text:span text:style-name="T9"> </text:span><text:span text:style-name="T5">Lobatón</text:span><text:span text:style-name="T9"> </text:span><text:span text:style-name="T11">Vill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19025" calcext:value-type="float">
            <text:p>219025</text:p>
          </table:table-cell>
          <table:table-cell table:style-name="ce8" office:value-type="string" calcext:value-type="string">
            <text:p><text:span text:style-name="T5">Jonatas</text:span><text:span text:style-name="T6"> </text:span><text:span text:style-name="T5">Viana</text:span><text:span text:style-name="T7"> </text:span><text:span text:style-name="T5">de</text:span><text:span text:style-name="T6"> </text:span><text:span text:style-name="T12">Souza</text:span></text:p>
          </table:table-cell>
          <table:table-cell table:style-name="ce8" office:value-type="string" calcext:value-type="string">
            <text:p><text:span text:style-name="T5">William</text:span><text:span text:style-name="T12"> </text:span><text:span text:style-name="T5">Reis</text:span><text:span text:style-name="T7"> </text:span><text:span text:style-name="T5">de</text:span><text:span text:style-name="T7"> </text:span><text:span text:style-name="T11">Arauj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40630" calcext:value-type="float">
            <text:p>40630</text:p>
          </table:table-cell>
          <table:table-cell table:style-name="ce8" office:value-type="string" calcext:value-type="string">
            <text:p><text:span text:style-name="T5">Jorge</text:span><text:span text:style-name="T6"> </text:span><text:span text:style-name="T5">Maurício</text:span><text:span text:style-name="T6"> </text:span><text:span text:style-name="T5">da</text:span><text:span text:style-name="T6"> </text:span><text:span text:style-name="T5">Silva</text:span><text:span text:style-name="T7"> </text:span><text:span text:style-name="T11">Brito</text:span></text:p>
          </table:table-cell>
          <table:table-cell table:style-name="ce8" office:value-type="string" calcext:value-type="string">
            <text:p><text:span text:style-name="T5">Nelson</text:span><text:span text:style-name="T8"> </text:span><text:span text:style-name="T5">Henrique</text:span><text:span text:style-name="T8"> </text:span><text:span text:style-name="T11">Morgo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72422" calcext:value-type="float">
            <text:p>272422</text:p>
          </table:table-cell>
          <table:table-cell table:style-name="ce8" office:value-type="string" calcext:value-type="string">
            <text:p><text:span text:style-name="T5">Jose</text:span><text:span text:style-name="T6"> </text:span><text:span text:style-name="T5">Miguel</text:span><text:span text:style-name="T12"> </text:span><text:span text:style-name="T5">Diaz</text:span><text:span text:style-name="T12"> </text:span><text:span text:style-name="T11">Romero</text:span></text:p>
          </table:table-cell>
          <table:table-cell table:style-name="ce8" office:value-type="string" calcext:value-type="string">
            <text:p><text:span text:style-name="T5">Márcia</text:span><text:span text:style-name="T9"> </text:span><text:span text:style-name="T5">Cristina</text:span><text:span text:style-name="T9"> </text:span><text:span text:style-name="T11">Breitkreitz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31033" calcext:value-type="float">
            <text:p>231033</text:p>
          </table:table-cell>
          <table:table-cell table:style-name="ce8" office:value-type="string" calcext:value-type="string">
            <text:p><text:span text:style-name="T5">José</text:span><text:span text:style-name="T9"> </text:span><text:span text:style-name="T5">Rodrigo</text:span><text:span text:style-name="T9"> </text:span><text:span text:style-name="T5">Ferreira</text:span><text:span text:style-name="T9"> </text:span><text:span text:style-name="T11">Maciel</text:span></text:p>
          </table:table-cell>
          <table:table-cell table:style-name="ce8" office:value-type="string" calcext:value-type="string">
            <text:p><text:span text:style-name="T13">Taicia</text:span><text:span text:style-name="T21"> </text:span><text:span text:style-name="T11">Pacheco</text:span><text:span text:style-name="T21"> </text:span><text:span text:style-name="T12">Fill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O</text:span></text:p>
          </table:table-cell>
          <table:table-cell table:style-name="ce5" office:value-type="float" office:value="272416" calcext:value-type="float">
            <text:p>272416</text:p>
          </table:table-cell>
          <table:table-cell table:style-name="ce8" office:value-type="string" calcext:value-type="string">
            <text:p><text:span text:style-name="T13">Josiel</text:span><text:span text:style-name="T21"> </text:span><text:span text:style-name="T11">do</text:span><text:span text:style-name="T19"> </text:span><text:span text:style-name="T11">Nascimento</text:span><text:span text:style-name="T14"> </text:span><text:span text:style-name="T11">Amazonas</text:span></text:p>
          </table:table-cell>
          <table:table-cell table:style-name="ce8" office:value-type="string" calcext:value-type="string">
            <text:p><text:span text:style-name="T13">Taicia</text:span><text:span text:style-name="T21"> </text:span><text:span text:style-name="T11">Pacheco</text:span><text:span text:style-name="T21"> </text:span><text:span text:style-name="T12">Fill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62806" calcext:value-type="float">
            <text:p>262806</text:p>
          </table:table-cell>
          <table:table-cell table:style-name="ce8" office:value-type="string" calcext:value-type="string">
            <text:p><text:span text:style-name="T5">Josielle</text:span><text:span text:style-name="T9"> </text:span><text:span text:style-name="T5">Vieira</text:span><text:span text:style-name="T7"> </text:span><text:span text:style-name="T11">Fontes</text:span></text:p>
          </table:table-cell>
          <table:table-cell table:style-name="ce8" office:value-type="string" calcext:value-type="string">
            <text:p><text:span text:style-name="T5">Camilla</text:span><text:span text:style-name="T6"> </text:span><text:span text:style-name="T11">Abbehausen</text:span></text:p>
          </table:table-cell>
          <table:table-cell table:style-name="ce8" office:value-type="string" calcext:value-type="string">
            <text:p><text:span text:style-name="T13">Danilo</text:span><text:span text:style-name="T14"> </text:span><text:span text:style-name="T11">Ciccone</text:span><text:span text:style-name="T18"> </text:span><text:span text:style-name="T11">Miguel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03713" calcext:value-type="float">
            <text:p>203713</text:p>
          </table:table-cell>
          <table:table-cell table:style-name="ce8" office:value-type="string" calcext:value-type="string">
            <text:p><text:span text:style-name="T5">Josue</text:span><text:span text:style-name="T9"> </text:span><text:span text:style-name="T5">de</text:span><text:span text:style-name="T9"> </text:span><text:span text:style-name="T5">Jesus</text:span><text:span text:style-name="T6"> </text:span><text:span text:style-name="T5">Oliveira</text:span><text:span text:style-name="T6"> </text:span><text:span text:style-name="T11">Araujo</text:span></text:p>
          </table:table-cell>
          <table:table-cell table:style-name="ce8" office:value-type="string" calcext:value-type="string">
            <text:p><text:span text:style-name="T13">Rogerio</text:span><text:span text:style-name="T21"> </text:span><text:span text:style-name="T11">Custodi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O</text:span></text:p>
          </table:table-cell>
          <table:table-cell table:style-name="ce5" office:value-type="float" office:value="259478" calcext:value-type="float">
            <text:p>259478</text:p>
          </table:table-cell>
          <table:table-cell table:style-name="ce8" office:value-type="string" calcext:value-type="string">
            <text:p><text:span text:style-name="T5">Júlia</text:span><text:span text:style-name="T6"> </text:span><text:span text:style-name="T5">Anália</text:span><text:span text:style-name="T7"> </text:span><text:span text:style-name="T5">Oliveira</text:span><text:span text:style-name="T7"> </text:span><text:span text:style-name="T11">Hansen</text:span></text:p>
          </table:table-cell>
          <table:table-cell table:style-name="ce8" office:value-type="string" calcext:value-type="string">
            <text:p><text:span text:style-name="T5">Igor</text:span><text:span text:style-name="T7"> </text:span><text:span text:style-name="T5">Dias</text:span><text:span text:style-name="T9"> </text:span><text:span text:style-name="T11">Jurberg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50977" calcext:value-type="float">
            <text:p>250977</text:p>
          </table:table-cell>
          <table:table-cell table:style-name="ce8" office:value-type="string" calcext:value-type="string">
            <text:p><text:span text:style-name="T5">Julia</text:span><text:span text:style-name="T6"> </text:span><text:span text:style-name="T5">Safranski</text:span><text:span text:style-name="T7"> </text:span><text:span text:style-name="T11">Soares</text:span></text:p>
          </table:table-cell>
          <table:table-cell table:style-name="ce8" office:value-type="string" calcext:value-type="string">
            <text:p><text:span text:style-name="T5">Raphael</text:span><text:span text:style-name="T6"> </text:span><text:span text:style-name="T5">Nagao</text:span><text:span text:style-name="T9"> </text:span><text:span text:style-name="T5">de</text:span><text:span text:style-name="T9"> </text:span><text:span text:style-name="T11">Sousa</text:span></text:p>
          </table:table-cell>
          <table:table-cell table:style-name="ce8" office:value-type="string" calcext:value-type="string">
            <text:p><text:span text:style-name="T5">João</text:span><text:span text:style-name="T10"> </text:span><text:span text:style-name="T5">Batista</text:span><text:span text:style-name="T9"> </text:span><text:span text:style-name="T5">Souza</text:span><text:span text:style-name="T9"> </text:span><text:span text:style-name="T11">Junior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03725" calcext:value-type="float">
            <text:p>203725</text:p>
          </table:table-cell>
          <table:table-cell table:style-name="ce8" office:value-type="string" calcext:value-type="string">
            <text:p><text:span text:style-name="T5">Juliana</text:span><text:span text:style-name="T8"> </text:span><text:span text:style-name="T5">Tosta</text:span><text:span text:style-name="T8"> </text:span><text:span text:style-name="T5">Theodoro</text:span><text:span text:style-name="T10"> </text:span><text:span text:style-name="T11">Carvalho</text:span></text:p>
          </table:table-cell>
          <table:table-cell table:style-name="ce8" office:value-type="string" calcext:value-type="string">
            <text:p><text:span text:style-name="T5">Mateus</text:span><text:span text:style-name="T10"> </text:span><text:span text:style-name="T5">Borba</text:span><text:span text:style-name="T9"> </text:span><text:span text:style-name="T11">Cardos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64589" calcext:value-type="float">
            <text:p>264589</text:p>
          </table:table-cell>
          <table:table-cell table:style-name="ce8" office:value-type="string" calcext:value-type="string">
            <text:p><text:span text:style-name="T5">Júlio</text:span><text:span text:style-name="T10"> </text:span><text:span text:style-name="T5">César</text:span><text:span text:style-name="T9"> </text:span><text:span text:style-name="T5">Jeronimo</text:span><text:span text:style-name="T10"> </text:span><text:span text:style-name="T11">Barbosa</text:span></text:p>
          </table:table-cell>
          <table:table-cell table:style-name="ce8" office:value-type="string" calcext:value-type="string">
            <text:p><text:span text:style-name="T13">Taicia</text:span><text:span text:style-name="T21"> </text:span><text:span text:style-name="T11">Pacheco</text:span><text:span text:style-name="T21"> </text:span><text:span text:style-name="T12">Fill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66012" calcext:value-type="float">
            <text:p>266012</text:p>
          </table:table-cell>
          <table:table-cell table:style-name="ce8" office:value-type="string" calcext:value-type="string">
            <text:p><text:span text:style-name="T5">Jussara</text:span><text:span text:style-name="T10"> </text:span><text:span text:style-name="T5">Alves</text:span><text:span text:style-name="T10"> </text:span><text:span text:style-name="T11">Penido</text:span></text:p>
          </table:table-cell>
          <table:table-cell table:style-name="ce8" office:value-type="string" calcext:value-type="string">
            <text:p><text:span text:style-name="T5">Watson</text:span><text:span text:style-name="T10"> </text:span><text:span text:style-name="T7">Loh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91078" calcext:value-type="float">
            <text:p>291078</text:p>
          </table:table-cell>
          <table:table-cell table:style-name="ce8" office:value-type="string" calcext:value-type="string">
            <text:p><text:span text:style-name="T5">Kallyne</text:span><text:span text:style-name="T8"> </text:span><text:span text:style-name="T5">Ribeiro</text:span><text:span text:style-name="T10"> </text:span><text:span text:style-name="T12">Paes</text:span></text:p>
          </table:table-cell>
          <table:table-cell table:style-name="ce8" office:value-type="string" calcext:value-type="string">
            <text:p><text:span text:style-name="T5">Juliano</text:span><text:span text:style-name="T10"> </text:span><text:span text:style-name="T5">Alves</text:span><text:span text:style-name="T10"> </text:span><text:span text:style-name="T11">Bonaci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91091" calcext:value-type="float">
            <text:p>291091</text:p>
          </table:table-cell>
          <table:table-cell table:style-name="ce8" office:value-type="string" calcext:value-type="string">
            <text:p><text:span text:style-name="T5">Karoline</text:span><text:span text:style-name="T6"> </text:span><text:span text:style-name="T5">da</text:span><text:span text:style-name="T12"> </text:span><text:span text:style-name="T5">Silva</text:span><text:span text:style-name="T12"> </text:span><text:span text:style-name="T11">Santana</text:span></text:p>
          </table:table-cell>
          <table:table-cell table:style-name="ce8" office:value-type="string" calcext:value-type="string">
            <text:p><text:span text:style-name="T5">Carlos</text:span><text:span text:style-name="T9"> </text:span><text:span text:style-name="T5">Roque</text:span><text:span text:style-name="T9"> </text:span><text:span text:style-name="T5">Duarte</text:span><text:span text:style-name="T6"> </text:span><text:span text:style-name="T11">Correi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71143" calcext:value-type="float">
            <text:p>271143</text:p>
          </table:table-cell>
          <table:table-cell table:style-name="ce8" office:value-type="string" calcext:value-type="string">
            <text:p><text:span text:style-name="T5">Kauan</text:span><text:span text:style-name="T8"> </text:span><text:span text:style-name="T5">Lemos</text:span><text:span text:style-name="T8"> </text:span><text:span text:style-name="T12">Gomes</text:span></text:p>
          </table:table-cell>
          <table:table-cell table:style-name="ce8" office:value-type="string" calcext:value-type="string">
            <text:p><text:span text:style-name="T5">Raphael</text:span><text:span text:style-name="T6"> </text:span><text:span text:style-name="T5">Nagao</text:span><text:span text:style-name="T9"> </text:span><text:span text:style-name="T5">de</text:span><text:span text:style-name="T9"> </text:span><text:span text:style-name="T11">Sous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136421" calcext:value-type="float">
            <text:p>136421</text:p>
          </table:table-cell>
          <table:table-cell table:style-name="ce8" office:value-type="string" calcext:value-type="string">
            <text:p><text:span text:style-name="T5">Kennedy</text:span><text:span text:style-name="T8"> </text:span><text:span text:style-name="T5">Daniel</text:span><text:span text:style-name="T9"> </text:span><text:span text:style-name="T5">de</text:span><text:span text:style-name="T8"> </text:span><text:span text:style-name="T5">Carvalho</text:span><text:span text:style-name="T9"> </text:span><text:span text:style-name="T11">Santos</text:span></text:p>
          </table:table-cell>
          <table:table-cell table:style-name="ce8" office:value-type="string" calcext:value-type="string">
            <text:p><text:span text:style-name="T13">Claudio</text:span><text:span text:style-name="T21"> </text:span><text:span text:style-name="T11">Francisco</text:span><text:span text:style-name="T21"> </text:span><text:span text:style-name="T11">Tormena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26449" calcext:value-type="float">
            <text:p>226449</text:p>
          </table:table-cell>
          <table:table-cell table:style-name="ce8" office:value-type="string" calcext:value-type="string">
            <text:p><text:span text:style-name="T5">Ketolly</text:span><text:span text:style-name="T9"> </text:span><text:span text:style-name="T5">Natanne</text:span><text:span text:style-name="T6"> </text:span><text:span text:style-name="T5">da</text:span><text:span text:style-name="T9"> </text:span><text:span text:style-name="T5">Silva</text:span><text:span text:style-name="T6"> </text:span><text:span text:style-name="T12">Leal</text:span></text:p>
          </table:table-cell>
          <table:table-cell table:style-name="ce8" office:value-type="string" calcext:value-type="string">
            <text:p><text:span text:style-name="T5">Marco</text:span><text:span text:style-name="T10"> </text:span><text:span text:style-name="T5">Aurelio</text:span><text:span text:style-name="T9"> </text:span><text:span text:style-name="T5">Zezzi</text:span><text:span text:style-name="T6"> </text:span><text:span text:style-name="T11">Arruda</text:span></text:p>
          </table:table-cell>
          <table:table-cell table:style-name="ce8" office:value-type="string" calcext:value-type="string">
            <text:p><text:span text:style-name="T5">Alan</text:span><text:span text:style-name="T6"> </text:span><text:span text:style-name="T5">James</text:span><text:span text:style-name="T6"> </text:span><text:span text:style-name="T11">Stewart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03753" calcext:value-type="float">
            <text:p>203753</text:p>
          </table:table-cell>
          <table:table-cell table:style-name="ce8" office:value-type="string" calcext:value-type="string">
            <text:p><text:span text:style-name="T13">Kionnys</text:span><text:span text:style-name="T18"> </text:span><text:span text:style-name="T11">Novaes</text:span><text:span text:style-name="T18"> </text:span><text:span text:style-name="T11">Rocha</text:span></text:p>
          </table:table-cell>
          <table:table-cell table:style-name="ce8" office:value-type="string" calcext:value-type="string">
            <text:p><text:span text:style-name="T5">Dosil</text:span><text:span text:style-name="T7"> </text:span><text:span text:style-name="T5">Pereira</text:span><text:span text:style-name="T7"> </text:span><text:span text:style-name="T5">de</text:span><text:span text:style-name="T7"> </text:span><text:span text:style-name="T11">Jesus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193237" calcext:value-type="float">
            <text:p>193237</text:p>
          </table:table-cell>
          <table:table-cell table:style-name="ce8" office:value-type="string" calcext:value-type="string">
            <text:p><text:span text:style-name="T5">Laiza</text:span><text:span text:style-name="T10"> </text:span><text:span text:style-name="T5">Bruzadelle</text:span><text:span text:style-name="T9"> </text:span><text:span text:style-name="T11">Loureiro</text:span></text:p>
          </table:table-cell>
          <table:table-cell table:style-name="ce8" office:value-type="string" calcext:value-type="string">
            <text:p><text:span text:style-name="T13">Claudio</text:span><text:span text:style-name="T21"> </text:span><text:span text:style-name="T11">Francisco</text:span><text:span text:style-name="T21"> </text:span><text:span text:style-name="T11">Tormena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64571" calcext:value-type="float">
            <text:p>264571</text:p>
          </table:table-cell>
          <table:table-cell table:style-name="ce8" office:value-type="string" calcext:value-type="string">
            <text:p><text:span text:style-name="T13">Larissa</text:span><text:span text:style-name="T21"> </text:span><text:span text:style-name="T11">Evelin</text:span><text:span text:style-name="T21"> </text:span><text:span text:style-name="T11">Ricardo</text:span><text:span text:style-name="T21"> </text:span><text:span text:style-name="T11">Ferreira</text:span></text:p>
          </table:table-cell>
          <table:table-cell table:style-name="ce8" office:value-type="string" calcext:value-type="string">
            <text:p><text:span text:style-name="T13">Daniela</text:span><text:span text:style-name="T21"> </text:span><text:span text:style-name="T11">Zanchet</text:span></text:p>
          </table:table-cell>
          <table:table-cell table:style-name="ce8" office:value-type="string" calcext:value-type="string">
            <text:p><text:span text:style-name="T5">Liane</text:span><text:span text:style-name="T9"> </text:span><text:span text:style-name="T5">Marcia</text:span><text:span text:style-name="T9"> </text:span><text:span text:style-name="T11">Rossi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164661" calcext:value-type="float">
            <text:p>164661</text:p>
          </table:table-cell>
          <table:table-cell table:style-name="ce8" office:value-type="string" calcext:value-type="string">
            <text:p><text:span text:style-name="T5">Larissa</text:span><text:span text:style-name="T8"> </text:span><text:span text:style-name="T5">Rocha</text:span><text:span text:style-name="T10"> </text:span><text:span text:style-name="T11">Almeida</text:span></text:p>
          </table:table-cell>
          <table:table-cell table:style-name="ce8" office:value-type="string" calcext:value-type="string">
            <text:p><text:span text:style-name="T5">Leandro</text:span><text:span text:style-name="T8"> </text:span><text:span text:style-name="T5">Antonio</text:span><text:span text:style-name="T10"> </text:span><text:span text:style-name="T5">de</text:span><text:span text:style-name="T8"> </text:span><text:span text:style-name="T11">Oliveira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12109" calcext:value-type="float">
            <text:p>212109</text:p>
          </table:table-cell>
          <table:table-cell table:style-name="ce8" office:value-type="string" calcext:value-type="string">
            <text:p><text:span text:style-name="T5">Larissa</text:span><text:span text:style-name="T8"> </text:span><text:span text:style-name="T5">Rocha</text:span><text:span text:style-name="T10"> </text:span><text:span text:style-name="T11">Terra</text:span></text:p>
          </table:table-cell>
          <table:table-cell table:style-name="ce8" office:value-type="string" calcext:value-type="string">
            <text:p><text:span text:style-name="T5">Marcia</text:span><text:span text:style-name="T9"> </text:span><text:span text:style-name="T5">Miguel</text:span><text:span text:style-name="T6"> </text:span><text:span text:style-name="T5">Castro</text:span><text:span text:style-name="T9"> </text:span><text:span text:style-name="T11">Ferreira</text:span></text:p>
          </table:table-cell>
          <table:table-cell table:style-name="ce8" office:value-type="string" calcext:value-type="string">
            <text:p><text:span text:style-name="T5">Sonia</text:span><text:span text:style-name="T10"> </text:span><text:span text:style-name="T5">Claudia</text:span><text:span text:style-name="T10"> </text:span><text:span text:style-name="T5">do</text:span><text:span text:style-name="T10"> </text:span><text:span text:style-name="T5">Nascimento</text:span><text:span text:style-name="T10"> </text:span><text:span text:style-name="T5">de</text:span><text:span text:style-name="T9"> </text:span><text:span text:style-name="T11">Queiroz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176631" calcext:value-type="float">
            <text:p>176631</text:p>
          </table:table-cell>
          <table:table-cell table:style-name="ce8" office:value-type="string" calcext:value-type="string">
            <text:p><text:span text:style-name="T5">Laura</text:span><text:span text:style-name="T9"> </text:span><text:span text:style-name="T5">Barros</text:span><text:span text:style-name="T9"> </text:span><text:span text:style-name="T11">Silva</text:span></text:p>
          </table:table-cell>
          <table:table-cell table:style-name="ce8" office:value-type="string" calcext:value-type="string">
            <text:p><text:span text:style-name="T5">Pedro</text:span><text:span text:style-name="T10"> </text:span><text:span text:style-name="T5">Paulo</text:span><text:span text:style-name="T9"> </text:span><text:span text:style-name="T11">Corbi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28186" calcext:value-type="float">
            <text:p>228186</text:p>
          </table:table-cell>
          <table:table-cell table:style-name="ce8" office:value-type="string" calcext:value-type="string">
            <text:p><text:span text:style-name="T5">Laura</text:span><text:span text:style-name="T8"> </text:span><text:span text:style-name="T5">Menezes</text:span><text:span text:style-name="T10"> </text:span><text:span text:style-name="T11">Silva</text:span></text:p>
          </table:table-cell>
          <table:table-cell table:style-name="ce8" office:value-type="string" calcext:value-type="string">
            <text:p><text:span text:style-name="T5">Miguel</text:span><text:span text:style-name="T7"> </text:span><text:span text:style-name="T5">Angel</text:span><text:span text:style-name="T7"> </text:span><text:span text:style-name="T5">San</text:span><text:span text:style-name="T6"> </text:span><text:span text:style-name="T5">Miguel</text:span><text:span text:style-name="T7"> </text:span><text:span text:style-name="T11">Barrera</text:span></text:p>
          </table:table-cell>
          <table:table-cell table:style-name="ce8" office:value-type="string" calcext:value-type="string">
            <text:p><text:span text:style-name="T13">Pablo</text:span><text:span text:style-name="T21"> </text:span><text:span text:style-name="T11">Sebastian</text:span><text:span text:style-name="T24"> </text:span><text:span text:style-name="T11">Fernandez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61537" calcext:value-type="float">
            <text:p>261537</text:p>
          </table:table-cell>
          <table:table-cell table:style-name="ce8" office:value-type="string" calcext:value-type="string">
            <text:p><text:span text:style-name="T5">Layla</text:span><text:span text:style-name="T9"> </text:span><text:span text:style-name="T5">Amanda</text:span><text:span text:style-name="T9"> </text:span><text:span text:style-name="T5">Acácio</text:span><text:span text:style-name="T9"> </text:span><text:span text:style-name="T5">de</text:span><text:span text:style-name="T10"> </text:span><text:span text:style-name="T11">Souza</text:span></text:p>
          </table:table-cell>
          <table:table-cell table:style-name="ce8" office:value-type="string" calcext:value-type="string">
            <text:p><text:span text:style-name="T5">José</text:span><text:span text:style-name="T9"> </text:span><text:span text:style-name="T5">Alberto</text:span><text:span text:style-name="T6"> </text:span><text:span text:style-name="T5">Fracassi</text:span><text:span text:style-name="T7"> </text:span><text:span text:style-name="T5">da</text:span><text:span text:style-name="T9"> </text:span><text:span text:style-name="T12">Silv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34913" calcext:value-type="float">
            <text:p>234913</text:p>
          </table:table-cell>
          <table:table-cell table:style-name="ce8" office:value-type="string" calcext:value-type="string">
            <text:p><text:span text:style-name="T5">Layla</text:span><text:span text:style-name="T10"> </text:span><text:span text:style-name="T5">Paixão</text:span><text:span text:style-name="T8"> </text:span><text:span text:style-name="T11">Santos</text:span></text:p>
          </table:table-cell>
          <table:table-cell table:style-name="ce8" office:value-type="string" calcext:value-type="string">
            <text:p><text:span text:style-name="T5">Ivo</text:span><text:span text:style-name="T10"> </text:span><text:span text:style-name="T5">Milton</text:span><text:span text:style-name="T10"> </text:span><text:span text:style-name="T5">Raimundo</text:span><text:span text:style-name="T10"> </text:span><text:span text:style-name="T11">Junio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72421" calcext:value-type="float">
            <text:p>272421</text:p>
          </table:table-cell>
          <table:table-cell table:style-name="ce8" office:value-type="string" calcext:value-type="string">
            <text:p><text:span text:style-name="T5">Leandro</text:span><text:span text:style-name="T9"> </text:span><text:span text:style-name="T5">Paulo</text:span><text:span text:style-name="T9"> </text:span><text:span text:style-name="T5">da</text:span><text:span text:style-name="T9"> </text:span><text:span text:style-name="T12">Silva</text:span></text:p>
          </table:table-cell>
          <table:table-cell table:style-name="ce8" office:value-type="string" calcext:value-type="string">
            <text:p><text:span text:style-name="T5">Javier</text:span><text:span text:style-name="T9"> </text:span><text:span text:style-name="T5">Erick</text:span><text:span text:style-name="T9"> </text:span><text:span text:style-name="T5">Lobatón</text:span><text:span text:style-name="T9"> </text:span><text:span text:style-name="T11">Vill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64622" calcext:value-type="float">
            <text:p>264622</text:p>
          </table:table-cell>
          <table:table-cell table:style-name="ce8" office:value-type="string" calcext:value-type="string">
            <text:p><text:span text:style-name="T13">Leonardo</text:span><text:span text:style-name="T21"> </text:span><text:span text:style-name="T11">Carvalho</text:span><text:span text:style-name="T24"> </text:span><text:span text:style-name="T11">Soares</text:span></text:p>
          </table:table-cell>
          <table:table-cell table:style-name="ce8" office:value-type="string" calcext:value-type="string">
            <text:p><text:span text:style-name="T5">Claudia</text:span><text:span text:style-name="T8"> </text:span><text:span text:style-name="T11">Long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O</text:span></text:p>
          </table:table-cell>
          <table:table-cell table:style-name="ce5" office:value-type="float" office:value="239126" calcext:value-type="float">
            <text:p>239126</text:p>
          </table:table-cell>
          <table:table-cell table:style-name="ce8" office:value-type="string" calcext:value-type="string">
            <text:p><text:span text:style-name="T13">Leonardo</text:span><text:span text:style-name="T14"> </text:span><text:span text:style-name="T11">Claudio</text:span></text:p>
          </table:table-cell>
          <table:table-cell table:style-name="ce8" office:value-type="string" calcext:value-type="string">
            <text:p><text:span text:style-name="T13">Claudio</text:span><text:span text:style-name="T21"> </text:span><text:span text:style-name="T11">Francisco</text:span><text:span text:style-name="T21"> </text:span><text:span text:style-name="T11">Tormena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178387" calcext:value-type="float">
            <text:p>178387</text:p>
          </table:table-cell>
          <table:table-cell table:style-name="ce8" office:value-type="string" calcext:value-type="string">
            <text:p><text:span text:style-name="T5">Leonardo</text:span><text:span text:style-name="T9"> </text:span><text:span text:style-name="T5">da</text:span><text:span text:style-name="T9"> </text:span><text:span text:style-name="T5">Silva</text:span><text:span text:style-name="T6"> </text:span><text:span text:style-name="T11">Sousa</text:span></text:p>
          </table:table-cell>
          <table:table-cell table:style-name="ce8" office:value-type="string" calcext:value-type="string">
            <text:p><text:span text:style-name="T13">Daniela</text:span><text:span text:style-name="T21"> </text:span><text:span text:style-name="T11">Zanchet</text:span></text:p>
          </table:table-cell>
          <table:table-cell table:style-name="ce8" office:value-type="string" calcext:value-type="string">
            <text:p><text:span text:style-name="T5">Caio</text:span><text:span text:style-name="T6"> </text:span><text:span text:style-name="T5">Costa</text:span><text:span text:style-name="T6"> </text:span><text:span text:style-name="T11">Oliveira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O</text:span></text:p>
          </table:table-cell>
          <table:table-cell table:style-name="ce5" office:value-type="float" office:value="201284" calcext:value-type="float">
            <text:p>201284</text:p>
          </table:table-cell>
          <table:table-cell table:style-name="ce8" office:value-type="string" calcext:value-type="string">
            <text:p><text:span text:style-name="T13">Leonardo</text:span><text:span text:style-name="T19"> </text:span><text:span text:style-name="T11">Rosa</text:span><text:span text:style-name="T14"> </text:span><text:span text:style-name="T11">Valdo</text:span></text:p>
          </table:table-cell>
          <table:table-cell table:style-name="ce8" office:value-type="string" calcext:value-type="string">
            <text:p><text:span text:style-name="T5">Fabio</text:span><text:span text:style-name="T9"> </text:span><text:span text:style-name="T5">Cesar</text:span><text:span text:style-name="T9"> </text:span><text:span text:style-name="T11">Gozzo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151947" calcext:value-type="float">
            <text:p>151947</text:p>
          </table:table-cell>
          <table:table-cell table:style-name="ce8" office:value-type="string" calcext:value-type="string">
            <text:p><text:span text:style-name="T5">Leonardo</text:span><text:span text:style-name="T10"> </text:span><text:span text:style-name="T5">Viana</text:span><text:span text:style-name="T9"> </text:span><text:span text:style-name="T5">das</text:span><text:span text:style-name="T6"> </text:span><text:span text:style-name="T5">Chagas</text:span><text:span text:style-name="T10"> </text:span><text:span text:style-name="T12">Lima</text:span></text:p>
          </table:table-cell>
          <table:table-cell table:style-name="ce8" office:value-type="string" calcext:value-type="string">
            <text:p><text:span text:style-name="T5">Nelson</text:span><text:span text:style-name="T8"> </text:span><text:span text:style-name="T5">Henrique</text:span><text:span text:style-name="T8"> </text:span><text:span text:style-name="T11">Morgon</text:span></text:p>
          </table:table-cell>
          <table:table-cell table:style-name="ce8" office:value-type="string" calcext:value-type="string">
            <text:p><text:span text:style-name="T5">Carolina</text:span><text:span text:style-name="T7"> </text:span><text:span text:style-name="T5">Horta</text:span><text:span text:style-name="T7"> </text:span><text:span text:style-name="T11">Andrade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220302" calcext:value-type="float">
            <text:p>220302</text:p>
          </table:table-cell>
          <table:table-cell table:style-name="ce8" office:value-type="string" calcext:value-type="string">
            <text:p><text:span text:style-name="T5">Letícia</text:span><text:span text:style-name="T10"> </text:span><text:span text:style-name="T5">Melcunas</text:span><text:span text:style-name="T8"> </text:span><text:span text:style-name="T5">da</text:span><text:span text:style-name="T10"> </text:span><text:span text:style-name="T12">Rosa</text:span></text:p>
          </table:table-cell>
          <table:table-cell table:style-name="ce8" office:value-type="string" calcext:value-type="string">
            <text:p><text:span text:style-name="T5">Camila</text:span><text:span text:style-name="T7"> </text:span><text:span text:style-name="T5">Alves</text:span><text:span text:style-name="T12"> </text:span><text:span text:style-name="T5">de</text:span><text:span text:style-name="T7"> </text:span><text:span text:style-name="T11">Rezende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136551" calcext:value-type="float">
            <text:p>136551</text:p>
          </table:table-cell>
          <table:table-cell table:style-name="ce8" office:value-type="string" calcext:value-type="string">
            <text:p><text:span text:style-name="T5">Lidiane</text:span><text:span text:style-name="T9"> </text:span><text:span text:style-name="T5">de</text:span><text:span text:style-name="T10"> </text:span><text:span text:style-name="T5">Oliveira</text:span><text:span text:style-name="T9"> </text:span><text:span text:style-name="T11">Pinto</text:span></text:p>
          </table:table-cell>
          <table:table-cell table:style-name="ce8" office:value-type="string" calcext:value-type="string">
            <text:p><text:span text:style-name="T5">Camila</text:span><text:span text:style-name="T7"> </text:span><text:span text:style-name="T5">Alves</text:span><text:span text:style-name="T12"> </text:span><text:span text:style-name="T5">De</text:span><text:span text:style-name="T7"> </text:span><text:span text:style-name="T11">Rezende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30076" calcext:value-type="float">
            <text:p>230076</text:p>
          </table:table-cell>
          <table:table-cell table:style-name="ce8" office:value-type="string" calcext:value-type="string">
            <text:p><text:span text:style-name="T5">Lillia</text:span><text:span text:style-name="T6"> </text:span><text:span text:style-name="T5">Iamar</text:span><text:span text:style-name="T6"> </text:span><text:span text:style-name="T5">Leite</text:span><text:span text:style-name="T7"> </text:span><text:span text:style-name="T5">Maciel</text:span><text:span text:style-name="T6"> </text:span><text:span text:style-name="T12">Gama</text:span></text:p>
          </table:table-cell>
          <table:table-cell table:style-name="ce8" office:value-type="string" calcext:value-type="string">
            <text:p><text:span text:style-name="T5">William</text:span><text:span text:style-name="T12"> </text:span><text:span text:style-name="T5">Reis</text:span><text:span text:style-name="T7"> </text:span><text:span text:style-name="T5">de</text:span><text:span text:style-name="T7"> </text:span><text:span text:style-name="T11">Arauj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I</text:span></text:p>
          </table:table-cell>
          <table:table-cell table:style-name="ce5" office:value-type="float" office:value="272413" calcext:value-type="float">
            <text:p>272413</text:p>
          </table:table-cell>
          <table:table-cell table:style-name="ce8" office:value-type="string" calcext:value-type="string">
            <text:p><text:span text:style-name="T5">Lorena</text:span><text:span text:style-name="T9"> </text:span><text:span text:style-name="T5">Moura</text:span><text:span text:style-name="T6"> </text:span><text:span text:style-name="T12">Lima</text:span></text:p>
          </table:table-cell>
          <table:table-cell table:style-name="ce8" office:value-type="string" calcext:value-type="string">
            <text:p><text:span text:style-name="T5">Heloise</text:span><text:span text:style-name="T9"> </text:span><text:span text:style-name="T5">de</text:span><text:span text:style-name="T10"> </text:span><text:span text:style-name="T5">Oliveira</text:span><text:span text:style-name="T9"> </text:span><text:span text:style-name="T5">Pastore</text:span><text:span text:style-name="T9"> </text:span><text:span text:style-name="T11">Jense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12113" calcext:value-type="float">
            <text:p>212113</text:p>
          </table:table-cell>
          <table:table-cell table:style-name="ce8" office:value-type="string" calcext:value-type="string">
            <text:p><text:span text:style-name="T13">Lourenço</text:span><text:span text:style-name="T24"> </text:span><text:span text:style-name="T11">Henrique</text:span><text:span text:style-name="T24"> </text:span><text:span text:style-name="T11">Bittar</text:span><text:span text:style-name="T25"> </text:span><text:span text:style-name="T11">Vidotto</text:span></text:p>
          </table:table-cell>
          <table:table-cell table:style-name="ce8" office:value-type="string" calcext:value-type="string">
            <text:p><text:span text:style-name="T5">Javier</text:span><text:span text:style-name="T9"> </text:span><text:span text:style-name="T5">Erick</text:span><text:span text:style-name="T9"> </text:span><text:span text:style-name="T5">Lobatón</text:span><text:span text:style-name="T9"> </text:span><text:span text:style-name="T11">Villa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01749" calcext:value-type="float">
            <text:p>201749</text:p>
          </table:table-cell>
          <table:table-cell table:style-name="ce8" office:value-type="string" calcext:value-type="string">
            <text:p><text:span text:style-name="T5">Luca</text:span><text:span text:style-name="T9"> </text:span><text:span text:style-name="T5">Bertazzo</text:span><text:span text:style-name="T9"> </text:span><text:span text:style-name="T11">Câmara</text:span></text:p>
          </table:table-cell>
          <table:table-cell table:style-name="ce8" office:value-type="string" calcext:value-type="string">
            <text:p><text:span text:style-name="T13">Susanne</text:span><text:span text:style-name="T18"> </text:span><text:span text:style-name="T12">Rath</text:span></text:p>
          </table:table-cell>
          <table:table-cell table:style-name="ce8" office:value-type="string" calcext:value-type="string">
            <text:p><text:span text:style-name="T5">João</text:span><text:span text:style-name="T10"> </text:span><text:span text:style-name="T5">Raul</text:span><text:span text:style-name="T6"> </text:span><text:span text:style-name="T5">Belinato</text:span><text:span text:style-name="T9"> </text:span><text:span text:style-name="T5">de</text:span><text:span text:style-name="T6"> </text:span><text:span text:style-name="T11">Souza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239790" calcext:value-type="float">
            <text:p>239790</text:p>
          </table:table-cell>
          <table:table-cell table:style-name="ce8" office:value-type="string" calcext:value-type="string">
            <text:p><text:span text:style-name="T5">Lucas</text:span><text:span text:style-name="T10"> </text:span><text:span text:style-name="T5">Aguiar</text:span><text:span text:style-name="T6"> </text:span><text:span text:style-name="T11">Portela</text:span></text:p>
          </table:table-cell>
          <table:table-cell table:style-name="ce8" office:value-type="string" calcext:value-type="string">
            <text:p><text:span text:style-name="T5">Watson</text:span><text:span text:style-name="T10"> </text:span><text:span text:style-name="T7">Loh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39805" calcext:value-type="float">
            <text:p>239805</text:p>
          </table:table-cell>
          <table:table-cell table:style-name="ce8" office:value-type="string" calcext:value-type="string">
            <text:p><text:span text:style-name="T5">Lucas</text:span><text:span text:style-name="T8"> </text:span><text:span text:style-name="T5">Alvim</text:span><text:span text:style-name="T9"> </text:span><text:span text:style-name="T5">Santos</text:span><text:span text:style-name="T10"> </text:span><text:span text:style-name="T11">Romani</text:span></text:p>
          </table:table-cell>
          <table:table-cell table:style-name="ce8" office:value-type="string" calcext:value-type="string">
            <text:p><text:span text:style-name="T13">Alessandra</text:span><text:span text:style-name="T23"> </text:span><text:span text:style-name="T11">Sussulini</text:span></text:p>
          </table:table-cell>
          <table:table-cell table:style-name="ce8" office:value-type="string" calcext:value-type="string">
            <text:p><text:span text:style-name="T13">André</text:span><text:span text:style-name="T14"> </text:span><text:span text:style-name="T11">Schwambach</text:span><text:span text:style-name="T14"> </text:span><text:span text:style-name="T11">Vieira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30025" calcext:value-type="float">
            <text:p>230025</text:p>
          </table:table-cell>
          <table:table-cell table:style-name="ce8" office:value-type="string" calcext:value-type="string">
            <text:p><text:span text:style-name="T13">Lucas</text:span><text:span text:style-name="T19"> </text:span><text:span text:style-name="T11">Chuman</text:span><text:span text:style-name="T18"> </text:span><text:span text:style-name="T11">Santana</text:span></text:p>
          </table:table-cell>
          <table:table-cell table:style-name="ce8" office:value-type="string" calcext:value-type="string">
            <text:p><text:span text:style-name="T5">Nelson</text:span><text:span text:style-name="T8"> </text:span><text:span text:style-name="T5">Henrique</text:span><text:span text:style-name="T8"> </text:span><text:span text:style-name="T11">Morgo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65959" calcext:value-type="float">
            <text:p>265959</text:p>
          </table:table-cell>
          <table:table-cell table:style-name="ce8" office:value-type="string" calcext:value-type="string">
            <text:p><text:span text:style-name="T5">Lucas</text:span><text:span text:style-name="T10"> </text:span><text:span text:style-name="T5">Coral</text:span><text:span text:style-name="T6"> </text:span><text:span text:style-name="T11">Ferreira</text:span></text:p>
          </table:table-cell>
          <table:table-cell table:style-name="ce8" office:value-type="string" calcext:value-type="string">
            <text:p><text:span text:style-name="T5">Julio</text:span><text:span text:style-name="T6"> </text:span><text:span text:style-name="T5">Cezar</text:span><text:span text:style-name="T7"> </text:span><text:span text:style-name="T11">Pastre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39920" calcext:value-type="float">
            <text:p>239920</text:p>
          </table:table-cell>
          <table:table-cell table:style-name="ce8" office:value-type="string" calcext:value-type="string">
            <text:p><text:span text:style-name="T5">Lucas</text:span><text:span text:style-name="T10"> </text:span><text:span text:style-name="T5">Dias</text:span><text:span text:style-name="T9"> </text:span><text:span text:style-name="T5">Pires</text:span><text:span text:style-name="T6"> </text:span><text:span text:style-name="T11">Goncalves</text:span></text:p>
          </table:table-cell>
          <table:table-cell table:style-name="ce8" office:value-type="string" calcext:value-type="string">
            <text:p><text:span text:style-name="T5">Emilio</text:span><text:span text:style-name="T6"> </text:span><text:span text:style-name="T5">Carlos</text:span><text:span text:style-name="T7"> </text:span><text:span text:style-name="T5">de</text:span><text:span text:style-name="T6"> </text:span><text:span text:style-name="T5">Lucca</text:span><text:span text:style-name="T6"> </text:span><text:span text:style-name="T11">Júnio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62829" calcext:value-type="float">
            <text:p>262829</text:p>
          </table:table-cell>
          <table:table-cell table:style-name="ce8" office:value-type="string" calcext:value-type="string">
            <text:p><text:span text:style-name="T5">Lucas</text:span><text:span text:style-name="T8"> </text:span><text:span text:style-name="T5">dos</text:span><text:span text:style-name="T10"> </text:span><text:span text:style-name="T5">Santos</text:span><text:span text:style-name="T10"> </text:span><text:span text:style-name="T12">Cunha</text:span></text:p>
          </table:table-cell>
          <table:table-cell table:style-name="ce8" office:value-type="string" calcext:value-type="string">
            <text:p><text:span text:style-name="T5">Caio</text:span><text:span text:style-name="T6"> </text:span><text:span text:style-name="T5">Costa</text:span><text:span text:style-name="T6"> </text:span><text:span text:style-name="T11">Oliveir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65976" calcext:value-type="float">
            <text:p>265976</text:p>
          </table:table-cell>
          <table:table-cell table:style-name="ce8" office:value-type="string" calcext:value-type="string">
            <text:p><text:span text:style-name="T13">Lucas</text:span><text:span text:style-name="T19"> </text:span><text:span text:style-name="T11">Gonçalves</text:span><text:span text:style-name="T21"> </text:span><text:span text:style-name="T12">Lopes</text:span></text:p>
          </table:table-cell>
          <table:table-cell table:style-name="ce8" office:value-type="string" calcext:value-type="string">
            <text:p><text:span text:style-name="T13">Susanne</text:span><text:span text:style-name="T18"> </text:span><text:span text:style-name="T12">Rath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30040" calcext:value-type="float">
            <text:p>230040</text:p>
          </table:table-cell>
          <table:table-cell table:style-name="ce8" office:value-type="string" calcext:value-type="string">
            <text:p><text:span text:style-name="T5">Lucas</text:span><text:span text:style-name="T10"> </text:span><text:span text:style-name="T5">Magno</text:span><text:span text:style-name="T10"> </text:span><text:span text:style-name="T5">Freitas</text:span><text:span text:style-name="T9"> </text:span><text:span text:style-name="T11">Oliveira</text:span></text:p>
          </table:table-cell>
          <table:table-cell table:style-name="ce8" office:value-type="string" calcext:value-type="string">
            <text:p><text:span text:style-name="T5">Italo</text:span><text:span text:style-name="T10"> </text:span><text:span text:style-name="T5">Odone</text:span><text:span text:style-name="T10"> </text:span><text:span text:style-name="T11">Mazal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40117" calcext:value-type="float">
            <text:p>240117</text:p>
          </table:table-cell>
          <table:table-cell table:style-name="ce8" office:value-type="string" calcext:value-type="string">
            <text:p><text:span text:style-name="T5">Lucas</text:span><text:span text:style-name="T10"> </text:span><text:span text:style-name="T5">Pessôa</text:span><text:span text:style-name="T6"> </text:span><text:span text:style-name="T5">de</text:span><text:span text:style-name="T9"> </text:span><text:span text:style-name="T11">Araujo</text:span></text:p>
          </table:table-cell>
          <table:table-cell table:style-name="ce8" office:value-type="string" calcext:value-type="string">
            <text:p><text:span text:style-name="T5">Leandro</text:span><text:span text:style-name="T10"> </text:span><text:span text:style-name="T5">Wang</text:span><text:span text:style-name="T9"> </text:span><text:span text:style-name="T11">Hanta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73255" calcext:value-type="float">
            <text:p>273255</text:p>
          </table:table-cell>
          <table:table-cell table:style-name="ce8" office:value-type="string" calcext:value-type="string">
            <text:p><text:span text:style-name="T13">Lucas</text:span><text:span text:style-name="T19"> </text:span><text:span text:style-name="T11">Santos</text:span><text:span text:style-name="T19"> </text:span><text:span text:style-name="T11">Silva</text:span></text:p>
          </table:table-cell>
          <table:table-cell table:style-name="ce8" office:value-type="string" calcext:value-type="string">
            <text:p><text:span text:style-name="T13">Edvaldo</text:span><text:span text:style-name="T14"> </text:span><text:span text:style-name="T11">Sabadin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236550" calcext:value-type="float">
            <text:p>236550</text:p>
          </table:table-cell>
          <table:table-cell table:style-name="ce8" office:value-type="string" calcext:value-type="string">
            <text:p><text:span text:style-name="T5">Lucas</text:span><text:span text:style-name="T9"> </text:span><text:span text:style-name="T5">Verona</text:span><text:span text:style-name="T6"> </text:span><text:span text:style-name="T5">de</text:span><text:span text:style-name="T9"> </text:span><text:span text:style-name="T11">Araujo</text:span></text:p>
          </table:table-cell>
          <table:table-cell table:style-name="ce8" office:value-type="string" calcext:value-type="string">
            <text:p><text:span text:style-name="T13">Leandro</text:span><text:span text:style-name="T18"> </text:span><text:span text:style-name="T11">Martínez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30067" calcext:value-type="float">
            <text:p>230067</text:p>
          </table:table-cell>
          <table:table-cell table:style-name="ce8" office:value-type="string" calcext:value-type="string">
            <text:p><text:span text:style-name="T5">Luidy</text:span><text:span text:style-name="T8"> </text:span><text:span text:style-name="T5">Darllan</text:span><text:span text:style-name="T10"> </text:span><text:span text:style-name="T11">Barbosa</text:span></text:p>
          </table:table-cell>
          <table:table-cell table:style-name="ce8" office:value-type="string" calcext:value-type="string">
            <text:p><text:span text:style-name="T5">Leandro</text:span><text:span text:style-name="T10"> </text:span><text:span text:style-name="T5">Wang</text:span><text:span text:style-name="T9"> </text:span><text:span text:style-name="T11">Hanta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234856" calcext:value-type="float">
            <text:p>234856</text:p>
          </table:table-cell>
          <table:table-cell table:style-name="ce8" office:value-type="string" calcext:value-type="string">
            <text:p><text:span text:style-name="T5">Luiz</text:span><text:span text:style-name="T12"> </text:span><text:span text:style-name="T5">Cunha</text:span><text:span text:style-name="T12"> </text:span><text:span text:style-name="T5">de</text:span><text:span text:style-name="T7"> </text:span><text:span text:style-name="T11">Miranda</text:span></text:p>
          </table:table-cell>
          <table:table-cell table:style-name="ce8" office:value-type="string" calcext:value-type="string">
            <text:p><text:span text:style-name="T5">Nelson</text:span><text:span text:style-name="T8"> </text:span><text:span text:style-name="T5">Henrique</text:span><text:span text:style-name="T8"> </text:span><text:span text:style-name="T11">Morgon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91082" calcext:value-type="float">
            <text:p>291082</text:p>
          </table:table-cell>
          <table:table-cell table:style-name="ce8" office:value-type="string" calcext:value-type="string">
            <text:p><text:span text:style-name="T5">Luiz</text:span><text:span text:style-name="T12"> </text:span><text:span text:style-name="T5">Felipe</text:span><text:span text:style-name="T7"> </text:span><text:span text:style-name="T5">Lobo</text:span><text:span text:style-name="T7"> </text:span><text:span text:style-name="T5">de</text:span><text:span text:style-name="T6"> </text:span><text:span text:style-name="T11">Oliveira</text:span></text:p>
          </table:table-cell>
          <table:table-cell table:style-name="ce8" office:value-type="string" calcext:value-type="string">
            <text:p><text:span text:style-name="T5">Cassiana</text:span><text:span text:style-name="T8"> </text:span><text:span text:style-name="T5">Carolina</text:span><text:span text:style-name="T8"> </text:span><text:span text:style-name="T11">Montagner</text:span></text:p>
          </table:table-cell>
          <table:table-cell table:style-name="ce8" office:value-type="string" calcext:value-type="string">
            <text:p><text:span text:style-name="T5">Maria</text:span><text:span text:style-name="T6"> </text:span><text:span text:style-name="T5">Cristina</text:span><text:span text:style-name="T7"> </text:span><text:span text:style-name="T11">Canela</text:span></text:p>
          </table:table-cell>
        </table:table-row>
        <table:table-row table:style-name="ro1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O</text:span></text:p>
          </table:table-cell>
          <table:table-cell table:style-name="ce5" office:value-type="float" office:value="240475" calcext:value-type="float">
            <text:p>240475</text:p>
          </table:table-cell>
          <table:table-cell table:style-name="ce8" office:value-type="string" calcext:value-type="string">
            <text:p><text:span text:style-name="T5">Luiz</text:span><text:span text:style-name="T10"> </text:span><text:span text:style-name="T5">Fernando</text:span><text:span text:style-name="T10"> </text:span><text:span text:style-name="T5">Nascimento</text:span><text:span text:style-name="T8"> </text:span><text:span text:style-name="T5">de</text:span><text:span text:style-name="T10"> </text:span><text:span text:style-name="T11">Oliveira</text:span></text:p>
          </table:table-cell>
          <table:table-cell table:style-name="ce8" office:value-type="string" calcext:value-type="string">
            <text:p><text:span text:style-name="T5">Luiz</text:span><text:span text:style-name="T12"> </text:span><text:span text:style-name="T5">Carlos</text:span><text:span text:style-name="T7"> </text:span><text:span text:style-name="T12">Dias</text:span></text:p>
          </table:table-cell>
          <table:table-cell table:style-name="ce8" office:value-type="string" calcext:value-type="string">
            <text:p><text:span text:style-name="T5">Luiza</text:span><text:span text:style-name="T6"> </text:span><text:span text:style-name="T5">dos</text:span><text:span text:style-name="T7"> </text:span><text:span text:style-name="T5">Reis</text:span><text:span text:style-name="T7"> </text:span><text:span text:style-name="T12">Cruz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O</text:span></text:p>
          </table:table-cell>
          <table:table-cell table:style-name="ce5" office:value-type="float" office:value="241758" calcext:value-type="float">
            <text:p>241758</text:p>
          </table:table-cell>
          <table:table-cell table:style-name="ce8" office:value-type="string" calcext:value-type="string">
            <text:p><text:span text:style-name="T5">Luiz</text:span><text:span text:style-name="T7"> </text:span><text:span text:style-name="T5">Guilherme</text:span><text:span text:style-name="T6"> </text:span><text:span text:style-name="T5">Soares</text:span><text:span text:style-name="T6"> </text:span><text:span text:style-name="T5">do</text:span><text:span text:style-name="T9"> </text:span><text:span text:style-name="T11">Amaral</text:span></text:p>
          </table:table-cell>
          <table:table-cell table:style-name="ce8" office:value-type="string" calcext:value-type="string">
            <text:p><text:span text:style-name="T5">Luiz</text:span><text:span text:style-name="T12"> </text:span><text:span text:style-name="T5">Carlos</text:span><text:span text:style-name="T7"> </text:span><text:span text:style-name="T12">Dias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40525" calcext:value-type="float">
            <text:p>240525</text:p>
          </table:table-cell>
          <table:table-cell table:style-name="ce8" office:value-type="string" calcext:value-type="string">
            <text:p><text:span text:style-name="T5">Luiz</text:span><text:span text:style-name="T7"> </text:span><text:span text:style-name="T5">Renato</text:span><text:span text:style-name="T7"> </text:span><text:span text:style-name="T5">Rosa</text:span><text:span text:style-name="T6"> </text:span><text:span text:style-name="T5">Leme</text:span><text:span text:style-name="T7"> </text:span><text:span text:style-name="T5">de</text:span><text:span text:style-name="T6"> </text:span><text:span text:style-name="T11">Souza</text:span></text:p>
          </table:table-cell>
          <table:table-cell table:style-name="ce8" office:value-type="string" calcext:value-type="string">
            <text:p><text:span text:style-name="T5">Marcia</text:span><text:span text:style-name="T9"> </text:span><text:span text:style-name="T5">Cristina</text:span><text:span text:style-name="T9"> </text:span><text:span text:style-name="T11">Breitkreitz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21295" calcext:value-type="float">
            <text:p>221295</text:p>
          </table:table-cell>
          <table:table-cell table:style-name="ce8" office:value-type="string" calcext:value-type="string">
            <text:p><text:span text:style-name="T5">Luiza</text:span><text:span text:style-name="T8"> </text:span><text:span text:style-name="T5">Minucci</text:span><text:span text:style-name="T9"> </text:span><text:span text:style-name="T11">Manente</text:span></text:p>
          </table:table-cell>
          <table:table-cell table:style-name="ce8" office:value-type="string" calcext:value-type="string">
            <text:p><text:span text:style-name="T5">Florian</text:span><text:span text:style-name="T10"> </text:span><text:span text:style-name="T5">Edouard</text:span><text:span text:style-name="T9"> </text:span><text:span text:style-name="T5">Pierre</text:span><text:span text:style-name="T9"> </text:span><text:span text:style-name="T11">Meneau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91085" calcext:value-type="float">
            <text:p>291085</text:p>
          </table:table-cell>
          <table:table-cell table:style-name="ce8" office:value-type="string" calcext:value-type="string">
            <text:p><text:span text:style-name="T5">Lúrian</text:span><text:span text:style-name="T10"> </text:span><text:span text:style-name="T5">Aparecida</text:span><text:span text:style-name="T9"> </text:span><text:span text:style-name="T5">Domingos</text:span><text:span text:style-name="T10"> </text:span><text:span text:style-name="T5">Da</text:span><text:span text:style-name="T9"> </text:span><text:span text:style-name="T12">Cruz</text:span></text:p>
          </table:table-cell>
          <table:table-cell table:style-name="ce8" office:value-type="string" calcext:value-type="string">
            <text:p><text:span text:style-name="T5">Cassiana</text:span><text:span text:style-name="T8"> </text:span><text:span text:style-name="T5">Carolina</text:span><text:span text:style-name="T8"> </text:span><text:span text:style-name="T11">Montagne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O</text:span></text:p>
          </table:table-cell>
          <table:table-cell table:style-name="ce5" office:value-type="float" office:value="236566" calcext:value-type="float">
            <text:p>236566</text:p>
          </table:table-cell>
          <table:table-cell table:style-name="ce8" office:value-type="string" calcext:value-type="string">
            <text:p><text:span text:style-name="T5">Lyvia</text:span><text:span text:style-name="T10"> </text:span><text:span text:style-name="T5">Malvestiti</text:span><text:span text:style-name="T9"> </text:span><text:span text:style-name="T5">Cardoso</text:span><text:span text:style-name="T10"> </text:span><text:span text:style-name="T5">da</text:span><text:span text:style-name="T10"> </text:span><text:span text:style-name="T11">Cunha</text:span></text:p>
          </table:table-cell>
          <table:table-cell table:style-name="ce8" office:value-type="string" calcext:value-type="string">
            <text:p><text:span text:style-name="T13">Taicia</text:span><text:span text:style-name="T21"> </text:span><text:span text:style-name="T11">Pacheco</text:span><text:span text:style-name="T21"> </text:span><text:span text:style-name="T12">Fill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164659" calcext:value-type="float">
            <text:p>164659</text:p>
          </table:table-cell>
          <table:table-cell table:style-name="ce8" office:value-type="string" calcext:value-type="string">
            <text:p><text:span text:style-name="T5">Manoel</text:span><text:span text:style-name="T10"> </text:span><text:span text:style-name="T5">Victor</text:span><text:span text:style-name="T10"> </text:span><text:span text:style-name="T5">Frutuoso</text:span><text:span text:style-name="T10"> </text:span><text:span text:style-name="T11">Barrionuevo</text:span></text:p>
          </table:table-cell>
          <table:table-cell table:style-name="ce8" office:value-type="string" calcext:value-type="string">
            <text:p><text:span text:style-name="T5">Miguel</text:span><text:span text:style-name="T7"> </text:span><text:span text:style-name="T5">Angel</text:span><text:span text:style-name="T7"> </text:span><text:span text:style-name="T5">San</text:span><text:span text:style-name="T6"> </text:span><text:span text:style-name="T5">Miguel</text:span><text:span text:style-name="T7"> </text:span><text:span text:style-name="T11">Barrera</text:span></text:p>
          </table:table-cell>
          <table:table-cell table:style-name="ce8" office:value-type="string" calcext:value-type="string">
            <text:p><text:span text:style-name="T5">Juan</text:span><text:span text:style-name="T7"> </text:span><text:span text:style-name="T11">Andrés</text:span></text:p>
          </table:table-cell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179397" calcext:value-type="float">
            <text:p>179397</text:p>
          </table:table-cell>
          <table:table-cell table:style-name="ce8" office:value-type="string" calcext:value-type="string">
            <text:p><text:span text:style-name="T13">Marcela</text:span><text:span text:style-name="T24"> </text:span><text:span text:style-name="T11">Campelo</text:span><text:span text:style-name="T24"> </text:span><text:span text:style-name="T11">Rodrigues</text:span><text:span text:style-name="T22"> </text:span><text:span text:style-name="T12">Silva</text:span></text:p>
          </table:table-cell>
          <table:table-cell table:style-name="ce8" office:value-type="string" calcext:value-type="string">
            <text:p><text:span text:style-name="T13">Ronaldo</text:span><text:span text:style-name="T14"> </text:span><text:span text:style-name="T11">Aloise</text:span><text:span text:style-name="T14"> </text:span><text:span text:style-name="T11">Pilli</text:span></text:p>
          </table:table-cell>
          <table:table-cell table:style-name="ce8" office:value-type="string" calcext:value-type="string">
            <text:p><text:span text:style-name="T5">Rafael</text:span><text:span text:style-name="T9"> </text:span><text:span text:style-name="T5">Lemos</text:span><text:span text:style-name="T8"> </text:span><text:span text:style-name="T5">Miguez</text:span><text:span text:style-name="T9"> </text:span><text:span text:style-name="T11">Couñago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62826" calcext:value-type="float">
            <text:p>262826</text:p>
          </table:table-cell>
          <table:table-cell table:style-name="ce8" office:value-type="string" calcext:value-type="string">
            <text:p><text:span text:style-name="T5">Marcelo</text:span><text:span text:style-name="T10"> </text:span><text:span text:style-name="T5">Carpes</text:span><text:span text:style-name="T9"> </text:span><text:span text:style-name="T11">Nunes</text:span></text:p>
          </table:table-cell>
          <table:table-cell table:style-name="ce8" office:value-type="string" calcext:value-type="string">
            <text:p><text:span text:style-name="T5">Andre</text:span><text:span text:style-name="T9"> </text:span><text:span text:style-name="T5">Luiz</text:span><text:span text:style-name="T9"> </text:span><text:span text:style-name="T5">Barboza</text:span><text:span text:style-name="T9"> </text:span><text:span text:style-name="T11">Formig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202623" calcext:value-type="float">
            <text:p>202623</text:p>
          </table:table-cell>
          <table:table-cell table:style-name="ce8" office:value-type="string" calcext:value-type="string">
            <text:p><text:span text:style-name="T5">Marcelo</text:span><text:span text:style-name="T10"> </text:span><text:span text:style-name="T5">Pereira</text:span><text:span text:style-name="T10"> </text:span><text:span text:style-name="T11">Brasil</text:span></text:p>
          </table:table-cell>
          <table:table-cell table:style-name="ce8" office:value-type="string" calcext:value-type="string">
            <text:p><text:span text:style-name="T13">Daniela</text:span><text:span text:style-name="T21"> </text:span><text:span text:style-name="T11">Zanchet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62832" calcext:value-type="float">
            <text:p>262832</text:p>
          </table:table-cell>
          <table:table-cell table:style-name="ce8" office:value-type="string" calcext:value-type="string">
            <text:p><text:span text:style-name="T5">Marcus</text:span><text:span text:style-name="T9"> </text:span><text:span text:style-name="T5">Lima</text:span><text:span text:style-name="T6"> </text:span><text:span text:style-name="T12">Sousa</text:span></text:p>
          </table:table-cell>
          <table:table-cell table:style-name="ce8" office:value-type="string" calcext:value-type="string">
            <text:p><text:span text:style-name="T5">Andre</text:span><text:span text:style-name="T9"> </text:span><text:span text:style-name="T5">Luiz</text:span><text:span text:style-name="T9"> </text:span><text:span text:style-name="T5">Barboza</text:span><text:span text:style-name="T9"> </text:span><text:span text:style-name="T11">Formig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21608" calcext:value-type="float">
            <text:p>221608</text:p>
          </table:table-cell>
          <table:table-cell table:style-name="ce8" office:value-type="string" calcext:value-type="string">
            <text:p><text:span text:style-name="T5">Maria</text:span><text:span text:style-name="T6"> </text:span><text:span text:style-name="T5">Clara</text:span><text:span text:style-name="T7"> </text:span><text:span text:style-name="T5">dos</text:span><text:span text:style-name="T6"> </text:span><text:span text:style-name="T5">Santos</text:span><text:span text:style-name="T6"> </text:span><text:span text:style-name="T11">Oliveira</text:span></text:p>
          </table:table-cell>
          <table:table-cell table:style-name="ce8" office:value-type="string" calcext:value-type="string">
            <text:p><text:span text:style-name="T5">Juliana</text:span><text:span text:style-name="T6"> </text:span><text:span text:style-name="T5">da</text:span><text:span text:style-name="T6"> </text:span><text:span text:style-name="T5">Silva</text:span><text:span text:style-name="T7"> </text:span><text:span text:style-name="T11">Bernardes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65956" calcext:value-type="float">
            <text:p>265956</text:p>
          </table:table-cell>
          <table:table-cell table:style-name="ce8" office:value-type="string" calcext:value-type="string">
            <text:p><text:span text:style-name="T5">Maria</text:span><text:span text:style-name="T9"> </text:span><text:span text:style-name="T5">Fernanda</text:span><text:span text:style-name="T6"> </text:span><text:span text:style-name="T5">Araujo</text:span><text:span text:style-name="T6"> </text:span><text:span text:style-name="T5">Vieira</text:span><text:span text:style-name="T7"> </text:span><text:span text:style-name="T11">Matos</text:span></text:p>
          </table:table-cell>
          <table:table-cell table:style-name="ce8" office:value-type="string" calcext:value-type="string">
            <text:p><text:span text:style-name="T13">Susanne</text:span><text:span text:style-name="T18"> </text:span><text:span text:style-name="T12">Rath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91083" calcext:value-type="float">
            <text:p>291083</text:p>
          </table:table-cell>
          <table:table-cell table:style-name="ce8" office:value-type="string" calcext:value-type="string">
            <text:p><text:span text:style-name="T5">Maria</text:span><text:span text:style-name="T9"> </text:span><text:span text:style-name="T5">Helena</text:span><text:span text:style-name="T6"> </text:span><text:span text:style-name="T5">Gomes</text:span><text:span text:style-name="T6"> </text:span><text:span text:style-name="T11">Soares</text:span></text:p>
          </table:table-cell>
          <table:table-cell table:style-name="ce8" office:value-type="string" calcext:value-type="string">
            <text:p><text:span text:style-name="T5">José</text:span><text:span text:style-name="T9"> </text:span><text:span text:style-name="T5">Alberto</text:span><text:span text:style-name="T6"> </text:span><text:span text:style-name="T5">Fracassi</text:span><text:span text:style-name="T7"> </text:span><text:span text:style-name="T5">da</text:span><text:span text:style-name="T9"> </text:span><text:span text:style-name="T12">Silv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I</text:span></text:p>
          </table:table-cell>
          <table:table-cell table:style-name="ce5" office:value-type="float" office:value="241159" calcext:value-type="float">
            <text:p>241159</text:p>
          </table:table-cell>
          <table:table-cell table:style-name="ce8" office:value-type="string" calcext:value-type="string">
            <text:p><text:span text:style-name="T5">Maria</text:span><text:span text:style-name="T6"> </text:span><text:span text:style-name="T5">Paula</text:span><text:span text:style-name="T6"> </text:span><text:span text:style-name="T5">Dias</text:span><text:span text:style-name="T6"> </text:span><text:span text:style-name="T5">Carneiro</text:span><text:span text:style-name="T6"> </text:span><text:span text:style-name="T11">Miguel</text:span></text:p>
          </table:table-cell>
          <table:table-cell table:style-name="ce8" office:value-type="string" calcext:value-type="string">
            <text:p><text:span text:style-name="T5">Pedro</text:span><text:span text:style-name="T10"> </text:span><text:span text:style-name="T5">Paulo</text:span><text:span text:style-name="T9"> </text:span><text:span text:style-name="T11">Corb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41204" calcext:value-type="float">
            <text:p>241204</text:p>
          </table:table-cell>
          <table:table-cell table:style-name="ce8" office:value-type="string" calcext:value-type="string">
            <text:p><text:span text:style-name="T5">Mariana</text:span><text:span text:style-name="T6"> </text:span><text:span text:style-name="T5">Amaral</text:span><text:span text:style-name="T6"> </text:span><text:span text:style-name="T11">Dotta</text:span></text:p>
          </table:table-cell>
          <table:table-cell table:style-name="ce8" office:value-type="string" calcext:value-type="string">
            <text:p><text:span text:style-name="T5">Flavio</text:span><text:span text:style-name="T10"> </text:span><text:span text:style-name="T5">Leandro</text:span><text:span text:style-name="T9"> </text:span><text:span text:style-name="T5">de</text:span><text:span text:style-name="T10"> </text:span><text:span text:style-name="T11">Souz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62835" calcext:value-type="float">
            <text:p>262835</text:p>
          </table:table-cell>
          <table:table-cell table:style-name="ce8" office:value-type="string" calcext:value-type="string">
            <text:p><text:span text:style-name="T13">Mariana</text:span><text:span text:style-name="T24"> </text:span><text:span text:style-name="T11">Bianchini</text:span><text:span text:style-name="T25"> </text:span><text:span text:style-name="T11">Silva</text:span></text:p>
          </table:table-cell>
          <table:table-cell table:style-name="ce8" office:value-type="string" calcext:value-type="string">
            <text:p><text:span text:style-name="T5">Juliano</text:span><text:span text:style-name="T10"> </text:span><text:span text:style-name="T5">Alves</text:span><text:span text:style-name="T10"> </text:span><text:span text:style-name="T11">Bonaci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65978" calcext:value-type="float">
            <text:p>265978</text:p>
          </table:table-cell>
          <table:table-cell table:style-name="ce8" office:value-type="string" calcext:value-type="string">
            <text:p><text:span text:style-name="T5">Mariana</text:span><text:span text:style-name="T10"> </text:span><text:span text:style-name="T5">Feitosa</text:span><text:span text:style-name="T10"> </text:span><text:span text:style-name="T11">Custodio</text:span></text:p>
          </table:table-cell>
          <table:table-cell table:style-name="ce8" office:value-type="string" calcext:value-type="string">
            <text:p><text:span text:style-name="T5">Ana</text:span><text:span text:style-name="T6"> </text:span><text:span text:style-name="T5">Valéria</text:span><text:span text:style-name="T6"> </text:span><text:span text:style-name="T5">Colnaghi</text:span><text:span text:style-name="T7"> </text:span><text:span text:style-name="T11">Simionat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183827" calcext:value-type="float">
            <text:p>183827</text:p>
          </table:table-cell>
          <table:table-cell table:style-name="ce8" office:value-type="string" calcext:value-type="string">
            <text:p><text:span text:style-name="T5">Mariana</text:span><text:span text:style-name="T10"> </text:span><text:span text:style-name="T5">Silveira</text:span><text:span text:style-name="T9"> </text:span><text:span text:style-name="T11">Marques</text:span></text:p>
          </table:table-cell>
          <table:table-cell table:style-name="ce8" office:value-type="string" calcext:value-type="string">
            <text:p><text:span text:style-name="T13">Alessandra</text:span><text:span text:style-name="T23"> </text:span><text:span text:style-name="T11">Sussulin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O</text:span></text:p>
          </table:table-cell>
          <table:table-cell table:style-name="ce5" office:value-type="float" office:value="203139" calcext:value-type="float">
            <text:p>203139</text:p>
          </table:table-cell>
          <table:table-cell table:style-name="ce8" office:value-type="string" calcext:value-type="string">
            <text:p><text:span text:style-name="T5">Marina</text:span><text:span text:style-name="T9"> </text:span><text:span text:style-name="T5">Ferreira</text:span><text:span text:style-name="T6"> </text:span><text:span text:style-name="T11">Maximo</text:span></text:p>
          </table:table-cell>
          <table:table-cell table:style-name="ce8" office:value-type="string" calcext:value-type="string">
            <text:p><text:span text:style-name="T13">Taicia</text:span><text:span text:style-name="T21"> </text:span><text:span text:style-name="T11">Pacheco</text:span><text:span text:style-name="T21"> </text:span><text:span text:style-name="T12">Fill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38989" calcext:value-type="float">
            <text:p>238989</text:p>
          </table:table-cell>
          <table:table-cell table:style-name="ce8" office:value-type="string" calcext:value-type="string">
            <text:p><text:span text:style-name="T5">Marisa</text:span><text:span text:style-name="T7"> </text:span><text:span text:style-name="T5">de</text:span><text:span text:style-name="T7"> </text:span><text:span text:style-name="T5">Jesus</text:span><text:span text:style-name="T6"> </text:span><text:span text:style-name="T5">Silva</text:span><text:span text:style-name="T7"> </text:span><text:span text:style-name="T11">Chaves</text:span></text:p>
          </table:table-cell>
          <table:table-cell table:style-name="ce8" office:value-type="string" calcext:value-type="string">
            <text:p><text:span text:style-name="T5">Carla</text:span><text:span text:style-name="T9"> </text:span><text:span text:style-name="T5">Beatriz</text:span><text:span text:style-name="T6"> </text:span><text:span text:style-name="T5">Grespan</text:span><text:span text:style-name="T6"> </text:span><text:span text:style-name="T11">Bottol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03766" calcext:value-type="float">
            <text:p>203766</text:p>
          </table:table-cell>
          <table:table-cell table:style-name="ce8" office:value-type="string" calcext:value-type="string">
            <text:p><text:span text:style-name="T5">Marlon</text:span><text:span text:style-name="T7"> </text:span><text:span text:style-name="T5">Muniz</text:span><text:span text:style-name="T12"> </text:span><text:span text:style-name="T5">da</text:span><text:span text:style-name="T12"> Silva</text:span></text:p>
          </table:table-cell>
          <table:table-cell table:style-name="ce8" office:value-type="string" calcext:value-type="string">
            <text:p><text:span text:style-name="T5">Amélie</text:span><text:span text:style-name="T6"> </text:span><text:span text:style-name="T5">Claire</text:span><text:span text:style-name="T7"> </text:span><text:span text:style-name="T11">Rochet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03298" calcext:value-type="float">
            <text:p>203298</text:p>
          </table:table-cell>
          <table:table-cell table:style-name="ce8" office:value-type="string" calcext:value-type="string">
            <text:p><text:span text:style-name="T5">Mateus</text:span><text:span text:style-name="T10"> </text:span><text:span text:style-name="T5">Peres</text:span><text:span text:style-name="T9"> </text:span><text:span text:style-name="T11">Bomediano</text:span></text:p>
          </table:table-cell>
          <table:table-cell table:style-name="ce8" office:value-type="string" calcext:value-type="string">
            <text:p><text:span text:style-name="T5">Marcelo</text:span><text:span text:style-name="T9"> </text:span><text:span text:style-name="T5">Ganzarolli</text:span><text:span text:style-name="T9"> </text:span><text:span text:style-name="T5">de</text:span><text:span text:style-name="T9"> </text:span><text:span text:style-name="T11">Oliveir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65987" calcext:value-type="float">
            <text:p>265987</text:p>
          </table:table-cell>
          <table:table-cell table:style-name="ce8" office:value-type="string" calcext:value-type="string">
            <text:p><text:span text:style-name="T5">Mateus</text:span><text:span text:style-name="T10"> </text:span><text:span text:style-name="T5">Veras</text:span><text:span text:style-name="T10"> </text:span><text:span text:style-name="T11">Pereira</text:span></text:p>
          </table:table-cell>
          <table:table-cell table:style-name="ce8" office:value-type="string" calcext:value-type="string">
            <text:p><text:span text:style-name="T5">Juliano</text:span><text:span text:style-name="T10"> </text:span><text:span text:style-name="T5">Alves</text:span><text:span text:style-name="T10"> </text:span><text:span text:style-name="T11">Bonaci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147360" calcext:value-type="float">
            <text:p>147360</text:p>
          </table:table-cell>
          <table:table-cell table:style-name="ce8" office:value-type="string" calcext:value-type="string">
            <text:p><text:span text:style-name="T13">Matheus</text:span><text:span text:style-name="T21"> </text:span><text:span text:style-name="T11">Aquilini</text:span></text:p>
          </table:table-cell>
          <table:table-cell table:style-name="ce8" office:value-type="string" calcext:value-type="string">
            <text:p><text:span text:style-name="T5">Paulo</text:span><text:span text:style-name="T7"> </text:span><text:span text:style-name="T5">de</text:span><text:span text:style-name="T7"> </text:span><text:span text:style-name="T5">Tarso</text:span><text:span text:style-name="T7"> </text:span><text:span text:style-name="T5">Vieira</text:span><text:span text:style-name="T20"> </text:span><text:span text:style-name="T5">e</text:span><text:span text:style-name="T7"> </text:span><text:span text:style-name="T12">Ros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141826" calcext:value-type="float">
            <text:p>141826</text:p>
          </table:table-cell>
          <table:table-cell table:style-name="ce8" office:value-type="string" calcext:value-type="string">
            <text:p><text:span text:style-name="T5">Matheus</text:span><text:span text:style-name="T6"> </text:span><text:span text:style-name="T5">da</text:span><text:span text:style-name="T7"> </text:span><text:span text:style-name="T5">Silva</text:span><text:span text:style-name="T7"> </text:span><text:span text:style-name="T11">Barbosa</text:span></text:p>
          </table:table-cell>
          <table:table-cell table:style-name="ce8" office:value-type="string" calcext:value-type="string">
            <text:p><text:span text:style-name="T13">Edvaldo</text:span><text:span text:style-name="T14"> </text:span><text:span text:style-name="T11">Sabadin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03499" calcext:value-type="float">
            <text:p>203499</text:p>
          </table:table-cell>
          <table:table-cell table:style-name="ce8" office:value-type="string" calcext:value-type="string">
            <text:p><text:span text:style-name="T13">Matheus</text:span><text:span text:style-name="T14"> </text:span><text:span text:style-name="T11">Leonardo</text:span><text:span text:style-name="T21"> </text:span><text:span text:style-name="T11">Dallaqua</text:span><text:span text:style-name="T24"> </text:span><text:span text:style-name="T12">Silva</text:span></text:p>
          </table:table-cell>
          <table:table-cell table:style-name="ce8" office:value-type="string" calcext:value-type="string">
            <text:p><text:span text:style-name="T13">Alessandra</text:span><text:span text:style-name="T23"> </text:span><text:span text:style-name="T11">Sussulin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71134" calcext:value-type="float">
            <text:p>271134</text:p>
          </table:table-cell>
          <table:table-cell table:style-name="ce8" office:value-type="string" calcext:value-type="string">
            <text:p><text:span text:style-name="T5">Matheus</text:span><text:span text:style-name="T8"> </text:span><text:span text:style-name="T5">Pereira</text:span><text:span text:style-name="T10"> </text:span><text:span text:style-name="T12">Sales</text:span></text:p>
          </table:table-cell>
          <table:table-cell table:style-name="ce8" office:value-type="string" calcext:value-type="string">
            <text:p><text:span text:style-name="T5">Raphael</text:span><text:span text:style-name="T6"> </text:span><text:span text:style-name="T5">Nagao</text:span><text:span text:style-name="T9"> </text:span><text:span text:style-name="T5">de</text:span><text:span text:style-name="T9"> </text:span><text:span text:style-name="T11">Sous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22416" calcext:value-type="float">
            <text:p>222416</text:p>
          </table:table-cell>
          <table:table-cell table:style-name="ce8" office:value-type="string" calcext:value-type="string">
            <text:p><text:span text:style-name="T5">Mathias</text:span><text:span text:style-name="T8"> </text:span><text:span text:style-name="T5">Stahl</text:span><text:span text:style-name="T10"> </text:span><text:span text:style-name="T11">Kavai</text:span></text:p>
          </table:table-cell>
          <table:table-cell table:style-name="ce8" office:value-type="string" calcext:value-type="string">
            <text:p><text:span text:style-name="T5">José</text:span><text:span text:style-name="T9"> </text:span><text:span text:style-name="T5">Alberto</text:span><text:span text:style-name="T6"> </text:span><text:span text:style-name="T5">Fracassi</text:span><text:span text:style-name="T7"> </text:span><text:span text:style-name="T5">da</text:span><text:span text:style-name="T9"> </text:span><text:span text:style-name="T12">Silv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I</text:span></text:p>
          </table:table-cell>
          <table:table-cell table:style-name="ce5" office:value-type="float" office:value="261116" calcext:value-type="float">
            <text:p>261116</text:p>
          </table:table-cell>
          <table:table-cell table:style-name="ce8" office:value-type="string" calcext:value-type="string">
            <text:p><text:span text:style-name="T5">Mauricio</text:span><text:span text:style-name="T9"> </text:span><text:span text:style-name="T5">de</text:span><text:span text:style-name="T10"> </text:span><text:span text:style-name="T11">Oliveira</text:span></text:p>
          </table:table-cell>
          <table:table-cell table:style-name="ce8" office:value-type="string" calcext:value-type="string">
            <text:p><text:span text:style-name="T5">Camilla</text:span><text:span text:style-name="T6"> </text:span><text:span text:style-name="T11">Abbehause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34915" calcext:value-type="float">
            <text:p>234915</text:p>
          </table:table-cell>
          <table:table-cell table:style-name="ce8" office:value-type="string" calcext:value-type="string">
            <text:p><text:span text:style-name="T5">Mayra</text:span><text:span text:style-name="T6"> </text:span><text:span text:style-name="T5">Suelen</text:span><text:span text:style-name="T7"> </text:span><text:span text:style-name="T5">Da</text:span><text:span text:style-name="T7"> </text:span><text:span text:style-name="T5">Silva</text:span><text:span text:style-name="T6"> </text:span><text:span text:style-name="T11">Pinheiro</text:span></text:p>
          </table:table-cell>
          <table:table-cell table:style-name="ce8" office:value-type="string" calcext:value-type="string">
            <text:p><text:span text:style-name="T13">Taicia</text:span><text:span text:style-name="T21"> </text:span><text:span text:style-name="T11">Pacheco</text:span><text:span text:style-name="T21"> </text:span><text:span text:style-name="T12">Fill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03690" calcext:value-type="float">
            <text:p>203690</text:p>
          </table:table-cell>
          <table:table-cell table:style-name="ce8" office:value-type="string" calcext:value-type="string">
            <text:p><text:span text:style-name="T5">Mayra</text:span><text:span text:style-name="T9"> </text:span><text:span text:style-name="T5">Venturini</text:span><text:span text:style-name="T9"> </text:span><text:span text:style-name="T11">Paschoarelli</text:span></text:p>
          </table:table-cell>
          <table:table-cell table:style-name="ce8" office:value-type="string" calcext:value-type="string">
            <text:p><text:span text:style-name="T5">Dosil</text:span><text:span text:style-name="T7"> </text:span><text:span text:style-name="T5">Pereira</text:span><text:span text:style-name="T7"> </text:span><text:span text:style-name="T5">de</text:span><text:span text:style-name="T7"> </text:span><text:span text:style-name="T11">Jesus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O</text:span></text:p>
          </table:table-cell>
          <table:table-cell table:style-name="ce5" office:value-type="float" office:value="224816" calcext:value-type="float">
            <text:p>224816</text:p>
          </table:table-cell>
          <table:table-cell table:style-name="ce8" office:value-type="string" calcext:value-type="string">
            <text:p><text:span text:style-name="T13">Merianne</text:span><text:span text:style-name="T14"> </text:span><text:span text:style-name="T11">Mitamara</text:span><text:span text:style-name="T24"> </text:span><text:span text:style-name="T11">Vasconcelos</text:span><text:span text:style-name="T21"> </text:span><text:span text:style-name="T11">de</text:span><text:span text:style-name="T21"> </text:span><text:span text:style-name="T12">Moura</text:span></text:p>
          </table:table-cell>
          <table:table-cell table:style-name="ce8" office:value-type="string" calcext:value-type="string">
            <text:p><text:span text:style-name="T13">Ljubica</text:span><text:span text:style-name="T21"> </text:span><text:span text:style-name="T11">Tasic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71132" calcext:value-type="float">
            <text:p>271132</text:p>
          </table:table-cell>
          <table:table-cell table:style-name="ce8" office:value-type="string" calcext:value-type="string">
            <text:p><text:span text:style-name="T5">Micael</text:span><text:span text:style-name="T9"> </text:span><text:span text:style-name="T5">Dagom</text:span><text:span text:style-name="T9"> </text:span><text:span text:style-name="T5">Lopes</text:span><text:span text:style-name="T10"> </text:span><text:span text:style-name="T11">Oliveira</text:span></text:p>
          </table:table-cell>
          <table:table-cell table:style-name="ce8" office:value-type="string" calcext:value-type="string">
            <text:p><text:span text:style-name="T13">Alessandra</text:span><text:span text:style-name="T23"> </text:span><text:span text:style-name="T11">Sussulin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168224" calcext:value-type="float">
            <text:p>168224</text:p>
          </table:table-cell>
          <table:table-cell table:style-name="ce8" office:value-type="string" calcext:value-type="string">
            <text:p><text:span text:style-name="T5">Milainy</text:span><text:span text:style-name="T10"> </text:span><text:span text:style-name="T5">Rocha</text:span><text:span text:style-name="T9"> </text:span><text:span text:style-name="T11">Viana</text:span></text:p>
          </table:table-cell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I</text:span></text:p>
          </table:table-cell>
          <table:table-cell table:style-name="ce5" office:value-type="float" office:value="271138" calcext:value-type="float">
            <text:p>271138</text:p>
          </table:table-cell>
          <table:table-cell table:style-name="ce8" office:value-type="string" calcext:value-type="string">
            <text:p><text:span text:style-name="T13">Milena</text:span><text:span text:style-name="T24"> </text:span><text:span text:style-name="T11">Aparecida</text:span><text:span text:style-name="T22"> </text:span><text:span text:style-name="T11">Cardoso</text:span><text:span text:style-name="T24"> </text:span><text:span text:style-name="T11">Nigre</text:span></text:p>
          </table:table-cell>
          <table:table-cell table:style-name="ce8" office:value-type="string" calcext:value-type="string">
            <text:p><text:span text:style-name="T5">Paulo</text:span><text:span text:style-name="T6"> </text:span><text:span text:style-name="T5">Cesar</text:span><text:span text:style-name="T7"> </text:span><text:span text:style-name="T5">de</text:span><text:span text:style-name="T9"> </text:span><text:span text:style-name="T5">Sousa</text:span><text:span text:style-name="T6"> </text:span><text:span text:style-name="T11">Filh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22555" calcext:value-type="float">
            <text:p>222555</text:p>
          </table:table-cell>
          <table:table-cell table:style-name="ce8" office:value-type="string" calcext:value-type="string">
            <text:p><text:span text:style-name="T5">Milena</text:span><text:span text:style-name="T6"> </text:span><text:span text:style-name="T5">Cristina</text:span><text:span text:style-name="T6"> </text:span><text:span text:style-name="T5">Vieira</text:span><text:span text:style-name="T7"> </text:span><text:span text:style-name="T11">Fernandes</text:span></text:p>
          </table:table-cell>
          <table:table-cell table:style-name="ce8" office:value-type="string" calcext:value-type="string">
            <text:p><text:span text:style-name="T5">Emilio</text:span><text:span text:style-name="T6"> </text:span><text:span text:style-name="T5">Carlos</text:span><text:span text:style-name="T7"> </text:span><text:span text:style-name="T5">de</text:span><text:span text:style-name="T6"> </text:span><text:span text:style-name="T5">Lucca</text:span><text:span text:style-name="T6"> </text:span><text:span text:style-name="T11">Júnio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291087" calcext:value-type="float">
            <text:p>291087</text:p>
          </table:table-cell>
          <table:table-cell table:style-name="ce8" office:value-type="string" calcext:value-type="string">
            <text:p><text:span text:style-name="T5">Mileny</text:span><text:span text:style-name="T10"> </text:span><text:span text:style-name="T5">dos</text:span><text:span text:style-name="T9"> </text:span><text:span text:style-name="T5">Santos</text:span><text:span text:style-name="T10"> </text:span><text:span text:style-name="T11">Araujo</text:span></text:p>
          </table:table-cell>
          <table:table-cell table:style-name="ce8" office:value-type="string" calcext:value-type="string">
            <text:p><text:span text:style-name="T13">Pablo</text:span><text:span text:style-name="T21"> </text:span><text:span text:style-name="T11">Sebastian</text:span><text:span text:style-name="T24"> </text:span><text:span text:style-name="T11">Fernandez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164682" calcext:value-type="float">
            <text:p>164682</text:p>
          </table:table-cell>
          <table:table-cell table:style-name="ce8" office:value-type="string" calcext:value-type="string">
            <text:p><text:span text:style-name="T5">Miraldo</text:span><text:span text:style-name="T9"> </text:span><text:span text:style-name="T5">Santa</text:span><text:span text:style-name="T6"> </text:span><text:span text:style-name="T5">Rosa</text:span><text:span text:style-name="T6"> </text:span><text:span text:style-name="T5">dos</text:span><text:span text:style-name="T6"> </text:span><text:span text:style-name="T11">Santos</text:span></text:p>
          </table:table-cell>
          <table:table-cell table:style-name="ce8" office:value-type="string" calcext:value-type="string">
            <text:p><text:span text:style-name="T5">Cassiana</text:span><text:span text:style-name="T8"> </text:span><text:span text:style-name="T5">Carolina</text:span><text:span text:style-name="T8"> </text:span><text:span text:style-name="T11">Montagne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64607" calcext:value-type="float">
            <text:p>264607</text:p>
          </table:table-cell>
          <table:table-cell table:style-name="ce8" office:value-type="string" calcext:value-type="string">
            <text:p><text:span text:style-name="T13">Monilson</text:span><text:span text:style-name="T14"> </text:span><text:span text:style-name="T11">Pinheiro</text:span><text:span text:style-name="T21"> </text:span><text:span text:style-name="T11">dos</text:span><text:span text:style-name="T14"> </text:span><text:span text:style-name="T12">Reis</text:span></text:p>
          </table:table-cell>
          <table:table-cell table:style-name="ce8" office:value-type="string" calcext:value-type="string">
            <text:p><text:span text:style-name="T5">Andre</text:span><text:span text:style-name="T9"> </text:span><text:span text:style-name="T5">Luiz</text:span><text:span text:style-name="T9"> </text:span><text:span text:style-name="T5">Barboza</text:span><text:span text:style-name="T9"> </text:span><text:span text:style-name="T11">Formig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19493" calcext:value-type="float">
            <text:p>219493</text:p>
          </table:table-cell>
          <table:table-cell table:style-name="ce8" office:value-type="string" calcext:value-type="string">
            <text:p><text:span text:style-name="T5">Mylena</text:span><text:span text:style-name="T9"> </text:span><text:span text:style-name="T5">Amorim</text:span><text:span text:style-name="T6"> </text:span><text:span text:style-name="T11">Silverol</text:span></text:p>
          </table:table-cell>
          <table:table-cell table:style-name="ce8" office:value-type="string" calcext:value-type="string">
            <text:p><text:span text:style-name="T5">Airton</text:span><text:span text:style-name="T8"> </text:span><text:span text:style-name="T5">Gonçalves</text:span><text:span text:style-name="T8"> </text:span><text:span text:style-name="T5">Salles</text:span><text:span text:style-name="T10"> </text:span><text:span text:style-name="T11">Junio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34905" calcext:value-type="float">
            <text:p>234905</text:p>
          </table:table-cell>
          <table:table-cell table:style-name="ce8" office:value-type="string" calcext:value-type="string">
            <text:p><text:span text:style-name="T5">Nagyla</text:span><text:span text:style-name="T6"> </text:span><text:span text:style-name="T5">Alves</text:span><text:span text:style-name="T7"> </text:span><text:span text:style-name="T5">de</text:span><text:span text:style-name="T7"> </text:span><text:span text:style-name="T11">Oliveira</text:span></text:p>
          </table:table-cell>
          <table:table-cell table:style-name="ce8" office:value-type="string" calcext:value-type="string">
            <text:p><text:span text:style-name="T13">Fernando</text:span><text:span text:style-name="T24"> </text:span><text:span text:style-name="T11">Aparecido</text:span><text:span text:style-name="T24"> </text:span><text:span text:style-name="T11">Sigol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12078" calcext:value-type="float">
            <text:p>212078</text:p>
          </table:table-cell>
          <table:table-cell table:style-name="ce8" office:value-type="string" calcext:value-type="string">
            <text:p><text:span text:style-name="T5">Nahyan</text:span><text:span text:style-name="T9"> </text:span><text:span text:style-name="T5">Tiego</text:span><text:span text:style-name="T6"> </text:span><text:span text:style-name="T5">Pagliatto</text:span><text:span text:style-name="T6"> </text:span><text:span text:style-name="T5">de</text:span><text:span text:style-name="T9"> </text:span><text:span text:style-name="T7">Liz</text:span></text:p>
          </table:table-cell>
          <table:table-cell table:style-name="ce8" office:value-type="string" calcext:value-type="string">
            <text:p><text:span text:style-name="T13">Edvaldo</text:span><text:span text:style-name="T14"> </text:span><text:span text:style-name="T11">Sabadin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137136" calcext:value-type="float">
            <text:p>137136</text:p>
          </table:table-cell>
          <table:table-cell table:style-name="ce8" office:value-type="string" calcext:value-type="string">
            <text:p><text:span text:style-name="T5">Natália</text:span><text:span text:style-name="T7"> </text:span><text:span text:style-name="T5">Maria</text:span><text:span text:style-name="T7"> </text:span><text:span text:style-name="T11">Polidoro</text:span></text:p>
          </table:table-cell>
          <table:table-cell table:style-name="ce8" office:value-type="string" calcext:value-type="string">
            <text:p><text:span text:style-name="T5">Camila</text:span><text:span text:style-name="T7"> </text:span><text:span text:style-name="T5">Alves</text:span><text:span text:style-name="T12"> </text:span><text:span text:style-name="T5">de</text:span><text:span text:style-name="T7"> </text:span><text:span text:style-name="T11">Rezende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22840" calcext:value-type="float">
            <text:p>222840</text:p>
          </table:table-cell>
          <table:table-cell table:style-name="ce8" office:value-type="string" calcext:value-type="string">
            <text:p><text:span text:style-name="T5">Nathália</text:span><text:span text:style-name="T6"> </text:span><text:span text:style-name="T5">Vilas</text:span><text:span text:style-name="T9"> </text:span><text:span text:style-name="T5">Boas</text:span><text:span text:style-name="T6"> </text:span><text:span text:style-name="T11">Mestanza</text:span></text:p>
          </table:table-cell>
          <table:table-cell table:style-name="ce8" office:value-type="string" calcext:value-type="string">
            <text:p><text:span text:style-name="T5">William</text:span><text:span text:style-name="T12"> </text:span><text:span text:style-name="T5">Reis</text:span><text:span text:style-name="T7"> </text:span><text:span text:style-name="T5">de</text:span><text:span text:style-name="T7"> </text:span><text:span text:style-name="T11">Arauj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91095" calcext:value-type="float">
            <text:p>291095</text:p>
          </table:table-cell>
          <table:table-cell table:style-name="ce8" office:value-type="string" calcext:value-type="string">
            <text:p><text:span text:style-name="T5">Neidy</text:span><text:span text:style-name="T9"> </text:span><text:span text:style-name="T5">Samara</text:span><text:span text:style-name="T6"> </text:span><text:span text:style-name="T5">Sousa</text:span><text:span text:style-name="T6"> </text:span><text:span text:style-name="T5">dos</text:span><text:span text:style-name="T6"> </text:span><text:span text:style-name="T11">Santos</text:span></text:p>
          </table:table-cell>
          <table:table-cell table:style-name="ce8" office:value-type="string" calcext:value-type="string">
            <text:p><text:span text:style-name="T5">Munir</text:span><text:span text:style-name="T6"> </text:span><text:span text:style-name="T5">Salomão</text:span><text:span text:style-name="T9"> </text:span><text:span text:style-name="T12">Skaf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56959" calcext:value-type="float">
            <text:p>256959</text:p>
          </table:table-cell>
          <table:table-cell table:style-name="ce8" office:value-type="string" calcext:value-type="string">
            <text:p><text:span text:style-name="T13">Nycolas</text:span><text:span text:style-name="T5"> </text:span><text:span text:style-name="T11">dos</text:span><text:span text:style-name="T18"> </text:span><text:span text:style-name="T11">Santos</text:span><text:span text:style-name="T5"> </text:span><text:span text:style-name="T11">Galdino</text:span></text:p>
          </table:table-cell>
          <table:table-cell table:style-name="ce8" office:value-type="string" calcext:value-type="string">
            <text:p><text:span text:style-name="T5">Juliano</text:span><text:span text:style-name="T10"> </text:span><text:span text:style-name="T5">Alves</text:span><text:span text:style-name="T10"> </text:span><text:span text:style-name="T11">Bonacin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71442" calcext:value-type="float">
            <text:p>271442</text:p>
          </table:table-cell>
          <table:table-cell table:style-name="ce8" office:value-type="string" calcext:value-type="string">
            <text:p><text:span text:style-name="T5">Olavo</text:span><text:span text:style-name="T8"> </text:span><text:span text:style-name="T5">Fiamencini</text:span><text:span text:style-name="T8"> </text:span><text:span text:style-name="T11">Verruma</text:span></text:p>
          </table:table-cell>
          <table:table-cell table:style-name="ce8" office:value-type="string" calcext:value-type="string">
            <text:p><text:span text:style-name="T5">João</text:span><text:span text:style-name="T10"> </text:span><text:span text:style-name="T5">Batista</text:span><text:span text:style-name="T9"> </text:span><text:span text:style-name="T5">Souza</text:span><text:span text:style-name="T9"> </text:span><text:span text:style-name="T11">Junior</text:span></text:p>
          </table:table-cell>
          <table:table-cell table:style-name="ce8" office:value-type="string" calcext:value-type="string">
            <text:p><text:span text:style-name="T5">Ana</text:span><text:span text:style-name="T7"> </text:span><text:span text:style-name="T5">Flavia</text:span><text:span text:style-name="T7"> </text:span><text:span text:style-name="T11">Nogueira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203989" calcext:value-type="float">
            <text:p>203989</text:p>
          </table:table-cell>
          <table:table-cell table:style-name="ce8" office:value-type="string" calcext:value-type="string">
            <text:p><text:span text:style-name="T5">Oliver</text:span><text:span text:style-name="T7"> </text:span><text:span text:style-name="T5">Leal</text:span><text:span text:style-name="T7"> </text:span><text:span text:style-name="T5">de</text:span><text:span text:style-name="T6"> </text:span><text:span text:style-name="T5">Castro</text:span><text:span text:style-name="T6"> </text:span><text:span text:style-name="T11">Prioli</text:span></text:p>
          </table:table-cell>
          <table:table-cell table:style-name="ce8" office:value-type="string" calcext:value-type="string">
            <text:p><text:span text:style-name="T5">Diego</text:span><text:span text:style-name="T6"> </text:span><text:span text:style-name="T5">Pereira</text:span><text:span text:style-name="T6"> </text:span><text:span text:style-name="T5">dos</text:span><text:span text:style-name="T6"> </text:span><text:span text:style-name="T11">Santos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156897" calcext:value-type="float">
            <text:p>156897</text:p>
          </table:table-cell>
          <table:table-cell table:style-name="ce8" office:value-type="string" calcext:value-type="string">
            <text:p><text:span text:style-name="T5">Otávio</text:span><text:span text:style-name="T9"> </text:span><text:span text:style-name="T11">Berenguel</text:span></text:p>
          </table:table-cell>
          <table:table-cell table:style-name="ce8" office:value-type="string" calcext:value-type="string">
            <text:p><text:span text:style-name="T13">Pablo</text:span><text:span text:style-name="T21"> </text:span><text:span text:style-name="T11">Sebastian</text:span><text:span text:style-name="T24"> </text:span><text:span text:style-name="T11">Fernandez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I</text:span></text:p>
          </table:table-cell>
          <table:table-cell table:style-name="ce5" office:value-type="float" office:value="271137" calcext:value-type="float">
            <text:p>271137</text:p>
          </table:table-cell>
          <table:table-cell table:style-name="ce8" office:value-type="string" calcext:value-type="string">
            <text:p><text:span text:style-name="T5">Otávio</text:span><text:span text:style-name="T6"> </text:span><text:span text:style-name="T5">Luiz</text:span><text:span text:style-name="T12"> </text:span><text:span text:style-name="T5">Dos</text:span><text:span text:style-name="T7"> </text:span><text:span text:style-name="T12">Reis</text:span></text:p>
          </table:table-cell>
          <table:table-cell table:style-name="ce8" office:value-type="string" calcext:value-type="string">
            <text:p><text:span text:style-name="T5">Camilla</text:span><text:span text:style-name="T6"> </text:span><text:span text:style-name="T11">Abbehause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156902" calcext:value-type="float">
            <text:p>156902</text:p>
          </table:table-cell>
          <table:table-cell table:style-name="ce8" office:value-type="string" calcext:value-type="string">
            <text:p><text:span text:style-name="T5">Otto</text:span><text:span text:style-name="T9"> </text:span><text:span text:style-name="T5">Daolio</text:span><text:span text:style-name="T9"> </text:span><text:span text:style-name="T11">Koster</text:span></text:p>
          </table:table-cell>
          <table:table-cell table:style-name="ce8" office:value-type="string" calcext:value-type="string">
            <text:p><text:span text:style-name="T5">Carlos</text:span><text:span text:style-name="T9"> </text:span><text:span text:style-name="T5">Roque</text:span><text:span text:style-name="T9"> </text:span><text:span text:style-name="T5">Duarte</text:span><text:span text:style-name="T6"> </text:span><text:span text:style-name="T11">Correi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04302" calcext:value-type="float">
            <text:p>204302</text:p>
          </table:table-cell>
          <table:table-cell table:style-name="ce8" office:value-type="string" calcext:value-type="string">
            <text:p><text:span text:style-name="T5">Pamela</text:span><text:span text:style-name="T8"> </text:span><text:span text:style-name="T5">Carvalho</text:span><text:span text:style-name="T8"> </text:span><text:span text:style-name="T11">Padovani</text:span></text:p>
          </table:table-cell>
          <table:table-cell table:style-name="ce8" office:value-type="string" calcext:value-type="string">
            <text:p><text:span text:style-name="T5">Carla</text:span><text:span text:style-name="T9"> </text:span><text:span text:style-name="T5">Beatriz</text:span><text:span text:style-name="T6"> </text:span><text:span text:style-name="T5">Grespan</text:span><text:span text:style-name="T6"> </text:span><text:span text:style-name="T11">Bottol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34849" calcext:value-type="float">
            <text:p>234849</text:p>
          </table:table-cell>
          <table:table-cell table:style-name="ce8" office:value-type="string" calcext:value-type="string">
            <text:p><text:span text:style-name="T5">Pamella</text:span><text:span text:style-name="T9"> </text:span><text:span text:style-name="T5">Cristiny</text:span><text:span text:style-name="T6"> </text:span><text:span text:style-name="T5">Carneiro</text:span><text:span text:style-name="T6"> </text:span><text:span text:style-name="T5">da</text:span><text:span text:style-name="T6"> </text:span><text:span text:style-name="T12">Silva</text:span></text:p>
          </table:table-cell>
          <table:table-cell table:style-name="ce8" office:value-type="string" calcext:value-type="string">
            <text:p><text:span text:style-name="T13">Leandro</text:span><text:span text:style-name="T18"> </text:span><text:span text:style-name="T11">Martínez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72419" calcext:value-type="float">
            <text:p>272419</text:p>
          </table:table-cell>
          <table:table-cell table:style-name="ce8" office:value-type="string" calcext:value-type="string">
            <text:p><text:span text:style-name="T5">Patrícia</text:span><text:span text:style-name="T10"> </text:span><text:span text:style-name="T5">Maciel</text:span><text:span text:style-name="T9"> </text:span><text:span text:style-name="T11">Alves</text:span></text:p>
          </table:table-cell>
          <table:table-cell table:style-name="ce8" office:value-type="string" calcext:value-type="string">
            <text:p><text:span text:style-name="T13">Fernando</text:span><text:span text:style-name="T14"> </text:span><text:span text:style-name="T11">Antonio</text:span><text:span text:style-name="T21"> </text:span><text:span text:style-name="T11">Santos</text:span><text:span text:style-name="T14"> </text:span><text:span text:style-name="T11">Coelh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30056" calcext:value-type="float">
            <text:p>230056</text:p>
          </table:table-cell>
          <table:table-cell table:style-name="ce8" office:value-type="string" calcext:value-type="string">
            <text:p><text:span text:style-name="T5">Patrick</text:span><text:span text:style-name="T6"> </text:span><text:span text:style-name="T5">Cesar</text:span><text:span text:style-name="T7"> </text:span><text:span text:style-name="T11">Ferreira</text:span></text:p>
          </table:table-cell>
          <table:table-cell table:style-name="ce8" office:value-type="string" calcext:value-type="string">
            <text:p><text:span text:style-name="T13">Alessandra</text:span><text:span text:style-name="T23"> </text:span><text:span text:style-name="T11">Sussulin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187209" calcext:value-type="float">
            <text:p>187209</text:p>
          </table:table-cell>
          <table:table-cell table:style-name="ce8" office:value-type="string" calcext:value-type="string">
            <text:p><text:span text:style-name="T5">Patrick</text:span><text:span text:style-name="T7"> </text:span><text:span text:style-name="T5">Félix</text:span><text:span text:style-name="T7"> </text:span><text:span text:style-name="T5">de</text:span><text:span text:style-name="T6"> </text:span><text:span text:style-name="T11">Oliveira</text:span></text:p>
          </table:table-cell>
          <table:table-cell table:style-name="ce8" office:value-type="string" calcext:value-type="string">
            <text:p><text:span text:style-name="T5">Miguel</text:span><text:span text:style-name="T7"> </text:span><text:span text:style-name="T5">Angel</text:span><text:span text:style-name="T7"> </text:span><text:span text:style-name="T5">San</text:span><text:span text:style-name="T6"> </text:span><text:span text:style-name="T5">Miguel</text:span><text:span text:style-name="T7"> </text:span><text:span text:style-name="T11">Barrer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23111" calcext:value-type="float">
            <text:p>223111</text:p>
          </table:table-cell>
          <table:table-cell table:style-name="ce8" office:value-type="string" calcext:value-type="string">
            <text:p><text:span text:style-name="T5">Paula</text:span><text:span text:style-name="T10"> </text:span><text:span text:style-name="T5">Cristine</text:span><text:span text:style-name="T10"> </text:span><text:span text:style-name="T5">Rocha</text:span><text:span text:style-name="T9"> </text:span><text:span text:style-name="T11">Corsato</text:span></text:p>
          </table:table-cell>
          <table:table-cell table:style-name="ce8" office:value-type="string" calcext:value-type="string">
            <text:p><text:span text:style-name="T5">Renato</text:span><text:span text:style-name="T8"> </text:span><text:span text:style-name="T5">Sousa</text:span><text:span text:style-name="T10"> </text:span><text:span text:style-name="T12">Lima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193224" calcext:value-type="float">
            <text:p>193224</text:p>
          </table:table-cell>
          <table:table-cell table:style-name="ce8" office:value-type="string" calcext:value-type="string">
            <text:p><text:span text:style-name="T5">Paulo</text:span><text:span text:style-name="T6"> </text:span><text:span text:style-name="T5">César</text:span><text:span text:style-name="T7"> </text:span><text:span text:style-name="T5">de</text:span><text:span text:style-name="T9"> </text:span><text:span text:style-name="T5">Souza</text:span><text:span text:style-name="T7"> </text:span><text:span text:style-name="T11">Costa</text:span></text:p>
          </table:table-cell>
          <table:table-cell table:style-name="ce8" office:value-type="string" calcext:value-type="string">
            <text:p><text:span text:style-name="T5">Paulo</text:span><text:span text:style-name="T9"> </text:span><text:span text:style-name="T5">Cesar</text:span><text:span text:style-name="T7"> </text:span><text:span text:style-name="T5">Muniz</text:span><text:span text:style-name="T6"> </text:span><text:span text:style-name="T5">De</text:span><text:span text:style-name="T6"> </text:span><text:span text:style-name="T5">Lacerda</text:span><text:span text:style-name="T6"> </text:span><text:span text:style-name="T11">Miranda</text:span></text:p>
          </table:table-cell>
          <table:table-cell table:style-name="ce8" office:value-type="string" calcext:value-type="string">
            <text:p><text:span text:style-name="T13">Gonçalo</text:span><text:span text:style-name="T22"> </text:span><text:span text:style-name="T11">Amarante</text:span><text:span text:style-name="T22"> </text:span><text:span text:style-name="T11">Guimarães</text:span><text:span text:style-name="T25"> </text:span><text:span text:style-name="T11">Pereira</text:span></text:p>
          </table:table-cell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31478" calcext:value-type="float">
            <text:p>231478</text:p>
          </table:table-cell>
          <table:table-cell table:style-name="ce8" office:value-type="string" calcext:value-type="string">
            <text:p><text:span text:style-name="T5">Paulo</text:span><text:span text:style-name="T9"> </text:span><text:span text:style-name="T5">Cesar</text:span><text:span text:style-name="T6"> </text:span><text:span text:style-name="T11">Rodrigues</text:span></text:p>
          </table:table-cell>
          <table:table-cell table:style-name="ce8" office:value-type="string" calcext:value-type="string">
            <text:p><text:span text:style-name="T5">Marco</text:span><text:span text:style-name="T10"> </text:span><text:span text:style-name="T5">Aurelio</text:span><text:span text:style-name="T9"> </text:span><text:span text:style-name="T5">Zezzi</text:span><text:span text:style-name="T6"> </text:span><text:span text:style-name="T11">Arruda</text:span></text:p>
          </table:table-cell>
          <table:table-cell table:style-name="ce8" office:value-type="string" calcext:value-type="string">
            <text:p><text:span text:style-name="T5">Italo</text:span><text:span text:style-name="T10"> </text:span><text:span text:style-name="T5">Odone</text:span><text:span text:style-name="T10"> </text:span><text:span text:style-name="T11">Mazali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I</text:span></text:p>
          </table:table-cell>
          <table:table-cell table:style-name="ce5" office:value-type="float" office:value="242927" calcext:value-type="float">
            <text:p>242927</text:p>
          </table:table-cell>
          <table:table-cell table:style-name="ce8" office:value-type="string" calcext:value-type="string">
            <text:p><text:span text:style-name="T5">Pedro</text:span><text:span text:style-name="T6"> </text:span><text:span text:style-name="T5">Bessa</text:span><text:span text:style-name="T6"> </text:span><text:span text:style-name="T5">de</text:span><text:span text:style-name="T6"> </text:span><text:span text:style-name="T11">Mello</text:span></text:p>
          </table:table-cell>
          <table:table-cell table:style-name="ce8" office:value-type="string" calcext:value-type="string">
            <text:p><text:span text:style-name="T5">Claudia</text:span><text:span text:style-name="T8"> </text:span><text:span text:style-name="T11">Long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23264" calcext:value-type="float">
            <text:p>223264</text:p>
          </table:table-cell>
          <table:table-cell table:style-name="ce8" office:value-type="string" calcext:value-type="string">
            <text:p><text:span text:style-name="T13">Pedro</text:span><text:span text:style-name="T21"> </text:span><text:span text:style-name="T11">Dominguez</text:span><text:span text:style-name="T22"> </text:span><text:span text:style-name="T11">Branco</text:span></text:p>
          </table:table-cell>
          <table:table-cell table:style-name="ce8" office:value-type="string" calcext:value-type="string">
            <text:p><text:span text:style-name="T5">Julio</text:span><text:span text:style-name="T6"> </text:span><text:span text:style-name="T5">Cezar</text:span><text:span text:style-name="T7"> </text:span><text:span text:style-name="T11">Pastre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65992" calcext:value-type="float">
            <text:p>265992</text:p>
          </table:table-cell>
          <table:table-cell table:style-name="ce8" office:value-type="string" calcext:value-type="string">
            <text:p><text:span text:style-name="T5">Pedro</text:span><text:span text:style-name="T10"> </text:span><text:span text:style-name="T5">Henrique</text:span><text:span text:style-name="T9"> </text:span><text:span text:style-name="T5">Araújo</text:span><text:span text:style-name="T10"> </text:span><text:span text:style-name="T11">Cosmo</text:span></text:p>
          </table:table-cell>
          <table:table-cell table:style-name="ce8" office:value-type="string" calcext:value-type="string">
            <text:p><text:span text:style-name="T13">Rogerio</text:span><text:span text:style-name="T21"> </text:span><text:span text:style-name="T11">Custodi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O</text:span></text:p>
          </table:table-cell>
          <table:table-cell table:style-name="ce5" office:value-type="float" office:value="203709" calcext:value-type="float">
            <text:p>203709</text:p>
          </table:table-cell>
          <table:table-cell table:style-name="ce8" office:value-type="string" calcext:value-type="string">
            <text:p><text:span text:style-name="T5">Pedro</text:span><text:span text:style-name="T8"> </text:span><text:span text:style-name="T5">Henrique</text:span><text:span text:style-name="T6"> </text:span><text:span text:style-name="T5">Marques</text:span><text:span text:style-name="T9"> </text:span><text:span text:style-name="T5">da</text:span><text:span text:style-name="T6"> </text:span><text:span text:style-name="T12">Silva</text:span></text:p>
          </table:table-cell>
          <table:table-cell table:style-name="ce8" office:value-type="string" calcext:value-type="string">
            <text:p><text:span text:style-name="T5">Emilio</text:span><text:span text:style-name="T6"> </text:span><text:span text:style-name="T5">Carlos</text:span><text:span text:style-name="T7"> </text:span><text:span text:style-name="T5">de</text:span><text:span text:style-name="T6"> </text:span><text:span text:style-name="T5">Lucca</text:span><text:span text:style-name="T6"> </text:span><text:span text:style-name="T11">Júnio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243159" calcext:value-type="float">
            <text:p>243159</text:p>
          </table:table-cell>
          <table:table-cell table:style-name="ce8" office:value-type="string" calcext:value-type="string">
            <text:p><text:span text:style-name="T5">Pedro</text:span><text:span text:style-name="T6"> </text:span><text:span text:style-name="T5">Lima</text:span><text:span text:style-name="T6"> </text:span><text:span text:style-name="T11">Ladeira</text:span></text:p>
          </table:table-cell>
          <table:table-cell table:style-name="ce8" office:value-type="string" calcext:value-type="string">
            <text:p><text:span text:style-name="T5">Diego</text:span><text:span text:style-name="T6"> </text:span><text:span text:style-name="T5">Pereira</text:span><text:span text:style-name="T6"> </text:span><text:span text:style-name="T5">dos</text:span><text:span text:style-name="T6"> </text:span><text:span text:style-name="T11">Santos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98404" calcext:value-type="float">
            <text:p>298404</text:p>
          </table:table-cell>
          <table:table-cell table:style-name="ce8" office:value-type="string" calcext:value-type="string">
            <text:p><text:span text:style-name="T5">Pedro</text:span><text:span text:style-name="T10"> </text:span><text:span text:style-name="T5">Ponce</text:span><text:span text:style-name="T9"> </text:span><text:span text:style-name="T11">Ortega</text:span></text:p>
          </table:table-cell>
          <table:table-cell table:style-name="ce8" office:value-type="string" calcext:value-type="string">
            <text:p><text:span text:style-name="T5">Javier</text:span><text:span text:style-name="T9"> </text:span><text:span text:style-name="T5">Erick</text:span><text:span text:style-name="T9"> </text:span><text:span text:style-name="T5">Lobaton</text:span><text:span text:style-name="T9"> </text:span><text:span text:style-name="T11">Vill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34897" calcext:value-type="float">
            <text:p>234897</text:p>
          </table:table-cell>
          <table:table-cell table:style-name="ce8" office:value-type="string" calcext:value-type="string">
            <text:p><text:span text:style-name="T5">Polianna</text:span><text:span text:style-name="T9"> </text:span><text:span text:style-name="T5">da</text:span><text:span text:style-name="T6"> </text:span><text:span text:style-name="T5">Silva</text:span><text:span text:style-name="T6"> </text:span><text:span text:style-name="T11">Ferreira</text:span></text:p>
          </table:table-cell>
          <table:table-cell table:style-name="ce8" office:value-type="string" calcext:value-type="string">
            <text:p><text:span text:style-name="T5">Camila</text:span><text:span text:style-name="T7"> </text:span><text:span text:style-name="T5">Alves</text:span><text:span text:style-name="T12"> </text:span><text:span text:style-name="T5">de</text:span><text:span text:style-name="T7"> </text:span><text:span text:style-name="T11">Rezende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176054" calcext:value-type="float">
            <text:p>176054</text:p>
          </table:table-cell>
          <table:table-cell table:style-name="ce8" office:value-type="string" calcext:value-type="string">
            <text:p><text:span text:style-name="T5">Rafael</text:span><text:span text:style-name="T10"> </text:span><text:span text:style-name="T5">Alcides</text:span><text:span text:style-name="T10"> </text:span><text:span text:style-name="T11">Vicente</text:span></text:p>
          </table:table-cell>
          <table:table-cell table:style-name="ce8" office:value-type="string" calcext:value-type="string">
            <text:p><text:span text:style-name="T13">Pablo</text:span><text:span text:style-name="T21"> </text:span><text:span text:style-name="T11">Sebastian</text:span><text:span text:style-name="T24"> </text:span><text:span text:style-name="T11">Fernandez</text:span></text:p>
          </table:table-cell>
          <table:table-cell table:style-name="ce8" office:value-type="string" calcext:value-type="string">
            <text:p><text:span text:style-name="T5">Itamar</text:span><text:span text:style-name="T9"> </text:span><text:span text:style-name="T5">Tomio</text:span><text:span text:style-name="T9"> </text:span><text:span text:style-name="T11">Neckel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30045" calcext:value-type="float">
            <text:p>230045</text:p>
          </table:table-cell>
          <table:table-cell table:style-name="ce8" office:value-type="string" calcext:value-type="string">
            <text:p><text:span text:style-name="T5">Rafael</text:span><text:span text:style-name="T7"> </text:span><text:span text:style-name="T5">Galiza</text:span><text:span text:style-name="T6"> </text:span><text:span text:style-name="T11">Yoshimura</text:span></text:p>
          </table:table-cell>
          <table:table-cell table:style-name="ce8" office:value-type="string" calcext:value-type="string">
            <text:p><text:span text:style-name="T5">Raphael</text:span><text:span text:style-name="T6"> </text:span><text:span text:style-name="T5">Nagao</text:span><text:span text:style-name="T9"> </text:span><text:span text:style-name="T5">de</text:span><text:span text:style-name="T9"> </text:span><text:span text:style-name="T11">Sous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165087" calcext:value-type="float">
            <text:p>165087</text:p>
          </table:table-cell>
          <table:table-cell table:style-name="ce8" office:value-type="string" calcext:value-type="string">
            <text:p><text:span text:style-name="T13">Rafael</text:span><text:span text:style-name="T24"> </text:span><text:span text:style-name="T11">Gonçalves</text:span><text:span text:style-name="T21"> </text:span><text:span text:style-name="T11">Pontes</text:span></text:p>
          </table:table-cell>
          <table:table-cell table:style-name="ce8" office:value-type="string" calcext:value-type="string">
            <text:p><text:span text:style-name="T5">William</text:span><text:span text:style-name="T12"> </text:span><text:span text:style-name="T5">Reis</text:span><text:span text:style-name="T7"> </text:span><text:span text:style-name="T5">de</text:span><text:span text:style-name="T7"> </text:span><text:span text:style-name="T11">Arauj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70675" calcext:value-type="float">
            <text:p>270675</text:p>
          </table:table-cell>
          <table:table-cell table:style-name="ce8" office:value-type="string" calcext:value-type="string">
            <text:p><text:span text:style-name="T5">Rafaela</text:span><text:span text:style-name="T8"> </text:span><text:span text:style-name="T5">Ribeiro</text:span><text:span text:style-name="T10"> </text:span><text:span text:style-name="T11">Paixão</text:span></text:p>
          </table:table-cell>
          <table:table-cell table:style-name="ce8" office:value-type="string" calcext:value-type="string">
            <text:p><text:span text:style-name="T5">Camilla</text:span><text:span text:style-name="T6"> </text:span><text:span text:style-name="T11">Abbehause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O</text:span></text:p>
          </table:table-cell>
          <table:table-cell table:style-name="ce5" office:value-type="float" office:value="231021" calcext:value-type="float">
            <text:p>231021</text:p>
          </table:table-cell>
          <table:table-cell table:style-name="ce8" office:value-type="string" calcext:value-type="string">
            <text:p><text:span text:style-name="T5">Raiza</text:span><text:span text:style-name="T6"> </text:span><text:span text:style-name="T5">Fernanda</text:span><text:span text:style-name="T6"> </text:span><text:span text:style-name="T5">da</text:span><text:span text:style-name="T6"> </text:span><text:span text:style-name="T12">Silva</text:span></text:p>
          </table:table-cell>
          <table:table-cell table:style-name="ce8" office:value-type="string" calcext:value-type="string">
            <text:p><text:span text:style-name="T5">Wanda</text:span><text:span text:style-name="T10"> </text:span><text:span text:style-name="T5">Pereira</text:span><text:span text:style-name="T10"> </text:span><text:span text:style-name="T11">Almeid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58754" calcext:value-type="float">
            <text:p>258754</text:p>
          </table:table-cell>
          <table:table-cell table:style-name="ce8" office:value-type="string" calcext:value-type="string">
            <text:p><text:span text:style-name="T5">Ramon</text:span><text:span text:style-name="T8"> </text:span><text:span text:style-name="T5">Domingues</text:span><text:span text:style-name="T10"> </text:span><text:span text:style-name="T5">dos</text:span><text:span text:style-name="T10"> </text:span><text:span text:style-name="T11">Santos</text:span></text:p>
          </table:table-cell>
          <table:table-cell table:style-name="ce8" office:value-type="string" calcext:value-type="string">
            <text:p><text:span text:style-name="T5">Cassiana</text:span><text:span text:style-name="T8"> </text:span><text:span text:style-name="T5">Carolina</text:span><text:span text:style-name="T8"> </text:span><text:span text:style-name="T11">Montagner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139055" calcext:value-type="float">
            <text:p>139055</text:p>
          </table:table-cell>
          <table:table-cell table:style-name="ce8" office:value-type="string" calcext:value-type="string">
            <text:p><text:span text:style-name="T13">Raphael</text:span><text:span text:style-name="T14"> </text:span><text:span text:style-name="T11">Campos</text:span><text:span text:style-name="T14"> </text:span><text:span text:style-name="T11">Guimarães</text:span></text:p>
          </table:table-cell>
          <table:table-cell table:style-name="ce8" office:value-type="string" calcext:value-type="string">
            <text:p><text:span text:style-name="T5">Airton</text:span><text:span text:style-name="T8"> </text:span><text:span text:style-name="T5">Gonçalves</text:span><text:span text:style-name="T8"> </text:span><text:span text:style-name="T5">Salles</text:span><text:span text:style-name="T10"> </text:span><text:span text:style-name="T11">Junior</text:span></text:p>
          </table:table-cell>
          <table:table-cell table:style-name="ce8" office:value-type="string" calcext:value-type="string">
            <text:p><text:span text:style-name="T13">Manoel</text:span><text:span text:style-name="T22"> </text:span><text:span text:style-name="T11">Trindade</text:span><text:span text:style-name="T21"> </text:span><text:span text:style-name="T11">Rodrigues</text:span><text:span text:style-name="T24"> </text:span><text:span text:style-name="T11">Junior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80433" calcext:value-type="float">
            <text:p>80433</text:p>
          </table:table-cell>
          <table:table-cell table:style-name="ce8" office:value-type="string" calcext:value-type="string">
            <text:p><text:span text:style-name="T13">Raphael</text:span><text:span text:style-name="T22"> </text:span><text:span text:style-name="T11">Rodrigues</text:span><text:span text:style-name="T24"> </text:span><text:span text:style-name="T12">Lage</text:span></text:p>
          </table:table-cell>
          <table:table-cell table:style-name="ce8" office:value-type="string" calcext:value-type="string">
            <text:p><text:span text:style-name="T5">Gildo</text:span><text:span text:style-name="T8"> </text:span><text:span text:style-name="T5">Girotto</text:span><text:span text:style-name="T9"> </text:span><text:span text:style-name="T11">Júnior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39720" calcext:value-type="float">
            <text:p>239720</text:p>
          </table:table-cell>
          <table:table-cell table:style-name="ce8" office:value-type="string" calcext:value-type="string">
            <text:p><text:span text:style-name="T5">Raul</text:span><text:span text:style-name="T6"> </text:span><text:span text:style-name="T5">Arruda</text:span><text:span text:style-name="T9"> </text:span><text:span text:style-name="T11">Artisiani</text:span></text:p>
          </table:table-cell>
          <table:table-cell table:style-name="ce8" office:value-type="string" calcext:value-type="string">
            <text:p><text:span text:style-name="T5">Carla</text:span><text:span text:style-name="T9"> </text:span><text:span text:style-name="T5">Beatriz</text:span><text:span text:style-name="T6"> </text:span><text:span text:style-name="T5">Grespan</text:span><text:span text:style-name="T6"> </text:span><text:span text:style-name="T11">Bottoli</text:span></text:p>
          </table:table-cell>
          <table:table-cell table:style-name="ce8" office:value-type="string" calcext:value-type="string">
            <text:p><text:span text:style-name="T5">João</text:span><text:span text:style-name="T9"> </text:span><text:span text:style-name="T5">Paulo</text:span><text:span text:style-name="T7"> </text:span><text:span text:style-name="T5">Vita</text:span><text:span text:style-name="T7"> </text:span><text:span text:style-name="T11">Damasceno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197412" calcext:value-type="float">
            <text:p>197412</text:p>
          </table:table-cell>
          <table:table-cell table:style-name="ce8" office:value-type="string" calcext:value-type="string">
            <text:p><text:span text:style-name="T5">Rodolfo</text:span><text:span text:style-name="T8"> </text:span><text:span text:style-name="T5">Dantas</text:span><text:span text:style-name="T10"> </text:span><text:span text:style-name="T5">Lima</text:span><text:span text:style-name="T10"> </text:span><text:span text:style-name="T11">Junior</text:span></text:p>
          </table:table-cell>
          <table:table-cell table:style-name="ce8" office:value-type="string" calcext:value-type="string">
            <text:p><text:span text:style-name="T13">Taicia</text:span><text:span text:style-name="T21"> </text:span><text:span text:style-name="T11">Pacheco</text:span><text:span text:style-name="T21"> </text:span><text:span text:style-name="T12">Fill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186886" calcext:value-type="float">
            <text:p>186886</text:p>
          </table:table-cell>
          <table:table-cell table:style-name="ce8" office:value-type="string" calcext:value-type="string">
            <text:p><text:span text:style-name="T5">Ronei</text:span><text:span text:style-name="T9"> </text:span><text:span text:style-name="T5">Messias</text:span><text:span text:style-name="T8"> </text:span><text:span text:style-name="T5">Silva</text:span><text:span text:style-name="T10"> </text:span><text:span text:style-name="T11">Souza</text:span></text:p>
          </table:table-cell>
          <table:table-cell table:style-name="ce8" office:value-type="string" calcext:value-type="string">
            <text:p><text:span text:style-name="T5">Igor</text:span><text:span text:style-name="T7"> </text:span><text:span text:style-name="T5">Dias</text:span><text:span text:style-name="T9"> </text:span><text:span text:style-name="T11">Jurberg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36606" calcext:value-type="float">
            <text:p>236606</text:p>
          </table:table-cell>
          <table:table-cell table:style-name="ce8" office:value-type="string" calcext:value-type="string">
            <text:p><text:span text:style-name="T5">Ruth</text:span><text:span text:style-name="T10"> </text:span><text:span text:style-name="T5">Rosario</text:span><text:span text:style-name="T9"> </text:span><text:span text:style-name="T5">Flores</text:span><text:span text:style-name="T9"> </text:span><text:span text:style-name="T11">Terreros</text:span></text:p>
          </table:table-cell>
          <table:table-cell table:style-name="ce8" office:value-type="string" calcext:value-type="string">
            <text:p><text:span text:style-name="T13">Pablo</text:span><text:span text:style-name="T21"> </text:span><text:span text:style-name="T11">Sebastian</text:span><text:span text:style-name="T24"> </text:span><text:span text:style-name="T11">Fernandez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O</text:span></text:p>
          </table:table-cell>
          <table:table-cell table:style-name="ce5" office:value-type="float" office:value="174661" calcext:value-type="float">
            <text:p>174661</text:p>
          </table:table-cell>
          <table:table-cell table:style-name="ce8" office:value-type="string" calcext:value-type="string">
            <text:p><text:span text:style-name="T5">Samuel</text:span><text:span text:style-name="T6"> </text:span><text:span text:style-name="T5">Cubas</text:span><text:span text:style-name="T10"> </text:span><text:span text:style-name="T11">Simão</text:span></text:p>
          </table:table-cell>
          <table:table-cell table:style-name="ce8" office:value-type="string" calcext:value-type="string">
            <text:p><text:span text:style-name="T13">Fernando</text:span><text:span text:style-name="T14"> </text:span><text:span text:style-name="T11">Antonio</text:span><text:span text:style-name="T21"> </text:span><text:span text:style-name="T11">Santos</text:span><text:span text:style-name="T14"> </text:span><text:span text:style-name="T11">Coelho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44053" calcext:value-type="float">
            <text:p>244053</text:p>
          </table:table-cell>
          <table:table-cell table:style-name="ce8" office:value-type="string" calcext:value-type="string">
            <text:p><text:span text:style-name="T26">Seyedehforough</text:span><text:span text:style-name="T27"> </text:span><text:span text:style-name="T28">Mirseyed</text:span></text:p>
          </table:table-cell>
          <table:table-cell table:style-name="ce8" office:value-type="string" calcext:value-type="string">
            <text:p><text:span text:style-name="T13">Pablo</text:span><text:span text:style-name="T21"> </text:span><text:span text:style-name="T11">Sebastian</text:span><text:span text:style-name="T24"> </text:span><text:span text:style-name="T11">Fernandez</text:span></text:p>
          </table:table-cell>
          <table:table-cell table:style-name="ce8" office:value-type="string" calcext:value-type="string">
            <text:p><text:span text:style-name="T5">Fabio</text:span><text:span text:style-name="T9"> </text:span><text:span text:style-name="T5">Coral</text:span><text:span text:style-name="T6"> </text:span><text:span text:style-name="T11">Fonseca</text:span></text:p>
          </table:table-cell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38374" calcext:value-type="float">
            <text:p>238374</text:p>
          </table:table-cell>
          <table:table-cell table:style-name="ce8" office:value-type="string" calcext:value-type="string">
            <text:p><text:span text:style-name="T5">Shabir</text:span><text:span text:style-name="T10"> </text:span><text:span text:style-name="T11">Ahmad</text:span></text:p>
          </table:table-cell>
          <table:table-cell table:style-name="ce8" office:value-type="string" calcext:value-type="string">
            <text:p><text:span text:style-name="T5">Munir</text:span><text:span text:style-name="T6"> </text:span><text:span text:style-name="T5">Salomao</text:span><text:span text:style-name="T9"> </text:span><text:span text:style-name="T12">Skaf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03765" calcext:value-type="float">
            <text:p>203765</text:p>
          </table:table-cell>
          <table:table-cell table:style-name="ce8" office:value-type="string" calcext:value-type="string">
            <text:p><text:span text:style-name="T5">Silvio</text:span><text:span text:style-name="T10"> </text:span><text:span text:style-name="T5">Cesar</text:span><text:span text:style-name="T10"> </text:span><text:span text:style-name="T5">Godinho</text:span><text:span text:style-name="T10"> </text:span><text:span text:style-name="T11">Teixeira</text:span></text:p>
          </table:table-cell>
          <table:table-cell table:style-name="ce8" office:value-type="string" calcext:value-type="string">
            <text:p><text:span text:style-name="T5">Ana</text:span><text:span text:style-name="T7"> </text:span><text:span text:style-name="T5">Flavia</text:span><text:span text:style-name="T7"> </text:span><text:span text:style-name="T11">Nogueir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147930" calcext:value-type="float">
            <text:p>147930</text:p>
          </table:table-cell>
          <table:table-cell table:style-name="ce8" office:value-type="string" calcext:value-type="string">
            <text:p><text:span text:style-name="T5">Sofia</text:span><text:span text:style-name="T10"> </text:span><text:span text:style-name="T5">Madruga</text:span><text:span text:style-name="T10"> </text:span><text:span text:style-name="T5">Marcondes</text:span><text:span text:style-name="T10"> </text:span><text:span text:style-name="T11">Ferraz</text:span></text:p>
          </table:table-cell>
          <table:table-cell table:style-name="ce8" office:value-type="string" calcext:value-type="string">
            <text:p><text:span text:style-name="T5">Leandro</text:span><text:span text:style-name="T10"> </text:span><text:span text:style-name="T5">Wang</text:span><text:span text:style-name="T9"> </text:span><text:span text:style-name="T11">Hanta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36637" calcext:value-type="float">
            <text:p>236637</text:p>
          </table:table-cell>
          <table:table-cell table:style-name="ce8" office:value-type="string" calcext:value-type="string">
            <text:p><text:span text:style-name="T5">Stefano</text:span><text:span text:style-name="T9"> </text:span><text:span text:style-name="T5">Angerami</text:span><text:span text:style-name="T6"> </text:span><text:span text:style-name="T5">de</text:span><text:span text:style-name="T10"> </text:span><text:span text:style-name="T11">Andrade</text:span></text:p>
          </table:table-cell>
          <table:table-cell table:style-name="ce8" office:value-type="string" calcext:value-type="string">
            <text:p><text:span text:style-name="T13">Fernando</text:span><text:span text:style-name="T24"> </text:span><text:span text:style-name="T11">Aparecido</text:span><text:span text:style-name="T24"> </text:span><text:span text:style-name="T11">Sigol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30061" calcext:value-type="float">
            <text:p>230061</text:p>
          </table:table-cell>
          <table:table-cell table:style-name="ce8" office:value-type="string" calcext:value-type="string">
            <text:p><text:span text:style-name="T5">Stephanie</text:span><text:span text:style-name="T8"> </text:span><text:span text:style-name="T5">Nemesio</text:span><text:span text:style-name="T10"> </text:span><text:span text:style-name="T5">da</text:span><text:span text:style-name="T10"> </text:span><text:span text:style-name="T12">Silva</text:span></text:p>
          </table:table-cell>
          <table:table-cell table:style-name="ce8" office:value-type="string" calcext:value-type="string">
            <text:p><text:span text:style-name="T13">Taicia</text:span><text:span text:style-name="T21"> </text:span><text:span text:style-name="T11">Pacheco</text:span><text:span text:style-name="T21"> </text:span><text:span text:style-name="T12">Fill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64616" calcext:value-type="float">
            <text:p>264616</text:p>
          </table:table-cell>
          <table:table-cell table:style-name="ce8" office:value-type="string" calcext:value-type="string">
            <text:p><text:span text:style-name="T5">Swathi</text:span><text:span text:style-name="T10"> </text:span><text:span text:style-name="T5">Patchaiammal</text:span><text:span text:style-name="T8"> </text:span><text:span text:style-name="T12">Raju</text:span></text:p>
          </table:table-cell>
          <table:table-cell table:style-name="ce8" office:value-type="string" calcext:value-type="string">
            <text:p><text:span text:style-name="T13">Pablo</text:span><text:span text:style-name="T21"> </text:span><text:span text:style-name="T11">Sebastian</text:span><text:span text:style-name="T24"> </text:span><text:span text:style-name="T11">Fernandez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187228" calcext:value-type="float">
            <text:p>187228</text:p>
          </table:table-cell>
          <table:table-cell table:style-name="ce8" office:value-type="string" calcext:value-type="string">
            <text:p><text:span text:style-name="T13">Sylvio</text:span><text:span text:style-name="T24"> </text:span><text:span text:style-name="T11">Rodrigues</text:span><text:span text:style-name="T24"> </text:span><text:span text:style-name="T11">Viamonte</text:span><text:span text:style-name="T24"> </text:span><text:span text:style-name="T12">Neto</text:span></text:p>
          </table:table-cell>
          <table:table-cell table:style-name="ce8" office:value-type="string" calcext:value-type="string">
            <text:p><text:span text:style-name="T13">Susanne</text:span><text:span text:style-name="T18"> </text:span><text:span text:style-name="T12">Rath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32970" calcext:value-type="float">
            <text:p>232970</text:p>
          </table:table-cell>
          <table:table-cell table:style-name="ce8" office:value-type="string" calcext:value-type="string">
            <text:p><text:span text:style-name="T5">Symone</text:span><text:span text:style-name="T6"> </text:span><text:span text:style-name="T5">Costa</text:span><text:span text:style-name="T6"> </text:span><text:span text:style-name="T5">de</text:span><text:span text:style-name="T6"> </text:span><text:span text:style-name="T11">Castro</text:span></text:p>
          </table:table-cell>
          <table:table-cell table:style-name="ce8" office:value-type="string" calcext:value-type="string">
            <text:p><text:span text:style-name="T13">Ljubica</text:span><text:span text:style-name="T21"> </text:span><text:span text:style-name="T11">Tasic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19502" calcext:value-type="float">
            <text:p>219502</text:p>
          </table:table-cell>
          <table:table-cell table:style-name="ce8" office:value-type="string" calcext:value-type="string">
            <text:p><text:span text:style-name="T5">Tadeu</text:span><text:span text:style-name="T9"> </text:span><text:span text:style-name="T5">Luiz</text:span><text:span text:style-name="T6"> </text:span><text:span text:style-name="T5">Gomes</text:span><text:span text:style-name="T9"> </text:span><text:span text:style-name="T11">Cabral</text:span></text:p>
          </table:table-cell>
          <table:table-cell table:style-name="ce8" office:value-type="string" calcext:value-type="string">
            <text:p><text:span text:style-name="T13">Claudio</text:span><text:span text:style-name="T21"> </text:span><text:span text:style-name="T11">Francisco</text:span><text:span text:style-name="T21"> </text:span><text:span text:style-name="T11">Tormen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34869" calcext:value-type="float">
            <text:p>234869</text:p>
          </table:table-cell>
          <table:table-cell table:style-name="ce8" office:value-type="string" calcext:value-type="string">
            <text:p><text:span text:style-name="T5">Tais</text:span><text:span text:style-name="T9"> </text:span><text:span text:style-name="T5">Perez</text:span><text:span text:style-name="T7"> </text:span><text:span text:style-name="T11">Xastre</text:span></text:p>
          </table:table-cell>
          <table:table-cell table:style-name="ce8" office:value-type="string" calcext:value-type="string">
            <text:p><text:span text:style-name="T5">Márcia</text:span><text:span text:style-name="T9"> </text:span><text:span text:style-name="T5">Cristina</text:span><text:span text:style-name="T9"> </text:span><text:span text:style-name="T11">Breitkreitz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224589" calcext:value-type="float">
            <text:p>224589</text:p>
          </table:table-cell>
          <table:table-cell table:style-name="ce8" office:value-type="string" calcext:value-type="string">
            <text:p><text:span text:style-name="T5">Taíssa</text:span><text:span text:style-name="T6"> </text:span><text:span text:style-name="T5">Moreira</text:span><text:span text:style-name="T6"> </text:span><text:span text:style-name="T5">da</text:span><text:span text:style-name="T7"> </text:span><text:span text:style-name="T5">Silva</text:span><text:span text:style-name="T6"> </text:span><text:span text:style-name="T12">Lima</text:span></text:p>
          </table:table-cell>
          <table:table-cell table:style-name="ce8" office:value-type="string" calcext:value-type="string">
            <text:p><text:span text:style-name="T5">Watson</text:span><text:span text:style-name="T10"> </text:span><text:span text:style-name="T7">Loh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118721" calcext:value-type="float">
            <text:p>118721</text:p>
          </table:table-cell>
          <table:table-cell table:style-name="ce8" office:value-type="string" calcext:value-type="string">
            <text:p><text:span text:style-name="T5">Talitha</text:span><text:span text:style-name="T12"> </text:span><text:span text:style-name="T5">Ortiz</text:span><text:span text:style-name="T20"> </text:span><text:span text:style-name="T5">de</text:span><text:span text:style-name="T12"> </text:span><text:span text:style-name="T11">Godoy</text:span></text:p>
          </table:table-cell>
          <table:table-cell table:style-name="ce8" office:value-type="string" calcext:value-type="string">
            <text:p><text:span text:style-name="T5">Paulo</text:span><text:span text:style-name="T7"> </text:span><text:span text:style-name="T5">de</text:span><text:span text:style-name="T7"> </text:span><text:span text:style-name="T5">Tarso</text:span><text:span text:style-name="T7"> </text:span><text:span text:style-name="T5">Vieira</text:span><text:span text:style-name="T20"> </text:span><text:span text:style-name="T5">e</text:span><text:span text:style-name="T7"> </text:span><text:span text:style-name="T12">Ros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212524" calcext:value-type="float">
            <text:p>212524</text:p>
          </table:table-cell>
          <table:table-cell table:style-name="ce8" office:value-type="string" calcext:value-type="string">
            <text:p><text:span text:style-name="T5">Tamires</text:span><text:span text:style-name="T6"> </text:span><text:span text:style-name="T5">Maira</text:span><text:span text:style-name="T7"> </text:span><text:span text:style-name="T11">Oliveira</text:span></text:p>
          </table:table-cell>
          <table:table-cell table:style-name="ce8" office:value-type="string" calcext:value-type="string">
            <text:p><text:span text:style-name="T5">Paulo</text:span><text:span text:style-name="T6"> </text:span><text:span text:style-name="T5">Cesar</text:span><text:span text:style-name="T7"> </text:span><text:span text:style-name="T5">de</text:span><text:span text:style-name="T9"> </text:span><text:span text:style-name="T5">Sousa</text:span><text:span text:style-name="T6"> </text:span><text:span text:style-name="T11">Filh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97442" calcext:value-type="float">
            <text:p>297442</text:p>
          </table:table-cell>
          <table:table-cell table:style-name="ce8" office:value-type="string" calcext:value-type="string">
            <text:p><text:span text:style-name="T5">Tatiana</text:span><text:span text:style-name="T9"> </text:span><text:span text:style-name="T5">Aparecida</text:span><text:span text:style-name="T6"> </text:span><text:span text:style-name="T5">de</text:span><text:span text:style-name="T9"> </text:span><text:span text:style-name="T11">Oliveira</text:span></text:p>
          </table:table-cell>
          <table:table-cell table:style-name="ce8" office:value-type="string" calcext:value-type="string">
            <text:p><text:span text:style-name="T5">Javier</text:span><text:span text:style-name="T9"> </text:span><text:span text:style-name="T5">Erick</text:span><text:span text:style-name="T9"> </text:span><text:span text:style-name="T5">Lobatón</text:span><text:span text:style-name="T9"> </text:span><text:span text:style-name="T11">Vill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26419" calcext:value-type="float">
            <text:p>226419</text:p>
          </table:table-cell>
          <table:table-cell table:style-name="ce8" office:value-type="string" calcext:value-type="string">
            <text:p><text:span text:style-name="T5">Telma</text:span><text:span text:style-name="T6"> </text:span><text:span text:style-name="T5">de</text:span><text:span text:style-name="T7"> </text:span><text:span text:style-name="T5">Oliveira</text:span><text:span text:style-name="T6"> </text:span><text:span text:style-name="T11">Zacharias</text:span></text:p>
          </table:table-cell>
          <table:table-cell table:style-name="ce8" office:value-type="string" calcext:value-type="string">
            <text:p><text:span text:style-name="T5">Cassiana</text:span><text:span text:style-name="T8"> </text:span><text:span text:style-name="T5">Carolina</text:span><text:span text:style-name="T8"> </text:span><text:span text:style-name="T11">Montagne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03779" calcext:value-type="float">
            <text:p>203779</text:p>
          </table:table-cell>
          <table:table-cell table:style-name="ce8" office:value-type="string" calcext:value-type="string">
            <text:p><text:span text:style-name="T5">Thais</text:span><text:span text:style-name="T9"> </text:span><text:span text:style-name="T5">Cardoso</text:span><text:span text:style-name="T6"> </text:span><text:span text:style-name="T5">de</text:span><text:span text:style-name="T9"> </text:span><text:span text:style-name="T11">Oliveira</text:span></text:p>
          </table:table-cell>
          <table:table-cell table:style-name="ce8" office:value-type="string" calcext:value-type="string">
            <text:p><text:span text:style-name="T5">Camila</text:span><text:span text:style-name="T7"> </text:span><text:span text:style-name="T5">Alves</text:span><text:span text:style-name="T12"> </text:span><text:span text:style-name="T5">de</text:span><text:span text:style-name="T7"> </text:span><text:span text:style-name="T11">Rezende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19555" calcext:value-type="float">
            <text:p>219555</text:p>
          </table:table-cell>
          <table:table-cell table:style-name="ce8" office:value-type="string" calcext:value-type="string">
            <text:p><text:span text:style-name="T5">Thales</text:span><text:span text:style-name="T10"> </text:span><text:span text:style-name="T5">Fernando</text:span><text:span text:style-name="T10"> </text:span><text:span text:style-name="T5">Dias</text:span><text:span text:style-name="T8"> </text:span><text:span text:style-name="T11">Pereira</text:span></text:p>
          </table:table-cell>
          <table:table-cell table:style-name="ce8" office:value-type="string" calcext:value-type="string">
            <text:p><text:span text:style-name="T13">Alessandra</text:span><text:span text:style-name="T23"> </text:span><text:span text:style-name="T11">Sussulin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16279" calcext:value-type="float">
            <text:p>216279</text:p>
          </table:table-cell>
          <table:table-cell table:style-name="ce8" office:value-type="string" calcext:value-type="string">
            <text:p><text:span text:style-name="T13">Thaynan</text:span><text:span text:style-name="T21"> </text:span><text:span text:style-name="T11">Aparecida</text:span><text:span text:style-name="T24"> </text:span><text:span text:style-name="T11">Bueno</text:span><text:span text:style-name="T14"> </text:span><text:span text:style-name="T11">Chagas</text:span></text:p>
          </table:table-cell>
          <table:table-cell table:style-name="ce8" office:value-type="string" calcext:value-type="string">
            <text:p><text:span text:style-name="T13">Fernando</text:span><text:span text:style-name="T14"> </text:span><text:span text:style-name="T11">Antonio</text:span><text:span text:style-name="T21"> </text:span><text:span text:style-name="T11">Santos</text:span><text:span text:style-name="T14"> </text:span><text:span text:style-name="T11">Coelh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91092" calcext:value-type="float">
            <text:p>291092</text:p>
          </table:table-cell>
          <table:table-cell table:style-name="ce8" office:value-type="string" calcext:value-type="string">
            <text:p><text:span text:style-name="T5">Thiago</text:span><text:span text:style-name="T9"> </text:span><text:span text:style-name="T5">Alvares</text:span><text:span text:style-name="T9"> </text:span><text:span text:style-name="T5">Zamaro</text:span><text:span text:style-name="T6"> </text:span><text:span text:style-name="T5">de</text:span><text:span text:style-name="T9"> </text:span><text:span text:style-name="T11">Freitas</text:span></text:p>
          </table:table-cell>
          <table:table-cell table:style-name="ce8" office:value-type="string" calcext:value-type="string">
            <text:p><text:span text:style-name="T5">Dosil</text:span><text:span text:style-name="T7"> </text:span><text:span text:style-name="T5">Pereira</text:span><text:span text:style-name="T7"> </text:span><text:span text:style-name="T5">de</text:span><text:span text:style-name="T7"> </text:span><text:span text:style-name="T11">Jesus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118800" calcext:value-type="float">
            <text:p>118800</text:p>
          </table:table-cell>
          <table:table-cell table:style-name="ce8" office:value-type="string" calcext:value-type="string">
            <text:p><text:span text:style-name="T5">Thiago</text:span><text:span text:style-name="T9"> </text:span><text:span text:style-name="T5">Ivan</text:span><text:span text:style-name="T6"> </text:span><text:span text:style-name="T11">Pessoa</text:span></text:p>
          </table:table-cell>
          <table:table-cell table:style-name="ce8" office:value-type="string" calcext:value-type="string">
            <text:p><text:span text:style-name="T5">Paulo</text:span><text:span text:style-name="T7"> </text:span><text:span text:style-name="T5">de</text:span><text:span text:style-name="T7"> </text:span><text:span text:style-name="T5">Tarso</text:span><text:span text:style-name="T7"> </text:span><text:span text:style-name="T5">Vieira</text:span><text:span text:style-name="T20"> </text:span><text:span text:style-name="T5">e</text:span><text:span text:style-name="T7"> </text:span><text:span text:style-name="T12">Ros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58045" calcext:value-type="float">
            <text:p>258045</text:p>
          </table:table-cell>
          <table:table-cell table:style-name="ce8" office:value-type="string" calcext:value-type="string">
            <text:p><text:span text:style-name="T13">Thomas</text:span><text:span text:style-name="T18"> </text:span><text:span text:style-name="T11">Antonio</text:span><text:span text:style-name="T14"> </text:span><text:span text:style-name="T11">Cardozo</text:span><text:span text:style-name="T21"> </text:span><text:span text:style-name="T11">Martins</text:span></text:p>
          </table:table-cell>
          <table:table-cell table:style-name="ce8" office:value-type="string" calcext:value-type="string">
            <text:p><text:span text:style-name="T5">Miguel</text:span><text:span text:style-name="T7"> </text:span><text:span text:style-name="T5">Angel</text:span><text:span text:style-name="T7"> </text:span><text:span text:style-name="T5">San</text:span><text:span text:style-name="T6"> </text:span><text:span text:style-name="T5">Miguel</text:span><text:span text:style-name="T7"> </text:span><text:span text:style-name="T11">Barrer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24944" calcext:value-type="float">
            <text:p>224944</text:p>
          </table:table-cell>
          <table:table-cell table:style-name="ce8" office:value-type="string" calcext:value-type="string">
            <text:p><text:span text:style-name="T5">Thyerre</text:span><text:span text:style-name="T6"> </text:span><text:span text:style-name="T5">Santana</text:span><text:span text:style-name="T7"> </text:span><text:span text:style-name="T5">da</text:span><text:span text:style-name="T6"> </text:span><text:span text:style-name="T11">Costa</text:span></text:p>
          </table:table-cell>
          <table:table-cell table:style-name="ce8" office:value-type="string" calcext:value-type="string">
            <text:p><text:span text:style-name="T13">Ljubica</text:span><text:span text:style-name="T21"> </text:span><text:span text:style-name="T11">Tasic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157435" calcext:value-type="float">
            <text:p>157435</text:p>
          </table:table-cell>
          <table:table-cell table:style-name="ce8" office:value-type="string" calcext:value-type="string">
            <text:p><text:span text:style-name="T5">Tomaz</text:span><text:span text:style-name="T6"> </text:span><text:span text:style-name="T5">Henrique</text:span><text:span text:style-name="T9"> </text:span><text:span text:style-name="T5">Duarte</text:span><text:span text:style-name="T6"> </text:span><text:span text:style-name="T11">Chorro</text:span></text:p>
          </table:table-cell>
          <table:table-cell table:style-name="ce8" office:value-type="string" calcext:value-type="string">
            <text:p><text:span text:style-name="T5">Carlos</text:span><text:span text:style-name="T9"> </text:span><text:span text:style-name="T5">Roque</text:span><text:span text:style-name="T9"> </text:span><text:span text:style-name="T5">Duarte</text:span><text:span text:style-name="T6"> </text:span><text:span text:style-name="T11">Correi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62830" calcext:value-type="float">
            <text:p>262830</text:p>
          </table:table-cell>
          <table:table-cell table:style-name="ce8" office:value-type="string" calcext:value-type="string">
            <text:p><text:span text:style-name="T5">Vanderlei</text:span><text:span text:style-name="T10"> </text:span><text:span text:style-name="T5">Silva</text:span><text:span text:style-name="T8"> </text:span><text:span text:style-name="T12">Lima</text:span></text:p>
          </table:table-cell>
          <table:table-cell table:style-name="ce8" office:value-type="string" calcext:value-type="string">
            <text:p><text:span text:style-name="T5">Claudia</text:span><text:span text:style-name="T8"> </text:span><text:span text:style-name="T11">Long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66013" calcext:value-type="float">
            <text:p>266013</text:p>
          </table:table-cell>
          <table:table-cell table:style-name="ce8" office:value-type="string" calcext:value-type="string">
            <text:p><text:span text:style-name="T5">Vanessa</text:span><text:span text:style-name="T8"> </text:span><text:span text:style-name="T5">Regina</text:span><text:span text:style-name="T10"> </text:span><text:span text:style-name="T11">Miranda</text:span></text:p>
          </table:table-cell>
          <table:table-cell table:style-name="ce8" office:value-type="string" calcext:value-type="string">
            <text:p><text:span text:style-name="T5">Nelson</text:span><text:span text:style-name="T8"> </text:span><text:span text:style-name="T5">Henrique</text:span><text:span text:style-name="T8"> </text:span><text:span text:style-name="T11">Morgo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187858" calcext:value-type="float">
            <text:p>187858</text:p>
          </table:table-cell>
          <table:table-cell table:style-name="ce8" office:value-type="string" calcext:value-type="string">
            <text:p><text:span text:style-name="T5">Víctor</text:span><text:span text:style-name="T6"> </text:span><text:span text:style-name="T5">Camargo</text:span><text:span text:style-name="T6"> </text:span><text:span text:style-name="T5">Stork</text:span><text:span text:style-name="T7"> </text:span><text:span text:style-name="T11">Santana</text:span></text:p>
          </table:table-cell>
          <table:table-cell table:style-name="ce8" office:value-type="string" calcext:value-type="string">
            <text:p><text:span text:style-name="T5">Emilio</text:span><text:span text:style-name="T6"> </text:span><text:span text:style-name="T5">Carlos</text:span><text:span text:style-name="T7"> </text:span><text:span text:style-name="T5">de</text:span><text:span text:style-name="T6"> </text:span><text:span text:style-name="T5">Lucca</text:span><text:span text:style-name="T6"> </text:span><text:span text:style-name="T11">Júnio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06604" calcext:value-type="float">
            <text:p>206604</text:p>
          </table:table-cell>
          <table:table-cell table:style-name="ce8" office:value-type="string" calcext:value-type="string">
            <text:p><text:span text:style-name="T5">Victor</text:span><text:span text:style-name="T9"> </text:span><text:span text:style-name="T5">Secco</text:span><text:span text:style-name="T10"> </text:span><text:span text:style-name="T11">Lemos</text:span></text:p>
          </table:table-cell>
          <table:table-cell table:style-name="ce8" office:value-type="string" calcext:value-type="string">
            <text:p><text:span text:style-name="T5">João</text:span><text:span text:style-name="T10"> </text:span><text:span text:style-name="T5">Batista</text:span><text:span text:style-name="T9"> </text:span><text:span text:style-name="T5">Souza</text:span><text:span text:style-name="T9"> </text:span><text:span text:style-name="T11">Junio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160389" calcext:value-type="float">
            <text:p>160389</text:p>
          </table:table-cell>
          <table:table-cell table:style-name="ce8" office:value-type="string" calcext:value-type="string">
            <text:p><text:span text:style-name="T5">Victor</text:span><text:span text:style-name="T7"> </text:span><text:span text:style-name="T5">Yoiti</text:span><text:span text:style-name="T12"> </text:span><text:span text:style-name="T11">Yukuhiro</text:span></text:p>
          </table:table-cell>
          <table:table-cell table:style-name="ce8" office:value-type="string" calcext:value-type="string">
            <text:p><text:span text:style-name="T13">Pablo</text:span><text:span text:style-name="T21"> </text:span><text:span text:style-name="T11">Sebastian</text:span><text:span text:style-name="T24"> </text:span><text:span text:style-name="T11">Fernandez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55916" calcext:value-type="float">
            <text:p>255916</text:p>
          </table:table-cell>
          <table:table-cell table:style-name="ce8" office:value-type="string" calcext:value-type="string">
            <text:p><text:span text:style-name="T5">Victória</text:span><text:span text:style-name="T6"> </text:span><text:span text:style-name="T5">Lessa</text:span><text:span text:style-name="T6"> </text:span><text:span text:style-name="T5">da</text:span><text:span text:style-name="T6"> </text:span><text:span text:style-name="T12">Silva</text:span></text:p>
          </table:table-cell>
          <table:table-cell table:style-name="ce8" office:value-type="string" calcext:value-type="string">
            <text:p><text:span text:style-name="T5">Gildo</text:span><text:span text:style-name="T8"> </text:span><text:span text:style-name="T5">Girotto</text:span><text:span text:style-name="T9"> </text:span><text:span text:style-name="T11">Júnio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FQ</text:span></text:p>
          </table:table-cell>
          <table:table-cell table:style-name="ce5" office:value-type="float" office:value="260016" calcext:value-type="float">
            <text:p>260016</text:p>
          </table:table-cell>
          <table:table-cell table:style-name="ce8" office:value-type="string" calcext:value-type="string">
            <text:p><text:span text:style-name="T13">Vinicius</text:span><text:span text:style-name="T22"> </text:span><text:span text:style-name="T11">Kuchenbecker</text:span></text:p>
          </table:table-cell>
          <table:table-cell table:style-name="ce8" office:value-type="string" calcext:value-type="string">
            <text:p><text:span text:style-name="T5">Nelson</text:span><text:span text:style-name="T8"> </text:span><text:span text:style-name="T5">Henrique</text:span><text:span text:style-name="T8"> </text:span><text:span text:style-name="T11">Morgon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FQ</text:span></text:p>
          </table:table-cell>
          <table:table-cell table:style-name="ce5" office:value-type="float" office:value="209742" calcext:value-type="float">
            <text:p>209742</text:p>
          </table:table-cell>
          <table:table-cell table:style-name="ce8" office:value-type="string" calcext:value-type="string">
            <text:p><text:span text:style-name="T13">Vinicius</text:span><text:span text:style-name="T22"> </text:span><text:span text:style-name="T11">Piccoli</text:span></text:p>
          </table:table-cell>
          <table:table-cell table:style-name="ce8" office:value-type="string" calcext:value-type="string">
            <text:p><text:span text:style-name="T13">Leandro</text:span><text:span text:style-name="T18"> </text:span><text:span text:style-name="T11">Martínez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64562" calcext:value-type="float">
            <text:p>264562</text:p>
          </table:table-cell>
          <table:table-cell table:style-name="ce8" office:value-type="string" calcext:value-type="string">
            <text:p><text:span text:style-name="T5">Vinicius</text:span><text:span text:style-name="T10"> </text:span><text:span text:style-name="T5">Wellington</text:span><text:span text:style-name="T9"> </text:span><text:span text:style-name="T5">dos</text:span><text:span text:style-name="T9"> </text:span><text:span text:style-name="T5">Santos</text:span><text:span text:style-name="T10"> </text:span><text:span text:style-name="T5">de</text:span><text:span text:style-name="T10"> </text:span><text:span text:style-name="T11">Souza</text:span></text:p>
          </table:table-cell>
          <table:table-cell table:style-name="ce8" office:value-type="string" calcext:value-type="string">
            <text:p><text:span text:style-name="T5">Márcia</text:span><text:span text:style-name="T9"> </text:span><text:span text:style-name="T5">Cristina</text:span><text:span text:style-name="T9"> </text:span><text:span text:style-name="T11">Breitkreitz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34890" calcext:value-type="float">
            <text:p>234890</text:p>
          </table:table-cell>
          <table:table-cell table:style-name="ce8" office:value-type="string" calcext:value-type="string">
            <text:p><text:span text:style-name="T5">Vinnícius</text:span><text:span text:style-name="T8"> </text:span><text:span text:style-name="T5">Henrique</text:span><text:span text:style-name="T10"> </text:span><text:span text:style-name="T5">Cerqueira</text:span><text:span text:style-name="T10"> </text:span><text:span text:style-name="T5">da</text:span><text:span text:style-name="T10"> </text:span><text:span text:style-name="T12">Silva</text:span></text:p>
          </table:table-cell>
          <table:table-cell table:style-name="ce8" office:value-type="string" calcext:value-type="string">
            <text:p><text:span text:style-name="T5">Marco</text:span><text:span text:style-name="T10"> </text:span><text:span text:style-name="T5">Aurelio</text:span><text:span text:style-name="T9"> </text:span><text:span text:style-name="T5">Zezzi</text:span><text:span text:style-name="T6"> </text:span><text:span text:style-name="T11">Arrud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O</text:span></text:p>
          </table:table-cell>
          <table:table-cell table:style-name="ce5" office:value-type="float" office:value="225577" calcext:value-type="float">
            <text:p>225577</text:p>
          </table:table-cell>
          <table:table-cell table:style-name="ce8" office:value-type="string" calcext:value-type="string">
            <text:p><text:span text:style-name="T5">Vítor</text:span><text:span text:style-name="T12"> </text:span><text:span text:style-name="T5">de</text:span><text:span text:style-name="T6"> </text:span><text:span text:style-name="T5">Souza</text:span><text:span text:style-name="T7"> </text:span><text:span text:style-name="T11">Macedo</text:span></text:p>
          </table:table-cell>
          <table:table-cell table:style-name="ce8" office:value-type="string" calcext:value-type="string">
            <text:p><text:span text:style-name="T5">Paulo</text:span><text:span text:style-name="T9"> </text:span><text:span text:style-name="T5">Cesar</text:span><text:span text:style-name="T7"> </text:span><text:span text:style-name="T5">Muniz</text:span><text:span text:style-name="T6"> </text:span><text:span text:style-name="T5">de</text:span><text:span text:style-name="T9"> </text:span><text:span text:style-name="T5">Lacerda</text:span><text:span text:style-name="T6"> </text:span><text:span text:style-name="T11">Mirand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157545" calcext:value-type="float">
            <text:p>157545</text:p>
          </table:table-cell>
          <table:table-cell table:style-name="ce8" office:value-type="string" calcext:value-type="string">
            <text:p><text:span text:style-name="T5">Vítor</text:span><text:span text:style-name="T20"> </text:span><text:span text:style-name="T5">Hugo</text:span><text:span text:style-name="T12"> </text:span><text:span text:style-name="T11">Regulin</text:span></text:p>
          </table:table-cell>
          <table:table-cell table:style-name="ce8" office:value-type="string" calcext:value-type="string">
            <text:p><text:span text:style-name="T5">Gildo</text:span><text:span text:style-name="T8"> </text:span><text:span text:style-name="T5">Girotto</text:span><text:span text:style-name="T9"> </text:span><text:span text:style-name="T11">Junio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234870" calcext:value-type="float">
            <text:p>234870</text:p>
          </table:table-cell>
          <table:table-cell table:style-name="ce8" office:value-type="string" calcext:value-type="string">
            <text:p><text:span text:style-name="T5">Vitória</text:span><text:span text:style-name="T6"> </text:span><text:span text:style-name="T11">Freire</text:span></text:p>
          </table:table-cell>
          <table:table-cell table:style-name="ce8" office:value-type="string" calcext:value-type="string">
            <text:p><text:span text:style-name="T5">William</text:span><text:span text:style-name="T12"> </text:span><text:span text:style-name="T5">Reis</text:span><text:span text:style-name="T7"> </text:span><text:span text:style-name="T5">de</text:span><text:span text:style-name="T7"> </text:span><text:span text:style-name="T11">Arauj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190989" calcext:value-type="float">
            <text:p>190989</text:p>
          </table:table-cell>
          <table:table-cell table:style-name="ce8" office:value-type="string" calcext:value-type="string">
            <text:p><text:span text:style-name="T5">Viviane</text:span><text:span text:style-name="T10"> </text:span><text:span text:style-name="T5">Tavares</text:span><text:span text:style-name="T9"> </text:span><text:span text:style-name="T5">da</text:span><text:span text:style-name="T6"> </text:span><text:span text:style-name="T12">Silva</text:span></text:p>
          </table:table-cell>
          <table:table-cell table:style-name="ce8" office:value-type="string" calcext:value-type="string">
            <text:p><text:span text:style-name="T5">Gildo</text:span><text:span text:style-name="T8"> </text:span><text:span text:style-name="T5">Girotto</text:span><text:span text:style-name="T9"> </text:span><text:span text:style-name="T11">Junior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25799" calcext:value-type="float">
            <text:p>225799</text:p>
          </table:table-cell>
          <table:table-cell table:style-name="ce8" office:value-type="string" calcext:value-type="string">
            <text:p><text:span text:style-name="T13">Wedilley</text:span><text:span text:style-name="T14"> </text:span><text:span text:style-name="T11">Fonseca</text:span><text:span text:style-name="T24"> </text:span><text:span text:style-name="T11">Soares</text:span></text:p>
          </table:table-cell>
          <table:table-cell table:style-name="ce8" office:value-type="string" calcext:value-type="string">
            <text:p><text:span text:style-name="T5">Javier</text:span><text:span text:style-name="T9"> </text:span><text:span text:style-name="T5">Erick</text:span><text:span text:style-name="T9"> </text:span><text:span text:style-name="T5">Lobatón</text:span><text:span text:style-name="T9"> </text:span><text:span text:style-name="T11">Vill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64624" calcext:value-type="float">
            <text:p>264624</text:p>
          </table:table-cell>
          <table:table-cell table:style-name="ce8" office:value-type="string" calcext:value-type="string">
            <text:p><text:span text:style-name="T5">Wellington</text:span><text:span text:style-name="T6"> </text:span><text:span text:style-name="T5">da</text:span><text:span text:style-name="T6"> </text:span><text:span text:style-name="T11">Silva</text:span></text:p>
          </table:table-cell>
          <table:table-cell table:style-name="ce8" office:value-type="string" calcext:value-type="string">
            <text:p><text:span text:style-name="T5">Carlos</text:span><text:span text:style-name="T9"> </text:span><text:span text:style-name="T5">Roque</text:span><text:span text:style-name="T9"> </text:span><text:span text:style-name="T5">Duarte</text:span><text:span text:style-name="T6"> </text:span><text:span text:style-name="T11">Correia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178677" calcext:value-type="float">
            <text:p>178677</text:p>
          </table:table-cell>
          <table:table-cell table:style-name="ce8" office:value-type="string" calcext:value-type="string">
            <text:p><text:span text:style-name="T5">Wendel</text:span><text:span text:style-name="T10"> </text:span><text:span text:style-name="T5">Ferreira</text:span><text:span text:style-name="T10"> </text:span><text:span text:style-name="T11">Santos</text:span></text:p>
          </table:table-cell>
          <table:table-cell table:style-name="ce8" office:value-type="string" calcext:value-type="string">
            <text:p><text:span text:style-name="T5">William</text:span><text:span text:style-name="T12"> </text:span><text:span text:style-name="T5">Reis</text:span><text:span text:style-name="T7"> </text:span><text:span text:style-name="T5">de</text:span><text:span text:style-name="T7"> </text:span><text:span text:style-name="T11">Arauj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A</text:span></text:p>
          </table:table-cell>
          <table:table-cell table:style-name="ce5" office:value-type="float" office:value="188635" calcext:value-type="float">
            <text:p>188635</text:p>
          </table:table-cell>
          <table:table-cell table:style-name="ce8" office:value-type="string" calcext:value-type="string">
            <text:p><text:span text:style-name="T13">Wender</text:span><text:span text:style-name="T14"> </text:span><text:span text:style-name="T11">Raimundo</text:span><text:span text:style-name="T19"> </text:span><text:span text:style-name="T11">Rodrigues</text:span></text:p>
          </table:table-cell>
          <table:table-cell table:style-name="ce8" office:value-type="string" calcext:value-type="string">
            <text:p><text:span text:style-name="T5">Ana</text:span><text:span text:style-name="T6"> </text:span><text:span text:style-name="T5">Valeria</text:span><text:span text:style-name="T6"> </text:span><text:span text:style-name="T5">Colnaghi</text:span><text:span text:style-name="T7"> </text:span><text:span text:style-name="T11">Simionato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I</text:span></text:p>
          </table:table-cell>
          <table:table-cell table:style-name="ce5" office:value-type="float" office:value="137893" calcext:value-type="float">
            <text:p>137893</text:p>
          </table:table-cell>
          <table:table-cell table:style-name="ce8" office:value-type="string" calcext:value-type="string">
            <text:p><text:span text:style-name="T5">William</text:span><text:span text:style-name="T9"> </text:span><text:span text:style-name="T5">Moreno</text:span><text:span text:style-name="T9"> </text:span><text:span text:style-name="T12">Oliva</text:span></text:p>
          </table:table-cell>
          <table:table-cell table:style-name="ce8" office:value-type="string" calcext:value-type="string">
            <text:p><text:span text:style-name="T13">Fernando</text:span><text:span text:style-name="T24"> </text:span><text:span text:style-name="T11">Aparecido</text:span><text:span text:style-name="T24"> </text:span><text:span text:style-name="T11">Sigoli</text:span>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A</text:span></text:p>
          </table:table-cell>
          <table:table-cell table:style-name="ce5" office:value-type="float" office:value="267131" calcext:value-type="float">
            <text:p>267131</text:p>
          </table:table-cell>
          <table:table-cell table:style-name="ce8" office:value-type="string" calcext:value-type="string">
            <text:p><text:span text:style-name="T5">Wilson</text:span><text:span text:style-name="T9"> </text:span><text:span text:style-name="T5">da</text:span><text:span text:style-name="T9"> </text:span><text:span text:style-name="T5">Silva</text:span><text:span text:style-name="T6"> </text:span><text:span text:style-name="T5">Fernandes</text:span><text:span text:style-name="T9"> </text:span><text:span text:style-name="T11">Junior</text:span></text:p>
          </table:table-cell>
          <table:table-cell table:style-name="ce8" office:value-type="string" calcext:value-type="string">
            <text:p><text:span text:style-name="T5">Juliano</text:span><text:span text:style-name="T10"> </text:span><text:span text:style-name="T5">Alves</text:span><text:span text:style-name="T10"> </text:span><text:span text:style-name="T11">Bonacin</text:span>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64575" calcext:value-type="float">
            <text:p>264575</text:p>
          </table:table-cell>
          <table:table-cell table:style-name="ce8" office:value-type="string" calcext:value-type="string">
            <text:p><text:span text:style-name="T13">Wilton</text:span><text:span text:style-name="T14"> </text:span><text:span text:style-name="T11">José</text:span><text:span text:style-name="T14"> </text:span><text:span text:style-name="T11">Diolindo</text:span><text:span text:style-name="T18"> </text:span><text:span text:style-name="T11">do</text:span><text:span text:style-name="T18"> </text:span><text:span text:style-name="T11">Nascimento</text:span><text:span text:style-name="T14"> </text:span><text:span text:style-name="T11">Júnior</text:span></text:p>
          </table:table-cell>
          <table:table-cell table:style-name="ce8" office:value-type="string" calcext:value-type="string">
            <text:p><text:span text:style-name="T5">Gildo</text:span><text:span text:style-name="T8"> </text:span><text:span text:style-name="T5">Girotto</text:span><text:span text:style-name="T9"> </text:span><text:span text:style-name="T11">Júnior</text:span></text:p>
          </table:table-cell>
          <table:table-cell table:style-name="ce8" office:value-type="string" calcext:value-type="string">
            <text:p><text:span text:style-name="T5">Paulo</text:span><text:span text:style-name="T9"> </text:span><text:span text:style-name="T5">Cesar</text:span><text:span text:style-name="T7"> </text:span><text:span text:style-name="T5">Muniz</text:span><text:span text:style-name="T6"> </text:span><text:span text:style-name="T5">de</text:span><text:span text:style-name="T9"> </text:span><text:span text:style-name="T5">Lacerda</text:span><text:span text:style-name="T6"> </text:span><text:span text:style-name="T11">Miranda</text:span></text:p>
          </table:table-cell>
        </table:table-row>
        <table:table-row table:style-name="ro1">
          <table:table-cell table:style-name="ce2" office:value-type="string" calcext:value-type="string">
            <text:p><text:span text:style-name="T5">Doutorado</text:span><text:span text:style-name="T8"> </text:span><text:span text:style-name="T5">-</text:span><text:span text:style-name="T9"> </text:span><text:span text:style-name="T7">QO</text:span></text:p>
          </table:table-cell>
          <table:table-cell table:style-name="ce5" office:value-type="float" office:value="266023" calcext:value-type="float">
            <text:p>266023</text:p>
          </table:table-cell>
          <table:table-cell table:style-name="ce8" office:value-type="string" calcext:value-type="string">
            <text:p><text:span text:style-name="T5">Yara</text:span><text:span text:style-name="T7"> </text:span><text:span text:style-name="T5">Lins</text:span><text:span text:style-name="T6"> </text:span><text:span text:style-name="T11">Rocha</text:span></text:p>
          </table:table-cell>
          <table:table-cell table:style-name="ce8" office:value-type="string" calcext:value-type="string">
            <text:p><text:span text:style-name="T5">Fabio</text:span><text:span text:style-name="T9"> </text:span><text:span text:style-name="T5">Cesar</text:span><text:span text:style-name="T9"> </text:span><text:span text:style-name="T11">Gozzo</text:span></text:p>
          </table:table-cell>
          <table:table-cell table:style-name="ce8" office:value-type="string" calcext:value-type="string">
            <text:p><text:span text:style-name="T5">Denize</text:span><text:span text:style-name="T9"> </text:span><text:span text:style-name="T5">Cristina</text:span><text:span text:style-name="T9"> </text:span><text:span text:style-name="T11">Favaro</text:span></text:p>
          </table:table-cell>
        </table:table-row>
        <table:table-row table:style-name="ro1">
          <table:table-cell table:style-name="ce2" office:value-type="string" calcext:value-type="string">
            <text:p><text:span text:style-name="T5">Mestrado</text:span><text:span text:style-name="T6"> </text:span><text:span text:style-name="T5">-</text:span><text:span text:style-name="T7"> QO</text:span></text:p>
          </table:table-cell>
          <table:table-cell table:style-name="ce5" office:value-type="float" office:value="271133" calcext:value-type="float">
            <text:p>271133</text:p>
          </table:table-cell>
          <table:table-cell table:style-name="ce8" office:value-type="string" calcext:value-type="string">
            <text:p><text:span text:style-name="T5">Yuri</text:span><text:span text:style-name="T7"> </text:span><text:span text:style-name="T5">Renan</text:span><text:span text:style-name="T12"> </text:span><text:span text:style-name="T5">Braga</text:span><text:span text:style-name="T7"> </text:span><text:span text:style-name="T12">Sousa</text:span></text:p>
          </table:table-cell>
          <table:table-cell table:style-name="ce8" office:value-type="string" calcext:value-type="string">
            <text:p><text:span text:style-name="T13">Alessandra</text:span><text:span text:style-name="T23"> </text:span><text:span text:style-name="T11">Sussulini</text:span></text:p>
          </table:table-cell>
          <table:table-cell table:style-name="ce8" office:value-type="string" calcext:value-type="string">
            <text:p><text:span text:style-name="T5">Leandro</text:span><text:span text:style-name="T9"> </text:span><text:span text:style-name="T5">Vieira</text:span><text:span text:style-name="T6"> </text:span><text:span text:style-name="T5">dos</text:span><text:span text:style-name="T9"> </text:span><text:span text:style-name="T11">Santos</text:span></text:p>
          </table:table-cell>
        </table:table-row>
        <table:table-row table:style-name="ro2" table:number-rows-repeated="104822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1T15:43:17.865000000</meta:creation-date>
    <dc:date>2025-03-31T15:49:23.160000000</dc:date>
    <meta:editing-duration>PT6M4S</meta:editing-duration>
    <meta:editing-cycles>2</meta:editing-cycles>
    <meta:generator>LibreOffice/24.2.4.2$Windows_X86_64 LibreOffice_project/51a6219feb6075d9a4c46691dcfe0cd9c4fff3c2</meta:generator>
    <meta:document-statistic meta:table-count="1" meta:cell-count="1435" meta:object-count="0"/>
  </office:meta>
</office:document-meta>
</file>